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727cm"/>
    </style:style>
    <style:style style:family="table-column" style:name="co2">
      <style:table-column-properties fo:break-before="auto" style:column-width="3.328cm"/>
    </style:style>
    <style:style style:family="table-column" style:name="co3">
      <style:table-column-properties fo:break-before="auto" style:column-width="3.524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041cm"/>
    </style:style>
    <style:style style:family="table-column" style:name="co7">
      <style:table-column-properties fo:break-before="auto" style:column-width="3.55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1.191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1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Normal_5f_Sheet1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27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Default" table:number-columns-repeated="8"/>
        <table:table-column table:style-name="co6" table:default-cell-style-name="ce2"/>
        <table:table-column table:style-name="co5" table:default-cell-style-name="Default" table:number-columns-repeated="1011"/>
        <table:table-row table:style-name="ro1">
          <table:table-cell ns41:value-type="string" table:style-name="TL Title" office:value-type="string">
            <text:p>PROVINCIE ZEELAND - DERDE GEDEELTE - Indeeling der bevolking naar den ouderdom.</text:p>
          </table:table-cell>
          <table:table-cell table:style-name="ce9"/>
          <table:table-cell table:style-name="ce17" table:number-columns-repeated="3"/>
          <table:table-cell table:style-name="ce30"/>
          <table:table-cell table:style-name="ce17" table:number-columns-repeated="12"/>
          <table:table-cell table:style-name="ce53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DE STEDEN</text:p>
          </table:table-cell>
          <table:table-cell ns41:value-type="string" table:number-rows-spanned="4" table:style-name="TL RowProperty" table:number-columns-spanned="1" office:value-type="string">
            <text:p>GEBOORTEJAAR</text:p>
          </table:table-cell>
          <table:table-cell ns41:value-type="string" table:number-rows-spanned="4" table:style-name="TL RowProperty" table:number-columns-spanned="1" office:value-type="string">
            <text:p>OUDERDOM.</text:p>
          </table:table-cell>
          <table:table-cell table:style-name="ce24"/>
          <table:table-cell ns41:value-type="string" table:number-rows-spanned="1" table:style-name="TL ColHeader" table:number-columns-spanned="4" office:value-type="string">
            <text:p>MANNELIJK GESLACHT.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.</text:p>
          </table:table-cell>
          <table:covered-table-cell table:style-name="TL ColHeader" table:number-columns-repeated="3"/>
          <table:table-cell ns41:value-type="string" table:number-rows-spanned="4" table:style-name="TL ColHeader" table:number-columns-spanned="1" office:value-type="string">
            <text:p>Algemeen Totaal</text:p>
          </table:table-cell>
          <table:table-cell ns41:value-type="string" table:number-rows-spanned="4" table:style-name="ce45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48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4" table:number-columns-spanned="1" office:value-type="string">
            <text:p>Image nr</text:p>
          </table:table-cell>
          <table:table-cell table:style-name="ce57" table:number-columns-repeated="1005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4"/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naars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en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covered-table-cell table:style-name="ce41"/>
          <table:covered-table-cell table:style-name="ce46"/>
          <table:covered-table-cell table:style-name="ce49"/>
          <table:covered-table-cell table:style-name="ce51" table:number-columns-repeated="3"/>
          <table:covered-table-cell table:style-name="ce55"/>
          <table:table-cell table:style-name="ce57" table:number-columns-repeated="1005"/>
        </table:table-row>
        <table:table-row table:style-name="ro4">
          <table:covered-table-cell table:style-name="ce4"/>
          <table:covered-table-cell table:style-name="ce12"/>
          <table:covered-table-cell table:style-name="ce19"/>
          <table:table-cell table:style-name="ce24"/>
          <table:covered-table-cell table:style-name="ce27"/>
          <table:covered-table-cell table:style-name="TL ColHeader" table:number-columns-repeated="2"/>
          <table:covered-table-cell table:style-name="ce39"/>
          <table:covered-table-cell table:style-name="TL ColHeader" table:number-columns-repeated="3"/>
          <table:covered-table-cell table:style-name="ce39"/>
          <table:covered-table-cell table:style-name="ce41"/>
          <table:covered-table-cell table:style-name="ce46"/>
          <table:covered-table-cell table:style-name="ce49"/>
          <table:covered-table-cell table:style-name="ce51" table:number-columns-repeated="3"/>
          <table:covered-table-cell table:style-name="ce55"/>
          <table:table-cell table:style-name="ce58" table:number-columns-repeated="1005"/>
        </table:table-row>
        <table:table-row table:style-name="ro4">
          <table:covered-table-cell table:style-name="ce5"/>
          <table:covered-table-cell table:style-name="ce13"/>
          <table:covered-table-cell table:style-name="ce20"/>
          <table:table-cell table:style-name="ce24"/>
          <table:covered-table-cell table:style-name="ce26"/>
          <table:covered-table-cell table:style-name="TL ColHeader" table:number-columns-repeated="2"/>
          <table:covered-table-cell table:style-name="ce38"/>
          <table:covered-table-cell table:style-name="TL ColHeader" table:number-columns-repeated="3"/>
          <table:covered-table-cell table:style-name="ce38"/>
          <table:covered-table-cell table:style-name="ce42"/>
          <table:covered-table-cell table:style-name="ce47"/>
          <table:covered-table-cell table:style-name="ce50"/>
          <table:covered-table-cell table:style-name="ce52" table:number-columns-repeated="3"/>
          <table:covered-table-cell table:style-name="ce56"/>
          <table:table-cell table:style-name="ce57"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49" office:value-type="float">
            <text:p>1849</text:p>
          </table:table-cell>
          <table:table-cell ns41:value-type="string" table:style-name="TL Metadata" office:value-type="string">
            <text:p>Beneden het jaar.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table:style-name="TL Data" table:number-columns-repeated="2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 table:number-columns-repeated="2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71" office:value-type="float">
            <text:p>37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48" office:value-type="float">
            <text:p>1848</text:p>
          </table:table-cell>
          <table:table-cell ns41:value-type="string" table:style-name="TL Metadata" office:value-type="string">
            <text:p>van 1 tot 2 jaren.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table:style-name="TL Data" table:number-columns-repeated="2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 table:number-columns-repeated="2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29" office:value-type="float">
            <text:p>32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47" office:value-type="float">
            <text:p>1847</text:p>
          </table:table-cell>
          <table:table-cell ns41:value-type="string" table:style-name="TL Metadata" office:value-type="string">
            <text:p>van 2 tot 3 jaren.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2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34" office:value-type="float">
            <text:p>33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46" office:value-type="float">
            <text:p>1846</text:p>
          </table:table-cell>
          <table:table-cell ns41:value-type="string" table:style-name="TL Metadata" office:value-type="string">
            <text:p>van 3 tot 4 jaren.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table:style-name="TL Data" table:number-columns-repeated="2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2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10" office:value-type="float">
            <text:p>31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45" office:value-type="float">
            <text:p>1845</text:p>
          </table:table-cell>
          <table:table-cell ns41:value-type="string" table:style-name="TL Metadata" office:value-type="string">
            <text:p>van 4 tot 5 jaren.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table:style-name="TL Data" table:number-columns-repeated="2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 table:number-columns-repeated="2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29" office:value-type="float">
            <text:p>32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44" office:value-type="float">
            <text:p>1844</text:p>
          </table:table-cell>
          <table:table-cell ns41:value-type="string" table:style-name="TL Metadata" office:value-type="string">
            <text:p>van 5 tot 6 jaren.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14" office:value-type="float">
            <text:p>31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43" office:value-type="float">
            <text:p>1843</text:p>
          </table:table-cell>
          <table:table-cell ns41:value-type="string" table:style-name="TL Metadata" office:value-type="string">
            <text:p>van 6 tot 7 jaren.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table:style-name="TL Data" table:number-columns-repeated="2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2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17" office:value-type="float">
            <text:p>31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42" office:value-type="float">
            <text:p>1842</text:p>
          </table:table-cell>
          <table:table-cell ns41:value-type="string" table:style-name="TL Metadata" office:value-type="string">
            <text:p>van 7 tot 8 jaren.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table:style-name="TL Data" table:number-columns-repeated="2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 table:number-columns-repeated="2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15" office:value-type="float">
            <text:p>31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41" office:value-type="float">
            <text:p>1841</text:p>
          </table:table-cell>
          <table:table-cell ns41:value-type="string" table:style-name="TL Metadata" office:value-type="string">
            <text:p>van 8 tot 9 jaren.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table:style-name="TL Data" table:number-columns-repeated="2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 table:number-columns-repeated="2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49" office:value-type="float">
            <text:p>34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40" office:value-type="float">
            <text:p>1840</text:p>
          </table:table-cell>
          <table:table-cell ns41:value-type="string" table:style-name="TL Metadata" office:value-type="string">
            <text:p>van 9 tot 10 jaren.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table:style-name="TL Data" table:number-columns-repeated="2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 table:number-columns-repeated="2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67" office:value-type="float">
            <text:p>36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39" office:value-type="float">
            <text:p>1839</text:p>
          </table:table-cell>
          <table:table-cell ns41:value-type="string" table:style-name="TL Metadata" office:value-type="string">
            <text:p>van 10 tot 11 jaren.</text:p>
          </table:table-cell>
          <table:table-cell/>
          <table:table-cell ns41:value-type="float" table:style-name="TL Data" office:value="173" office:value-type="float">
            <text:p>173</text:p>
          </table:table-cell>
          <table:table-cell table:style-name="TL Data" table:number-columns-repeated="2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 table:number-columns-repeated="2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43" office:value-type="float">
            <text:p>34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38" office:value-type="float">
            <text:p>1838</text:p>
          </table:table-cell>
          <table:table-cell ns41:value-type="string" table:style-name="TL Metadata" office:value-type="string">
            <text:p>van 11 tot 12 jaren.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table:style-name="TL Data" table:number-columns-repeated="2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 table:number-columns-repeated="2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68" office:value-type="float">
            <text:p>36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37" office:value-type="float">
            <text:p>1837</text:p>
          </table:table-cell>
          <table:table-cell ns41:value-type="string" table:style-name="TL Metadata" office:value-type="string">
            <text:p>van 12 tot 13 jaren.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table:style-name="TL Data" table:number-columns-repeated="2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 table:number-columns-repeated="2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07" office:value-type="float">
            <text:p>30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36" office:value-type="float">
            <text:p>1836</text:p>
          </table:table-cell>
          <table:table-cell ns41:value-type="string" table:style-name="TL Metadata" office:value-type="string">
            <text:p>van 13 tot 14 jaren.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table:style-name="TL Data" table:number-columns-repeated="2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76" office:value-type="float">
            <text:p>176</text:p>
          </table:table-cell>
          <table:table-cell table:style-name="TL Data" table:number-columns-repeated="2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36" office:value-type="float">
            <text:p>33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35" office:value-type="float">
            <text:p>1835</text:p>
          </table:table-cell>
          <table:table-cell ns41:value-type="string" table:style-name="TL Metadata" office:value-type="string">
            <text:p>van 14 tot 15 jaren.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table:style-name="TL Data" table:number-columns-repeated="2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34" office:value-type="float">
            <text:p>1834</text:p>
          </table:table-cell>
          <table:table-cell ns41:value-type="string" table:style-name="TL Metadata" office:value-type="string">
            <text:p>van 15 tot 16 jaren.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table:style-name="TL Data" table:number-columns-repeated="2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2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90" office:value-type="float">
            <text:p>29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33" office:value-type="float">
            <text:p>1833</text:p>
          </table:table-cell>
          <table:table-cell ns41:value-type="string" table:style-name="TL Metadata" office:value-type="string">
            <text:p>van 16 tot 17 jaren.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table:style-name="TL Data" table:number-columns-repeated="2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2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99" office:value-type="float">
            <text:p>29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32" office:value-type="float">
            <text:p>1832</text:p>
          </table:table-cell>
          <table:table-cell ns41:value-type="string" table:style-name="TL Metadata" office:value-type="string">
            <text:p>van 17 tot 18 jaren.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table:style-name="TL Data" table:number-columns-repeated="2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54" office:value-type="float">
            <text:p>25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31" office:value-type="float">
            <text:p>1831</text:p>
          </table:table-cell>
          <table:table-cell ns41:value-type="string" table:style-name="TL Metadata" office:value-type="string">
            <text:p>van 18 tot 19 jaren.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2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30" office:value-type="float">
            <text:p>23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30" office:value-type="float">
            <text:p>1830</text:p>
          </table:table-cell>
          <table:table-cell ns41:value-type="string" table:style-name="TL Metadata" office:value-type="string">
            <text:p>van 19 tot 20 jaren.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table:style-name="TL Data" table:number-columns-repeated="2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20" office:value-type="float">
            <text:p>32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29" office:value-type="float">
            <text:p>1829</text:p>
          </table:table-cell>
          <table:table-cell ns41:value-type="string" table:style-name="TL Metadata" office:value-type="string">
            <text:p>van 20 tot 21 jaren.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40" table:style-name="TL Data" table:number-columns-repeated="2" office:value-type="float">
            <text:p>14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87" office:value-type="float">
            <text:p>28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28" office:value-type="float">
            <text:p>1828</text:p>
          </table:table-cell>
          <table:table-cell ns41:value-type="string" table:style-name="TL Metadata" office:value-type="string">
            <text:p>van 21 tot 22 jaren.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32" office:value-type="float">
            <text:p>23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27" office:value-type="float">
            <text:p>1827</text:p>
          </table:table-cell>
          <table:table-cell ns41:value-type="string" table:style-name="TL Metadata" office:value-type="string">
            <text:p>van 22 tot 23 jaren.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61" office:value-type="float">
            <text:p>26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26" office:value-type="float">
            <text:p>1826</text:p>
          </table:table-cell>
          <table:table-cell ns41:value-type="string" table:style-name="TL Metadata" office:value-type="string">
            <text:p>van 23 tot 24 jaren.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31" office:value-type="float">
            <text:p>23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25" office:value-type="float">
            <text:p>1825</text:p>
          </table:table-cell>
          <table:table-cell ns41:value-type="string" table:style-name="TL Metadata" office:value-type="string">
            <text:p>van 24 tot 25 jaren.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85" office:value-type="float">
            <text:p>28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24" office:value-type="float">
            <text:p>1824</text:p>
          </table:table-cell>
          <table:table-cell ns41:value-type="string" table:style-name="TL Metadata" office:value-type="string">
            <text:p>van 25 tot 26 jaren.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95" office:value-type="float">
            <text:p>29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23" office:value-type="float">
            <text:p>1823</text:p>
          </table:table-cell>
          <table:table-cell ns41:value-type="string" table:style-name="TL Metadata" office:value-type="string">
            <text:p>van 26 tot 27 jaren.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83" office:value-type="float">
            <text:p>28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22" office:value-type="float">
            <text:p>1822</text:p>
          </table:table-cell>
          <table:table-cell ns41:value-type="string" table:style-name="TL Metadata" office:value-type="string">
            <text:p>van 27 tot 28 jaren.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83" office:value-type="float">
            <text:p>28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21" office:value-type="float">
            <text:p>1821</text:p>
          </table:table-cell>
          <table:table-cell ns41:value-type="string" table:style-name="TL Metadata" office:value-type="string">
            <text:p>van 28 tot 29 jaren.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28" office:value-type="float">
            <text:p>22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20" office:value-type="float">
            <text:p>1820</text:p>
          </table:table-cell>
          <table:table-cell ns41:value-type="string" table:style-name="TL Metadata" office:value-type="string">
            <text:p>van 29 tot 30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43" office:value-type="float">
            <text:p>24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19" office:value-type="float">
            <text:p>1819</text:p>
          </table:table-cell>
          <table:table-cell ns41:value-type="string" table:style-name="TL Metadata" office:value-type="string">
            <text:p>van 30 tot 31 jaren.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74" office:value-type="float">
            <text:p>27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18" office:value-type="float">
            <text:p>1818</text:p>
          </table:table-cell>
          <table:table-cell ns41:value-type="string" table:style-name="TL Metadata" office:value-type="string">
            <text:p>van 31 tot 32 jaren.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43" office:value-type="float">
            <text:p>24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17" office:value-type="float">
            <text:p>1817</text:p>
          </table:table-cell>
          <table:table-cell ns41:value-type="string" table:style-name="TL Metadata" office:value-type="string">
            <text:p>van 32 tot 33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58" office:value-type="float">
            <text:p>25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16" office:value-type="float">
            <text:p>1816</text:p>
          </table:table-cell>
          <table:table-cell ns41:value-type="string" table:style-name="TL Metadata" office:value-type="string">
            <text:p>van 33 tot 34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18" office:value-type="float">
            <text:p>21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15" office:value-type="float">
            <text:p>1815</text:p>
          </table:table-cell>
          <table:table-cell ns41:value-type="string" table:style-name="TL Metadata" office:value-type="string">
            <text:p>van 34 tot 35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73" office:value-type="float">
            <text:p>27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14" office:value-type="float">
            <text:p>1814</text:p>
          </table:table-cell>
          <table:table-cell ns41:value-type="string" table:style-name="TL Metadata" office:value-type="string">
            <text:p>van 35 tot 36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28" office:value-type="float">
            <text:p>22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13" office:value-type="float">
            <text:p>1813</text:p>
          </table:table-cell>
          <table:table-cell ns41:value-type="string" table:style-name="TL Metadata" office:value-type="string">
            <text:p>van 36 tot 37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45" office:value-type="float">
            <text:p>24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12" office:value-type="float">
            <text:p>1812</text:p>
          </table:table-cell>
          <table:table-cell ns41:value-type="string" table:style-name="TL Metadata" office:value-type="string">
            <text:p>van 37 tot 38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46" office:value-type="float">
            <text:p>24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11" office:value-type="float">
            <text:p>1811</text:p>
          </table:table-cell>
          <table:table-cell ns41:value-type="string" table:style-name="TL Metadata" office:value-type="string">
            <text:p>van 38 tot 39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08" office:value-type="float">
            <text:p>20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10" office:value-type="float">
            <text:p>1810</text:p>
          </table:table-cell>
          <table:table-cell ns41:value-type="string" table:style-name="TL Metadata" office:value-type="string">
            <text:p>van 39 tot 40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10" office:value-type="float">
            <text:p>21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09" office:value-type="float">
            <text:p>1809</text:p>
          </table:table-cell>
          <table:table-cell ns41:value-type="string" table:style-name="TL Metadata" office:value-type="string">
            <text:p>van 40 tot 41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00" office:value-type="float">
            <text:p>20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08" office:value-type="float">
            <text:p>1808</text:p>
          </table:table-cell>
          <table:table-cell ns41:value-type="string" table:style-name="TL Metadata" office:value-type="string">
            <text:p>van 41 tot 42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3" office:value-type="float">
            <text:p>14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07" office:value-type="float">
            <text:p>1807</text:p>
          </table:table-cell>
          <table:table-cell ns41:value-type="string" table:style-name="TL Metadata" office:value-type="string">
            <text:p>van 42 tot 43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56" office:value-type="float">
            <text:p>15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06" office:value-type="float">
            <text:p>1806</text:p>
          </table:table-cell>
          <table:table-cell ns41:value-type="string" table:style-name="TL Metadata" office:value-type="string">
            <text:p>van 43 tot 44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5" office:value-type="float">
            <text:p>15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05" office:value-type="float">
            <text:p>1805</text:p>
          </table:table-cell>
          <table:table-cell ns41:value-type="string" table:style-name="TL Metadata" office:value-type="string">
            <text:p>van 44 tot 45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68" office:value-type="float">
            <text:p>16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04" office:value-type="float">
            <text:p>1804</text:p>
          </table:table-cell>
          <table:table-cell ns41:value-type="string" table:style-name="TL Metadata" office:value-type="string">
            <text:p>van 45 tot 46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61" office:value-type="float">
            <text:p>16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03" office:value-type="float">
            <text:p>1803</text:p>
          </table:table-cell>
          <table:table-cell ns41:value-type="string" table:style-name="TL Metadata" office:value-type="string">
            <text:p>van 46 tot 47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78" office:value-type="float">
            <text:p>17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02" office:value-type="float">
            <text:p>1802</text:p>
          </table:table-cell>
          <table:table-cell ns41:value-type="string" table:style-name="TL Metadata" office:value-type="string">
            <text:p>van 47 tot 48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84" office:value-type="float">
            <text:p>18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01" office:value-type="float">
            <text:p>1801</text:p>
          </table:table-cell>
          <table:table-cell ns41:value-type="string" table:style-name="TL Metadata" office:value-type="string">
            <text:p>van 48 tot 49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84" office:value-type="float">
            <text:p>18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800" office:value-type="float">
            <text:p>1800</text:p>
          </table:table-cell>
          <table:table-cell ns41:value-type="string" table:style-name="TL Metadata" office:value-type="string">
            <text:p>van 49 tot 50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70" office:value-type="float">
            <text:p>17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99" office:value-type="float">
            <text:p>1799</text:p>
          </table:table-cell>
          <table:table-cell ns41:value-type="string" table:style-name="TL Metadata" office:value-type="string">
            <text:p>van 50 tot 51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89" office:value-type="float">
            <text:p>18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table:style-name="TL Metadata"/>
          <table:table-cell ns41:value-type="string" table:style-name="TL Metadata" office:value-type="string">
            <text:p>Over te brengen</text:p>
          </table:table-cell>
          <table:table-cell/>
          <table:table-cell ns41:value-type="float" table:style-name="TL Data" office:value="4350" office:value-type="float">
            <text:p>4,350</text:p>
          </table:table-cell>
          <table:table-cell ns41:value-type="float" table:style-name="TL Data" office:value="1773" office:value-type="float">
            <text:p>1,77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208" office:value-type="float">
            <text:p>6,208</text:p>
          </table:table-cell>
          <table:table-cell ns41:value-type="float" table:style-name="TL Data" office:value="4925" office:value-type="float">
            <text:p>4,925</text:p>
          </table:table-cell>
          <table:table-cell ns41:value-type="float" table:style-name="TL Data" office:value="1913" office:value-type="float">
            <text:p>1,91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7072" office:value-type="float">
            <text:p>7,072</text:p>
          </table:table-cell>
          <table:table-cell ns41:value-type="float" table:style-name="TL Data" office:value="13280" office:value-type="float">
            <text:p>13,28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98" office:value-type="float">
            <text:p>1798</text:p>
          </table:table-cell>
          <table:table-cell ns41:value-type="string" table:style-name="TL Metadata" office:value-type="string">
            <text:p>van 51 tot 52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63" office:value-type="float">
            <text:p>16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97" office:value-type="float">
            <text:p>1797</text:p>
          </table:table-cell>
          <table:table-cell ns41:value-type="string" table:style-name="TL Metadata" office:value-type="string">
            <text:p>van 52 tot 53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61" office:value-type="float">
            <text:p>16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96" office:value-type="float">
            <text:p>1796</text:p>
          </table:table-cell>
          <table:table-cell ns41:value-type="string" table:style-name="TL Metadata" office:value-type="string">
            <text:p>van 53 tot 54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36" office:value-type="float">
            <text:p>13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95" office:value-type="float">
            <text:p>1795</text:p>
          </table:table-cell>
          <table:table-cell ns41:value-type="string" table:style-name="TL Metadata" office:value-type="string">
            <text:p>van 54 tot 55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36" office:value-type="float">
            <text:p>13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94" office:value-type="float">
            <text:p>1794</text:p>
          </table:table-cell>
          <table:table-cell ns41:value-type="string" table:style-name="TL Metadata" office:value-type="string">
            <text:p>van 55 tot 56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53" office:value-type="float">
            <text:p>15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93" office:value-type="float">
            <text:p>1793</text:p>
          </table:table-cell>
          <table:table-cell ns41:value-type="string" table:style-name="TL Metadata" office:value-type="string">
            <text:p>van 56 tot 57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92" office:value-type="float">
            <text:p>1792</text:p>
          </table:table-cell>
          <table:table-cell ns41:value-type="string" table:style-name="TL Metadata" office:value-type="string">
            <text:p>van 57 tot 58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34" office:value-type="float">
            <text:p>13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91" office:value-type="float">
            <text:p>1791</text:p>
          </table:table-cell>
          <table:table-cell ns41:value-type="string" table:style-name="TL Metadata" office:value-type="string">
            <text:p>van 58 tot 5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41" office:value-type="float">
            <text:p>14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90" office:value-type="float">
            <text:p>1790</text:p>
          </table:table-cell>
          <table:table-cell ns41:value-type="string" table:style-name="TL Metadata" office:value-type="string">
            <text:p>van 59 tot 6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47" office:value-type="float">
            <text:p>14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89" office:value-type="float">
            <text:p>1789</text:p>
          </table:table-cell>
          <table:table-cell ns41:value-type="string" table:style-name="TL Metadata" office:value-type="string">
            <text:p>van 60 tot 61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1" office:value-type="float">
            <text:p>11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88" office:value-type="float">
            <text:p>1788</text:p>
          </table:table-cell>
          <table:table-cell ns41:value-type="string" table:style-name="TL Metadata" office:value-type="string">
            <text:p>van 61 tot 62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87" office:value-type="float">
            <text:p>1787</text:p>
          </table:table-cell>
          <table:table-cell ns41:value-type="string" table:style-name="TL Metadata" office:value-type="string">
            <text:p>van 62 tot 6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3" office:value-type="float">
            <text:p>13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86" office:value-type="float">
            <text:p>1786</text:p>
          </table:table-cell>
          <table:table-cell ns41:value-type="string" table:style-name="TL Metadata" office:value-type="string">
            <text:p>van 63 tot 64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85" office:value-type="float">
            <text:p>1785</text:p>
          </table:table-cell>
          <table:table-cell ns41:value-type="string" table:style-name="TL Metadata" office:value-type="string">
            <text:p>van 64 tot 6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7" office:value-type="float">
            <text:p>9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84" office:value-type="float">
            <text:p>1784</text:p>
          </table:table-cell>
          <table:table-cell ns41:value-type="string" table:style-name="TL Metadata" office:value-type="string">
            <text:p>van 65 tot 6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83" office:value-type="float">
            <text:p>1783</text:p>
          </table:table-cell>
          <table:table-cell ns41:value-type="string" table:style-name="TL Metadata" office:value-type="string">
            <text:p>van 66 tot 67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82" office:value-type="float">
            <text:p>1782</text:p>
          </table:table-cell>
          <table:table-cell ns41:value-type="string" table:style-name="TL Metadata" office:value-type="string">
            <text:p>van 67 tot 68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81" office:value-type="float">
            <text:p>1781</text:p>
          </table:table-cell>
          <table:table-cell ns41:value-type="string" table:style-name="TL Metadata" office:value-type="string">
            <text:p>van 68 tot 6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80" office:value-type="float">
            <text:p>1780</text:p>
          </table:table-cell>
          <table:table-cell ns41:value-type="string" table:style-name="TL Metadata" office:value-type="string">
            <text:p>van 69 tot 70 jaren.</text:p>
          </table:table-cell>
          <table:table-cell/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79" office:value-type="float">
            <text:p>1779</text:p>
          </table:table-cell>
          <table:table-cell ns41:value-type="string" table:style-name="TL Metadata" office:value-type="string">
            <text:p>van 70 tot 7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78" office:value-type="float">
            <text:p>1778</text:p>
          </table:table-cell>
          <table:table-cell ns41:value-type="string" table:style-name="TL Metadata" office:value-type="string">
            <text:p>van 71 tot 72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77" office:value-type="float">
            <text:p>1777</text:p>
          </table:table-cell>
          <table:table-cell ns41:value-type="string" table:style-name="TL Metadata" office:value-type="string">
            <text:p>van 72 tot 73 jaren.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76" office:value-type="float">
            <text:p>1776</text:p>
          </table:table-cell>
          <table:table-cell ns41:value-type="string" table:style-name="TL Metadata" office:value-type="string">
            <text:p>van 73 tot 74 jaren.</text:p>
          </table:table-cell>
          <table:table-cell/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75" office:value-type="float">
            <text:p>1775</text:p>
          </table:table-cell>
          <table:table-cell ns41:value-type="string" table:style-name="TL Metadata" office:value-type="string">
            <text:p>van 74 tot 75 jaren.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74" office:value-type="float">
            <text:p>1774</text:p>
          </table:table-cell>
          <table:table-cell ns41:value-type="string" table:style-name="TL Metadata" office:value-type="string">
            <text:p>van 75 tot 76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73" office:value-type="float">
            <text:p>1773</text:p>
          </table:table-cell>
          <table:table-cell ns41:value-type="string" table:style-name="TL Metadata" office:value-type="string">
            <text:p>van 76 tot 7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72" office:value-type="float">
            <text:p>1772</text:p>
          </table:table-cell>
          <table:table-cell ns41:value-type="string" table:style-name="TL Metadata" office:value-type="string">
            <text:p>van 77 tot 78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71" office:value-type="float">
            <text:p>1771</text:p>
          </table:table-cell>
          <table:table-cell ns41:value-type="string" table:style-name="TL Metadata" office:value-type="string">
            <text:p>van 78 tot 79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70" office:value-type="float">
            <text:p>1770</text:p>
          </table:table-cell>
          <table:table-cell ns41:value-type="string" table:style-name="TL Metadata" office:value-type="string">
            <text:p>van 79 tot 80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69" office:value-type="float">
            <text:p>1769</text:p>
          </table:table-cell>
          <table:table-cell ns41:value-type="string" table:style-name="TL Metadata" office:value-type="string">
            <text:p>van 80 tot 81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68" office:value-type="float">
            <text:p>1768</text:p>
          </table:table-cell>
          <table:table-cell ns41:value-type="string" table:style-name="TL Metadata" office:value-type="string">
            <text:p>van 81 tot 82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67" office:value-type="float">
            <text:p>1767</text:p>
          </table:table-cell>
          <table:table-cell ns41:value-type="string" table:style-name="TL Metadata" office:value-type="string">
            <text:p>van 82 tot 8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66" office:value-type="float">
            <text:p>1766</text:p>
          </table:table-cell>
          <table:table-cell ns41:value-type="string" table:style-name="TL Metadata" office:value-type="string">
            <text:p>van 83 tot 84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65" office:value-type="float">
            <text:p>1765</text:p>
          </table:table-cell>
          <table:table-cell ns41:value-type="string" table:style-name="TL Metadata" office:value-type="string">
            <text:p>van 84 tot 85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64" office:value-type="float">
            <text:p>1764</text:p>
          </table:table-cell>
          <table:table-cell ns41:value-type="string" table:style-name="TL Metadata" office:value-type="string">
            <text:p>van 85 tot 8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63" office:value-type="float">
            <text:p>1763</text:p>
          </table:table-cell>
          <table:table-cell ns41:value-type="string" table:style-name="TL Metadata" office:value-type="string">
            <text:p>van 86 tot 87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62" office:value-type="float">
            <text:p>1762</text:p>
          </table:table-cell>
          <table:table-cell ns41:value-type="string" table:style-name="TL Metadata" office:value-type="string">
            <text:p>van 87 tot 88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61" office:value-type="float">
            <text:p>1761</text:p>
          </table:table-cell>
          <table:table-cell ns41:value-type="string" table:style-name="TL Metadata" office:value-type="string">
            <text:p>van 88 tot 8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60" office:value-type="float">
            <text:p>1760</text:p>
          </table:table-cell>
          <table:table-cell ns41:value-type="string" table:style-name="TL Metadata" office:value-type="string">
            <text:p>van 89 tot 90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59" office:value-type="float">
            <text:p>1759</text:p>
          </table:table-cell>
          <table:table-cell ns41:value-type="string" table:style-name="TL Metadata" office:value-type="string">
            <text:p>van 90 tot 91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58" office:value-type="float">
            <text:p>1758</text:p>
          </table:table-cell>
          <table:table-cell ns41:value-type="string" table:style-name="TL Metadata" office:value-type="string">
            <text:p>van 91 tot 92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57" office:value-type="float">
            <text:p>1757</text:p>
          </table:table-cell>
          <table:table-cell ns41:value-type="string" table:style-name="TL Metadata" office:value-type="string">
            <text:p>van 92 tot 93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56" office:value-type="float">
            <text:p>1756</text:p>
          </table:table-cell>
          <table:table-cell ns41:value-type="string" table:style-name="TL Metadata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55" office:value-type="float">
            <text:p>1755</text:p>
          </table:table-cell>
          <table:table-cell ns41:value-type="string" table:style-name="TL Metadata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54" office:value-type="float">
            <text:p>1754</text:p>
          </table:table-cell>
          <table:table-cell ns41:value-type="string" table:style-name="TL Metadata" office:value-type="string">
            <text:p>van 95 tot 96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53" office:value-type="float">
            <text:p>1753</text:p>
          </table:table-cell>
          <table:table-cell ns41:value-type="string" table:style-name="TL Metadata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52" office:value-type="float">
            <text:p>1752</text:p>
          </table:table-cell>
          <table:table-cell ns41:value-type="string" table:style-name="TL Metadata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51" office:value-type="float">
            <text:p>1751</text:p>
          </table:table-cell>
          <table:table-cell ns41:value-type="string" table:style-name="TL Metadata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50" office:value-type="float">
            <text:p>1750</text:p>
          </table:table-cell>
          <table:table-cell ns41:value-type="string" table:style-name="TL Metadata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ns41:value-type="float" table:style-name="TL Metadata" office:value="1749" office:value-type="float">
            <text:p>1749</text:p>
          </table:table-cell>
          <table:table-cell ns41:value-type="string" table:style-name="TL Metadata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table:style-name="TL Metadata"/>
          <table:table-cell ns41:value-type="string" table:style-name="TL Metadata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AD MIDDELBURG.</text:p>
          </table:table-cell>
          <table:table-cell table:style-name="TL Metadata"/>
          <table:table-cell ns41:value-type="string" table:style-name="TL Metadata" office:value-type="string">
            <text:p>TOTAAL.</text:p>
          </table:table-cell>
          <table:table-cell/>
          <table:table-cell ns41:value-type="float" table:style-name="TL Data" office:value="4409" office:value-type="float">
            <text:p>4,409</text:p>
          </table:table-cell>
          <table:table-cell ns41:value-type="float" table:style-name="TL Data" office:value="2467" office:value-type="float">
            <text:p>2,467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7207" office:value-type="float">
            <text:p>7,207</text:p>
          </table:table-cell>
          <table:table-cell ns41:value-type="float" table:style-name="TL Data" office:value="5262" office:value-type="float">
            <text:p>5,262</text:p>
          </table:table-cell>
          <table:table-cell ns41:value-type="float" table:style-name="TL Data" office:value="2508" office:value-type="float">
            <text:p>2,508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8677" office:value-type="float">
            <text:p>8,677</text:p>
          </table:table-cell>
          <table:table-cell ns41:value-type="float" table:style-name="TL Data" office:value="15884" office:value-type="float">
            <text:p>15,88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49" office:value-type="float">
            <text:p>1849</text:p>
          </table:table-cell>
          <table:table-cell ns41:value-type="string" table:style-name="TL Metadata" office:value-type="string">
            <text:p>Beneden het jaar.</text:p>
          </table:table-cell>
          <table:table-cell/>
          <table:table-cell ns41:value-type="float" table:style-name="TL Data" office:value="604" office:value-type="float">
            <text:p>604</text:p>
          </table:table-cell>
          <table:table-cell table:style-name="TL Data" table:number-columns-repeated="2"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608" office:value-type="float">
            <text:p>608</text:p>
          </table:table-cell>
          <table:table-cell table:style-name="TL Data" table:number-columns-repeated="2"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1212" office:value-type="float">
            <text:p>1,21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48" office:value-type="float">
            <text:p>1848</text:p>
          </table:table-cell>
          <table:table-cell ns41:value-type="string" table:style-name="TL Metadata" office:value-type="string">
            <text:p>van 1 tot 2 jaren.</text:p>
          </table:table-cell>
          <table:table-cell/>
          <table:table-cell ns41:value-type="float" table:style-name="TL Data" office:value="522" office:value-type="float">
            <text:p>522</text:p>
          </table:table-cell>
          <table:table-cell table:style-name="TL Data" table:number-columns-repeated="2"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535" office:value-type="float">
            <text:p>535</text:p>
          </table:table-cell>
          <table:table-cell table:style-name="TL Data" table:number-columns-repeated="2"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057" office:value-type="float">
            <text:p>1,05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47" office:value-type="float">
            <text:p>1847</text:p>
          </table:table-cell>
          <table:table-cell ns41:value-type="string" table:style-name="TL Metadata" office:value-type="string">
            <text:p>van 2 tot 3 jaren.</text:p>
          </table:table-cell>
          <table:table-cell/>
          <table:table-cell ns41:value-type="float" table:style-name="TL Data" office:value="492" office:value-type="float">
            <text:p>492</text:p>
          </table:table-cell>
          <table:table-cell table:style-name="TL Data" table:number-columns-repeated="2"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45" office:value-type="float">
            <text:p>545</text:p>
          </table:table-cell>
          <table:table-cell table:style-name="TL Data" table:number-columns-repeated="2"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1037" office:value-type="float">
            <text:p>1,03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46" office:value-type="float">
            <text:p>1846</text:p>
          </table:table-cell>
          <table:table-cell ns41:value-type="string" table:style-name="TL Metadata" office:value-type="string">
            <text:p>van 3 tot 4 jaren.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table:style-name="TL Data" table:number-columns-repeated="2"/>
          <table:table-cell ns41:value-type="float" office:value="459" table:style-name="TL Data" table:number-columns-repeated="2" office:value-type="float">
            <text:p>459</text:p>
          </table:table-cell>
          <table:table-cell table:style-name="TL Data" table:number-columns-repeated="2"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918" office:value-type="float">
            <text:p>91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45" office:value-type="float">
            <text:p>1845</text:p>
          </table:table-cell>
          <table:table-cell ns41:value-type="string" table:style-name="TL Metadata" office:value-type="string">
            <text:p>van 4 tot 5 jaren.</text:p>
          </table:table-cell>
          <table:table-cell/>
          <table:table-cell ns41:value-type="float" table:style-name="TL Data" office:value="495" office:value-type="float">
            <text:p>495</text:p>
          </table:table-cell>
          <table:table-cell table:style-name="TL Data" table:number-columns-repeated="2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534" office:value-type="float">
            <text:p>534</text:p>
          </table:table-cell>
          <table:table-cell table:style-name="TL Data" table:number-columns-repeated="2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1029" office:value-type="float">
            <text:p>1,02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44" office:value-type="float">
            <text:p>1844</text:p>
          </table:table-cell>
          <table:table-cell ns41:value-type="string" table:style-name="TL Metadata" office:value-type="string">
            <text:p>van 5 tot 6 jaren.</text:p>
          </table:table-cell>
          <table:table-cell/>
          <table:table-cell ns41:value-type="float" table:style-name="TL Data" office:value="489" office:value-type="float">
            <text:p>489</text:p>
          </table:table-cell>
          <table:table-cell table:style-name="TL Data" table:number-columns-repeated="2"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512" office:value-type="float">
            <text:p>512</text:p>
          </table:table-cell>
          <table:table-cell table:style-name="TL Data" table:number-columns-repeated="2"/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001" office:value-type="float">
            <text:p>1,00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43" office:value-type="float">
            <text:p>1843</text:p>
          </table:table-cell>
          <table:table-cell ns41:value-type="string" table:style-name="TL Metadata" office:value-type="string">
            <text:p>van 6 tot 7 jaren.</text:p>
          </table:table-cell>
          <table:table-cell/>
          <table:table-cell ns41:value-type="float" table:style-name="TL Data" office:value="512" office:value-type="float">
            <text:p>512</text:p>
          </table:table-cell>
          <table:table-cell table:style-name="TL Data" table:number-columns-repeated="2"/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482" office:value-type="float">
            <text:p>482</text:p>
          </table:table-cell>
          <table:table-cell table:style-name="TL Data" table:number-columns-repeated="2"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994" office:value-type="float">
            <text:p>99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42" office:value-type="float">
            <text:p>1842</text:p>
          </table:table-cell>
          <table:table-cell ns41:value-type="string" table:style-name="TL Metadata" office:value-type="string">
            <text:p>van 7 tot 8 jaren.</text:p>
          </table:table-cell>
          <table:table-cell/>
          <table:table-cell ns41:value-type="float" table:style-name="TL Data" office:value="434" office:value-type="float">
            <text:p>434</text:p>
          </table:table-cell>
          <table:table-cell table:style-name="TL Data" table:number-columns-repeated="2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59" office:value-type="float">
            <text:p>459</text:p>
          </table:table-cell>
          <table:table-cell table:style-name="TL Data" table:number-columns-repeated="2"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893" office:value-type="float">
            <text:p>89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41" office:value-type="float">
            <text:p>1841</text:p>
          </table:table-cell>
          <table:table-cell ns41:value-type="string" table:style-name="TL Metadata" office:value-type="string">
            <text:p>van 8 tot 9 jaren.</text:p>
          </table:table-cell>
          <table:table-cell/>
          <table:table-cell ns41:value-type="float" table:style-name="TL Data" office:value="529" office:value-type="float">
            <text:p>529</text:p>
          </table:table-cell>
          <table:table-cell table:style-name="TL Data" table:number-columns-repeated="2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25" office:value-type="float">
            <text:p>525</text:p>
          </table:table-cell>
          <table:table-cell table:style-name="TL Data" table:number-columns-repeated="2"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054" office:value-type="float">
            <text:p>1,05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40" office:value-type="float">
            <text:p>1840</text:p>
          </table:table-cell>
          <table:table-cell ns41:value-type="string" table:style-name="TL Metadata" office:value-type="string">
            <text:p>van 9 tot 10 jaren.</text:p>
          </table:table-cell>
          <table:table-cell/>
          <table:table-cell ns41:value-type="float" table:style-name="TL Data" office:value="578" office:value-type="float">
            <text:p>578</text:p>
          </table:table-cell>
          <table:table-cell table:style-name="TL Data" table:number-columns-repeated="2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524" office:value-type="float">
            <text:p>524</text:p>
          </table:table-cell>
          <table:table-cell table:style-name="TL Data" table:number-columns-repeated="2"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102" office:value-type="float">
            <text:p>1,10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39" office:value-type="float">
            <text:p>1839</text:p>
          </table:table-cell>
          <table:table-cell ns41:value-type="string" table:style-name="TL Metadata" office:value-type="string">
            <text:p>van 10 tot 11 jaren.</text:p>
          </table:table-cell>
          <table:table-cell/>
          <table:table-cell ns41:value-type="float" table:style-name="TL Data" office:value="524" office:value-type="float">
            <text:p>524</text:p>
          </table:table-cell>
          <table:table-cell table:style-name="TL Data" table:number-columns-repeated="2"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49" office:value-type="float">
            <text:p>549</text:p>
          </table:table-cell>
          <table:table-cell table:style-name="TL Data" table:number-columns-repeated="2"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073" office:value-type="float">
            <text:p>1,07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38" office:value-type="float">
            <text:p>1838</text:p>
          </table:table-cell>
          <table:table-cell ns41:value-type="string" table:style-name="TL Metadata" office:value-type="string">
            <text:p>van 11 tot 12 jaren.</text:p>
          </table:table-cell>
          <table:table-cell/>
          <table:table-cell ns41:value-type="float" table:style-name="TL Data" office:value="536" office:value-type="float">
            <text:p>536</text:p>
          </table:table-cell>
          <table:table-cell table:style-name="TL Data" table:number-columns-repeated="2"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60" office:value-type="float">
            <text:p>560</text:p>
          </table:table-cell>
          <table:table-cell table:style-name="TL Data" table:number-columns-repeated="2"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096" office:value-type="float">
            <text:p>1,09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37" office:value-type="float">
            <text:p>1837</text:p>
          </table:table-cell>
          <table:table-cell ns41:value-type="string" table:style-name="TL Metadata" office:value-type="string">
            <text:p>van 12 tot 13 jaren.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table:style-name="TL Data" table:number-columns-repeated="2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511" office:value-type="float">
            <text:p>511</text:p>
          </table:table-cell>
          <table:table-cell table:style-name="TL Data" table:number-columns-repeated="2"/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012" office:value-type="float">
            <text:p>1,01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36" office:value-type="float">
            <text:p>1836</text:p>
          </table:table-cell>
          <table:table-cell ns41:value-type="string" table:style-name="TL Metadata" office:value-type="string">
            <text:p>van 13 tot 14 jaren.</text:p>
          </table:table-cell>
          <table:table-cell/>
          <table:table-cell ns41:value-type="float" table:style-name="TL Data" office:value="496" office:value-type="float">
            <text:p>496</text:p>
          </table:table-cell>
          <table:table-cell table:style-name="TL Data" table:number-columns-repeated="2"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81" office:value-type="float">
            <text:p>481</text:p>
          </table:table-cell>
          <table:table-cell table:style-name="TL Data" table:number-columns-repeated="2"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977" office:value-type="float">
            <text:p>97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35" office:value-type="float">
            <text:p>1835</text:p>
          </table:table-cell>
          <table:table-cell ns41:value-type="string" table:style-name="TL Metadata" office:value-type="string">
            <text:p>van 14 tot 15 jaren.</text:p>
          </table:table-cell>
          <table:table-cell/>
          <table:table-cell ns41:value-type="float" table:style-name="TL Data" office:value="530" office:value-type="float">
            <text:p>530</text:p>
          </table:table-cell>
          <table:table-cell table:style-name="TL Data" table:number-columns-repeated="2"/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477" office:value-type="float">
            <text:p>477</text:p>
          </table:table-cell>
          <table:table-cell table:style-name="TL Data" table:number-columns-repeated="2"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007" office:value-type="float">
            <text:p>1,00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34" office:value-type="float">
            <text:p>1834</text:p>
          </table:table-cell>
          <table:table-cell ns41:value-type="string" table:style-name="TL Metadata" office:value-type="string">
            <text:p>van 15 tot 16 jaren.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table:style-name="TL Data" table:number-columns-repeated="2"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85" office:value-type="float">
            <text:p>485</text:p>
          </table:table-cell>
          <table:table-cell table:style-name="TL Data" table:number-columns-repeated="2"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958" office:value-type="float">
            <text:p>95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33" office:value-type="float">
            <text:p>1833</text:p>
          </table:table-cell>
          <table:table-cell ns41:value-type="string" table:style-name="TL Metadata" office:value-type="string">
            <text:p>van 16 tot 17 jaren.</text:p>
          </table:table-cell>
          <table:table-cell/>
          <table:table-cell ns41:value-type="float" table:style-name="TL Data" office:value="426" office:value-type="float">
            <text:p>426</text:p>
          </table:table-cell>
          <table:table-cell table:style-name="TL Data" table:number-columns-repeated="2"/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42" office:value-type="float">
            <text:p>442</text:p>
          </table:table-cell>
          <table:table-cell table:style-name="TL Data" table:number-columns-repeated="2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868" office:value-type="float">
            <text:p>86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32" office:value-type="float">
            <text:p>1832</text:p>
          </table:table-cell>
          <table:table-cell ns41:value-type="string" table:style-name="TL Metadata" office:value-type="string">
            <text:p>van 17 tot 18 jaren.</text:p>
          </table:table-cell>
          <table:table-cell/>
          <table:table-cell ns41:value-type="float" table:style-name="TL Data" office:value="397" office:value-type="float">
            <text:p>397</text:p>
          </table:table-cell>
          <table:table-cell table:style-name="TL Data" table:number-columns-repeated="2"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820" office:value-type="float">
            <text:p>82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31" office:value-type="float">
            <text:p>1831</text:p>
          </table:table-cell>
          <table:table-cell ns41:value-type="string" table:style-name="TL Metadata" office:value-type="string">
            <text:p>van 18 tot 19 jaren.</text:p>
          </table:table-cell>
          <table:table-cell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760" office:value-type="float">
            <text:p>76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30" office:value-type="float">
            <text:p>1830</text:p>
          </table:table-cell>
          <table:table-cell ns41:value-type="string" table:style-name="TL Metadata" office:value-type="string">
            <text:p>van 19 tot 20 jaren.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969" office:value-type="float">
            <text:p>96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29" office:value-type="float">
            <text:p>1829</text:p>
          </table:table-cell>
          <table:table-cell ns41:value-type="string" table:style-name="TL Metadata" office:value-type="string">
            <text:p>van 20 tot 21 jaren.</text:p>
          </table:table-cell>
          <table:table-cell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922" office:value-type="float">
            <text:p>92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28" office:value-type="float">
            <text:p>1828</text:p>
          </table:table-cell>
          <table:table-cell ns41:value-type="string" table:style-name="TL Metadata" office:value-type="string">
            <text:p>van 21 tot 22 jaren.</text:p>
          </table:table-cell>
          <table:table-cell/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854" office:value-type="float">
            <text:p>85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27" office:value-type="float">
            <text:p>1827</text:p>
          </table:table-cell>
          <table:table-cell ns41:value-type="string" table:style-name="TL Metadata" office:value-type="string">
            <text:p>van 22 tot 23 jaren.</text:p>
          </table:table-cell>
          <table:table-cell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10" office:value-type="float">
            <text:p>81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26" office:value-type="float">
            <text:p>1826</text:p>
          </table:table-cell>
          <table:table-cell ns41:value-type="string" table:style-name="TL Metadata" office:value-type="string">
            <text:p>van 23 tot 24 jaren.</text:p>
          </table:table-cell>
          <table:table-cell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51" office:value-type="float">
            <text:p>85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25" office:value-type="float">
            <text:p>1825</text:p>
          </table:table-cell>
          <table:table-cell ns41:value-type="string" table:style-name="TL Metadata" office:value-type="string">
            <text:p>van 24 tot 25 jaren.</text:p>
          </table:table-cell>
          <table:table-cell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872" office:value-type="float">
            <text:p>87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24" office:value-type="float">
            <text:p>1824</text:p>
          </table:table-cell>
          <table:table-cell ns41:value-type="string" table:style-name="TL Metadata" office:value-type="string">
            <text:p>van 25 tot 26 jaren.</text:p>
          </table:table-cell>
          <table:table-cell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/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939" office:value-type="float">
            <text:p>93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23" office:value-type="float">
            <text:p>1823</text:p>
          </table:table-cell>
          <table:table-cell ns41:value-type="string" table:style-name="TL Metadata" office:value-type="string">
            <text:p>van 26 tot 27 jaren.</text:p>
          </table:table-cell>
          <table:table-cell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869" office:value-type="float">
            <text:p>86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22" office:value-type="float">
            <text:p>1822</text:p>
          </table:table-cell>
          <table:table-cell ns41:value-type="string" table:style-name="TL Metadata" office:value-type="string">
            <text:p>van 27 tot 28 jaren.</text:p>
          </table:table-cell>
          <table:table-cell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861" office:value-type="float">
            <text:p>86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21" office:value-type="float">
            <text:p>1821</text:p>
          </table:table-cell>
          <table:table-cell ns41:value-type="string" table:style-name="TL Metadata" office:value-type="string">
            <text:p>van 28 tot 29 jaren.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796" office:value-type="float">
            <text:p>79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20" office:value-type="float">
            <text:p>1820</text:p>
          </table:table-cell>
          <table:table-cell ns41:value-type="string" table:style-name="TL Metadata" office:value-type="string">
            <text:p>van 29 tot 30 jaren.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714" office:value-type="float">
            <text:p>71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19" office:value-type="float">
            <text:p>1819</text:p>
          </table:table-cell>
          <table:table-cell ns41:value-type="string" table:style-name="TL Metadata" office:value-type="string">
            <text:p>van 30 tot 31 jaren.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756" office:value-type="float">
            <text:p>75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18" office:value-type="float">
            <text:p>1818</text:p>
          </table:table-cell>
          <table:table-cell ns41:value-type="string" table:style-name="TL Metadata" office:value-type="string">
            <text:p>van 31 tot 32 jaren.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685" office:value-type="float">
            <text:p>68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17" office:value-type="float">
            <text:p>1817</text:p>
          </table:table-cell>
          <table:table-cell ns41:value-type="string" table:style-name="TL Metadata" office:value-type="string">
            <text:p>van 32 tot 33 jaren.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719" office:value-type="float">
            <text:p>71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16" office:value-type="float">
            <text:p>1816</text:p>
          </table:table-cell>
          <table:table-cell ns41:value-type="string" table:style-name="TL Metadata" office:value-type="string">
            <text:p>van 33 tot 34 jaren.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687" office:value-type="float">
            <text:p>68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15" office:value-type="float">
            <text:p>1815</text:p>
          </table:table-cell>
          <table:table-cell ns41:value-type="string" table:style-name="TL Metadata" office:value-type="string">
            <text:p>van 34 tot 35 jaren.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755" office:value-type="float">
            <text:p>75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14" office:value-type="float">
            <text:p>1814</text:p>
          </table:table-cell>
          <table:table-cell ns41:value-type="string" table:style-name="TL Metadata" office:value-type="string">
            <text:p>van 35 tot 36 jaren.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725" office:value-type="float">
            <text:p>72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13" office:value-type="float">
            <text:p>1813</text:p>
          </table:table-cell>
          <table:table-cell ns41:value-type="string" table:style-name="TL Metadata" office:value-type="string">
            <text:p>van 36 tot 37 jaren.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699" office:value-type="float">
            <text:p>69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12" office:value-type="float">
            <text:p>1812</text:p>
          </table:table-cell>
          <table:table-cell ns41:value-type="string" table:style-name="TL Metadata" office:value-type="string">
            <text:p>van 37 tot 38 jaren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640" office:value-type="float">
            <text:p>64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11" office:value-type="float">
            <text:p>1811</text:p>
          </table:table-cell>
          <table:table-cell ns41:value-type="string" table:style-name="TL Metadata" office:value-type="string">
            <text:p>van 38 tot 39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610" office:value-type="float">
            <text:p>61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10" office:value-type="float">
            <text:p>1810</text:p>
          </table:table-cell>
          <table:table-cell ns41:value-type="string" table:style-name="TL Metadata" office:value-type="string">
            <text:p>van 39 tot 40 jaren.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607" office:value-type="float">
            <text:p>60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09" office:value-type="float">
            <text:p>1809</text:p>
          </table:table-cell>
          <table:table-cell ns41:value-type="string" table:style-name="TL Metadata" office:value-type="string">
            <text:p>van 40 tot 41 jaren.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545" office:value-type="float">
            <text:p>54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08" office:value-type="float">
            <text:p>1808</text:p>
          </table:table-cell>
          <table:table-cell ns41:value-type="string" table:style-name="TL Metadata" office:value-type="string">
            <text:p>van 41 tot 42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32" office:value-type="float">
            <text:p>43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07" office:value-type="float">
            <text:p>1807</text:p>
          </table:table-cell>
          <table:table-cell ns41:value-type="string" table:style-name="TL Metadata" office:value-type="string">
            <text:p>van 42 tot 43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46" office:value-type="float">
            <text:p>44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06" office:value-type="float">
            <text:p>1806</text:p>
          </table:table-cell>
          <table:table-cell ns41:value-type="string" table:style-name="TL Metadata" office:value-type="string">
            <text:p>van 43 tot 44 jaren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96" office:value-type="float">
            <text:p>49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05" office:value-type="float">
            <text:p>1805</text:p>
          </table:table-cell>
          <table:table-cell ns41:value-type="string" table:style-name="TL Metadata" office:value-type="string">
            <text:p>van 44 tot 45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02" office:value-type="float">
            <text:p>50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04" office:value-type="float">
            <text:p>1804</text:p>
          </table:table-cell>
          <table:table-cell ns41:value-type="string" table:style-name="TL Metadata" office:value-type="string">
            <text:p>van 45 tot 46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04" office:value-type="float">
            <text:p>50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03" office:value-type="float">
            <text:p>1803</text:p>
          </table:table-cell>
          <table:table-cell ns41:value-type="string" table:style-name="TL Metadata" office:value-type="string">
            <text:p>van 46 tot 47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544" office:value-type="float">
            <text:p>54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02" office:value-type="float">
            <text:p>1802</text:p>
          </table:table-cell>
          <table:table-cell ns41:value-type="string" table:style-name="TL Metadata" office:value-type="string">
            <text:p>van 47 tot 48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548" office:value-type="float">
            <text:p>54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01" office:value-type="float">
            <text:p>1801</text:p>
          </table:table-cell>
          <table:table-cell ns41:value-type="string" table:style-name="TL Metadata" office:value-type="string">
            <text:p>van 48 tot 49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552" office:value-type="float">
            <text:p>55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800" office:value-type="float">
            <text:p>1800</text:p>
          </table:table-cell>
          <table:table-cell ns41:value-type="string" table:style-name="TL Metadata" office:value-type="string">
            <text:p>van 49 tot 50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540" office:value-type="float">
            <text:p>54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99" office:value-type="float">
            <text:p>1799</text:p>
          </table:table-cell>
          <table:table-cell ns41:value-type="string" table:style-name="TL Metadata" office:value-type="string">
            <text:p>van 50 tot 51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564" office:value-type="float">
            <text:p>56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table:style-name="TL Metadata"/>
          <table:table-cell ns41:value-type="string" table:style-name="TL Metadata" office:value-type="string">
            <text:p>Over te brengen</text:p>
          </table:table-cell>
          <table:table-cell/>
          <table:table-cell ns41:value-type="float" table:style-name="TL Data" office:value="14254" office:value-type="float">
            <text:p>14,254</text:p>
          </table:table-cell>
          <table:table-cell ns41:value-type="float" table:style-name="TL Data" office:value="5370" office:value-type="float">
            <text:p>5,37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9881" office:value-type="float">
            <text:p>19,881</text:p>
          </table:table-cell>
          <table:table-cell ns41:value-type="float" table:style-name="TL Data" office:value="14613" office:value-type="float">
            <text:p>14,613</text:p>
          </table:table-cell>
          <table:table-cell ns41:value-type="float" table:style-name="TL Data" office:value="5711" office:value-type="float">
            <text:p>5,711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1000" office:value-type="float">
            <text:p>21000</text:p>
          </table:table-cell>
          <table:table-cell ns41:value-type="float" table:style-name="TL Data" office:value="40881" office:value-type="float">
            <text:p>40,88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98" office:value-type="float">
            <text:p>1798</text:p>
          </table:table-cell>
          <table:table-cell ns41:value-type="string" table:style-name="TL Metadata" office:value-type="string">
            <text:p>van 51 tot 52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55" office:value-type="float">
            <text:p>45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97" office:value-type="float">
            <text:p>1797</text:p>
          </table:table-cell>
          <table:table-cell ns41:value-type="string" table:style-name="TL Metadata" office:value-type="string">
            <text:p>van 52 tot 53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476" office:value-type="float">
            <text:p>47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96" office:value-type="float">
            <text:p>1796</text:p>
          </table:table-cell>
          <table:table-cell ns41:value-type="string" table:style-name="TL Metadata" office:value-type="string">
            <text:p>van 53 tot 54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53" office:value-type="float">
            <text:p>45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95" office:value-type="float">
            <text:p>1795</text:p>
          </table:table-cell>
          <table:table-cell ns41:value-type="string" table:style-name="TL Metadata" office:value-type="string">
            <text:p>van 54 tot 55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76" office:value-type="float">
            <text:p>37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94" office:value-type="float">
            <text:p>1794</text:p>
          </table:table-cell>
          <table:table-cell ns41:value-type="string" table:style-name="TL Metadata" office:value-type="string">
            <text:p>van 55 tot 56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15" office:value-type="float">
            <text:p>41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93" office:value-type="float">
            <text:p>1793</text:p>
          </table:table-cell>
          <table:table-cell ns41:value-type="string" table:style-name="TL Metadata" office:value-type="string">
            <text:p>van 56 tot 57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94" office:value-type="float">
            <text:p>39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92" office:value-type="float">
            <text:p>1792</text:p>
          </table:table-cell>
          <table:table-cell ns41:value-type="string" table:style-name="TL Metadata" office:value-type="string">
            <text:p>van 57 tot 58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94" office:value-type="float">
            <text:p>39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91" office:value-type="float">
            <text:p>1791</text:p>
          </table:table-cell>
          <table:table-cell ns41:value-type="string" table:style-name="TL Metadata" office:value-type="string">
            <text:p>van 58 tot 59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64" office:value-type="float">
            <text:p>36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90" office:value-type="float">
            <text:p>1790</text:p>
          </table:table-cell>
          <table:table-cell ns41:value-type="string" table:style-name="TL Metadata" office:value-type="string">
            <text:p>van 59 tot 60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80" office:value-type="float">
            <text:p>38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89" office:value-type="float">
            <text:p>1789</text:p>
          </table:table-cell>
          <table:table-cell ns41:value-type="string" table:style-name="TL Metadata" office:value-type="string">
            <text:p>van 60 tot 61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74" office:value-type="float">
            <text:p>27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88" office:value-type="float">
            <text:p>1788</text:p>
          </table:table-cell>
          <table:table-cell ns41:value-type="string" table:style-name="TL Metadata" office:value-type="string">
            <text:p>van 61 tot 62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59" table:style-name="TL Data" table:number-columns-repeated="2" office:value-type="float">
            <text:p>5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71" office:value-type="float">
            <text:p>27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87" office:value-type="float">
            <text:p>1787</text:p>
          </table:table-cell>
          <table:table-cell ns41:value-type="string" table:style-name="TL Metadata" office:value-type="string">
            <text:p>van 62 tot 63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37" office:value-type="float">
            <text:p>33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86" office:value-type="float">
            <text:p>1786</text:p>
          </table:table-cell>
          <table:table-cell ns41:value-type="string" table:style-name="TL Metadata" office:value-type="string">
            <text:p>van 63 tot 64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56" office:value-type="float">
            <text:p>25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85" office:value-type="float">
            <text:p>1785</text:p>
          </table:table-cell>
          <table:table-cell ns41:value-type="string" table:style-name="TL Metadata" office:value-type="string">
            <text:p>van 64 tot 65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64" office:value-type="float">
            <text:p>26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84" office:value-type="float">
            <text:p>1784</text:p>
          </table:table-cell>
          <table:table-cell ns41:value-type="string" table:style-name="TL Metadata" office:value-type="string">
            <text:p>van 65 tot 6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09" office:value-type="float">
            <text:p>20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83" office:value-type="float">
            <text:p>1783</text:p>
          </table:table-cell>
          <table:table-cell ns41:value-type="string" table:style-name="TL Metadata" office:value-type="string">
            <text:p>van 66 tot 67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61" office:value-type="float">
            <text:p>16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82" office:value-type="float">
            <text:p>1782</text:p>
          </table:table-cell>
          <table:table-cell ns41:value-type="string" table:style-name="TL Metadata" office:value-type="string">
            <text:p>van 67 tot 68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74" office:value-type="float">
            <text:p>17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81" office:value-type="float">
            <text:p>1781</text:p>
          </table:table-cell>
          <table:table-cell ns41:value-type="string" table:style-name="TL Metadata" office:value-type="string">
            <text:p>van 68 tot 6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43" office:value-type="float">
            <text:p>14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80" office:value-type="float">
            <text:p>1780</text:p>
          </table:table-cell>
          <table:table-cell ns41:value-type="string" table:style-name="TL Metadata" office:value-type="string">
            <text:p>van 69 tot 7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8" office:value-type="float">
            <text:p>14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79" office:value-type="float">
            <text:p>1779</text:p>
          </table:table-cell>
          <table:table-cell ns41:value-type="string" table:style-name="TL Metadata" office:value-type="string">
            <text:p>van 70 tot 71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58" office:value-type="float">
            <text:p>15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78" office:value-type="float">
            <text:p>1778</text:p>
          </table:table-cell>
          <table:table-cell ns41:value-type="string" table:style-name="TL Metadata" office:value-type="string">
            <text:p>van 71 tot 72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3" office:value-type="float">
            <text:p>13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77" office:value-type="float">
            <text:p>1777</text:p>
          </table:table-cell>
          <table:table-cell ns41:value-type="string" table:style-name="TL Metadata" office:value-type="string">
            <text:p>van 72 tot 73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28" office:value-type="float">
            <text:p>12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76" office:value-type="float">
            <text:p>1776</text:p>
          </table:table-cell>
          <table:table-cell ns41:value-type="string" table:style-name="TL Metadata" office:value-type="string">
            <text:p>van 73 tot 7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35" office:value-type="float">
            <text:p>13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75" office:value-type="float">
            <text:p>1775</text:p>
          </table:table-cell>
          <table:table-cell ns41:value-type="string" table:style-name="TL Metadata" office:value-type="string">
            <text:p>van 74 tot 7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74" office:value-type="float">
            <text:p>1774</text:p>
          </table:table-cell>
          <table:table-cell ns41:value-type="string" table:style-name="TL Metadata" office:value-type="string">
            <text:p>van 75 tot 76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73" office:value-type="float">
            <text:p>1773</text:p>
          </table:table-cell>
          <table:table-cell ns41:value-type="string" table:style-name="TL Metadata" office:value-type="string">
            <text:p>van 76 tot 77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5" office:value-type="float">
            <text:p>8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72" office:value-type="float">
            <text:p>1772</text:p>
          </table:table-cell>
          <table:table-cell ns41:value-type="string" table:style-name="TL Metadata" office:value-type="string">
            <text:p>van 77 tot 78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71" office:value-type="float">
            <text:p>1771</text:p>
          </table:table-cell>
          <table:table-cell ns41:value-type="string" table:style-name="TL Metadata" office:value-type="string">
            <text:p>van 78 tot 7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70" office:value-type="float">
            <text:p>1770</text:p>
          </table:table-cell>
          <table:table-cell ns41:value-type="string" table:style-name="TL Metadata" office:value-type="string">
            <text:p>van 79 tot 80 jaren.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69" office:value-type="float">
            <text:p>1769</text:p>
          </table:table-cell>
          <table:table-cell ns41:value-type="string" table:style-name="TL Metadata" office:value-type="string">
            <text:p>van 80 tot 8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68" office:value-type="float">
            <text:p>1768</text:p>
          </table:table-cell>
          <table:table-cell ns41:value-type="string" table:style-name="TL Metadata" office:value-type="string">
            <text:p>van 81 tot 82 jaren.</text:p>
          </table:table-cell>
          <table:table-cell/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67" office:value-type="float">
            <text:p>1767</text:p>
          </table:table-cell>
          <table:table-cell ns41:value-type="string" table:style-name="TL Metadata" office:value-type="string">
            <text:p>van 82 tot 8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66" office:value-type="float">
            <text:p>1766</text:p>
          </table:table-cell>
          <table:table-cell ns41:value-type="string" table:style-name="TL Metadata" office:value-type="string">
            <text:p>van 83 tot 84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65" office:value-type="float">
            <text:p>1765</text:p>
          </table:table-cell>
          <table:table-cell ns41:value-type="string" table:style-name="TL Metadata" office:value-type="string">
            <text:p>van 84 tot 85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64" office:value-type="float">
            <text:p>1764</text:p>
          </table:table-cell>
          <table:table-cell ns41:value-type="string" table:style-name="TL Metadata" office:value-type="string">
            <text:p>van 85 tot 8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63" office:value-type="float">
            <text:p>1763</text:p>
          </table:table-cell>
          <table:table-cell ns41:value-type="string" table:style-name="TL Metadata" office:value-type="string">
            <text:p>van 86 tot 87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62" office:value-type="float">
            <text:p>1762</text:p>
          </table:table-cell>
          <table:table-cell ns41:value-type="string" table:style-name="TL Metadata" office:value-type="string">
            <text:p>van 87 tot 88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61" office:value-type="float">
            <text:p>1761</text:p>
          </table:table-cell>
          <table:table-cell ns41:value-type="string" table:style-name="TL Metadata" office:value-type="string">
            <text:p>van 88 tot 89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60" office:value-type="float">
            <text:p>1760</text:p>
          </table:table-cell>
          <table:table-cell ns41:value-type="string" table:style-name="TL Metadata" office:value-type="string">
            <text:p>van 89 tot 90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59" office:value-type="float">
            <text:p>1759</text:p>
          </table:table-cell>
          <table:table-cell ns41:value-type="string" table:style-name="TL Metadata" office:value-type="string">
            <text:p>van 90 tot 91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58" office:value-type="float">
            <text:p>1758</text:p>
          </table:table-cell>
          <table:table-cell ns41:value-type="string" table:style-name="TL Metadata" office:value-type="string">
            <text:p>van 91 tot 92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57" office:value-type="float">
            <text:p>1757</text:p>
          </table:table-cell>
          <table:table-cell ns41:value-type="string" table:style-name="TL Metadata" office:value-type="string">
            <text:p>van 92 tot 93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56" office:value-type="float">
            <text:p>1756</text:p>
          </table:table-cell>
          <table:table-cell ns41:value-type="string" table:style-name="TL Metadata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55" office:value-type="float">
            <text:p>1755</text:p>
          </table:table-cell>
          <table:table-cell ns41:value-type="string" table:style-name="TL Metadata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54" office:value-type="float">
            <text:p>1754</text:p>
          </table:table-cell>
          <table:table-cell ns41:value-type="string" table:style-name="TL Metadata" office:value-type="string">
            <text:p>van 95 tot 96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53" office:value-type="float">
            <text:p>1753</text:p>
          </table:table-cell>
          <table:table-cell ns41:value-type="string" table:style-name="TL Metadata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52" office:value-type="float">
            <text:p>1752</text:p>
          </table:table-cell>
          <table:table-cell ns41:value-type="string" table:style-name="TL Metadata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51" office:value-type="float">
            <text:p>1751</text:p>
          </table:table-cell>
          <table:table-cell ns41:value-type="string" table:style-name="TL Metadata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50" office:value-type="float">
            <text:p>1750</text:p>
          </table:table-cell>
          <table:table-cell ns41:value-type="string" table:style-name="TL Metadata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ns41:value-type="float" table:style-name="TL Metadata" office:value="1749" office:value-type="float">
            <text:p>1749</text:p>
          </table:table-cell>
          <table:table-cell ns41:value-type="string" table:style-name="TL Metadata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table:style-name="TL Metadata"/>
          <table:table-cell ns41:value-type="string" table:style-name="TL Metadata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NEGEN STEDEN.</text:p>
          </table:table-cell>
          <table:table-cell table:style-name="TL Metadata"/>
          <table:table-cell ns41:value-type="string" table:style-name="TL Metadata" office:value-type="string">
            <text:p>TOTAAL.</text:p>
          </table:table-cell>
          <table:table-cell/>
          <table:table-cell ns41:value-type="float" table:style-name="TL Data" office:value="14462" office:value-type="float">
            <text:p>14,462</text:p>
          </table:table-cell>
          <table:table-cell ns41:value-type="float" table:style-name="TL Data" office:value="7416" office:value-type="float">
            <text:p>7,416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22784" office:value-type="float">
            <text:p>22,784</text:p>
          </table:table-cell>
          <table:table-cell ns41:value-type="float" table:style-name="TL Data" office:value="15308" office:value-type="float">
            <text:p>15,308</text:p>
          </table:table-cell>
          <table:table-cell ns41:value-type="float" table:style-name="TL Data" office:value="7500" office:value-type="float">
            <text:p>7,500</text:p>
          </table:table-cell>
          <table:table-cell ns41:value-type="float" table:style-name="TL Data" office:value="2426" office:value-type="float">
            <text:p>2,426</text:p>
          </table:table-cell>
          <table:table-cell ns41:value-type="float" table:style-name="TL Data" office:value="25234" office:value-type="float">
            <text:p>25,234</text:p>
          </table:table-cell>
          <table:table-cell ns41:value-type="float" table:style-name="TL Data" office:value="48018" office:value-type="float">
            <text:p>48,01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49" office:value-type="float">
            <text:p>1849</text:p>
          </table:table-cell>
          <table:table-cell ns41:value-type="string" table:style-name="TL Metadata" office:value-type="string">
            <text:p>Beneden het jaar.</text:p>
          </table:table-cell>
          <table:table-cell/>
          <table:table-cell ns41:value-type="float" table:style-name="TL Data" office:value="1784" office:value-type="float">
            <text:p>1,784</text:p>
          </table:table-cell>
          <table:table-cell table:style-name="TL Data" table:number-columns-repeated="2"/>
          <table:table-cell ns41:value-type="float" table:style-name="TL Data" office:value="1784" office:value-type="float">
            <text:p>1,784</text:p>
          </table:table-cell>
          <table:table-cell ns41:value-type="float" table:style-name="TL Data" office:value="1699" office:value-type="float">
            <text:p>1,699</text:p>
          </table:table-cell>
          <table:table-cell table:style-name="TL Data" table:number-columns-repeated="2"/>
          <table:table-cell ns41:value-type="float" table:style-name="TL Data" office:value="1699" office:value-type="float">
            <text:p>1,699</text:p>
          </table:table-cell>
          <table:table-cell ns41:value-type="float" table:style-name="TL Data" office:value="3483" office:value-type="float">
            <text:p>3,48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48" office:value-type="float">
            <text:p>1848</text:p>
          </table:table-cell>
          <table:table-cell ns41:value-type="string" table:style-name="TL Metadata" office:value-type="string">
            <text:p>van 1 tot 2 jaren.</text:p>
          </table:table-cell>
          <table:table-cell/>
          <table:table-cell ns41:value-type="float" table:style-name="TL Data" office:value="1325" office:value-type="float">
            <text:p>1,325</text:p>
          </table:table-cell>
          <table:table-cell table:style-name="TL Data" table:number-columns-repeated="2"/>
          <table:table-cell ns41:value-type="float" table:style-name="TL Data" office:value="1325" office:value-type="float">
            <text:p>1,325</text:p>
          </table:table-cell>
          <table:table-cell ns41:value-type="float" table:style-name="TL Data" office:value="1336" office:value-type="float">
            <text:p>1,336</text:p>
          </table:table-cell>
          <table:table-cell table:style-name="TL Data" table:number-columns-repeated="2"/>
          <table:table-cell ns41:value-type="float" table:style-name="TL Data" office:value="1336" office:value-type="float">
            <text:p>1,336</text:p>
          </table:table-cell>
          <table:table-cell ns41:value-type="float" table:style-name="TL Data" office:value="2661" office:value-type="float">
            <text:p>2,66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47" office:value-type="float">
            <text:p>1847</text:p>
          </table:table-cell>
          <table:table-cell ns41:value-type="string" table:style-name="TL Metadata" office:value-type="string">
            <text:p>van 2 tot 3 jaren.</text:p>
          </table:table-cell>
          <table:table-cell/>
          <table:table-cell ns41:value-type="float" table:style-name="TL Data" office:value="1245" office:value-type="float">
            <text:p>1,245</text:p>
          </table:table-cell>
          <table:table-cell table:style-name="TL Data" table:number-columns-repeated="2"/>
          <table:table-cell ns41:value-type="float" table:style-name="TL Data" office:value="1245" office:value-type="float">
            <text:p>1,245</text:p>
          </table:table-cell>
          <table:table-cell ns41:value-type="float" table:style-name="TL Data" office:value="1227" office:value-type="float">
            <text:p>1,227</text:p>
          </table:table-cell>
          <table:table-cell table:style-name="TL Data" table:number-columns-repeated="2"/>
          <table:table-cell ns41:value-type="float" table:style-name="TL Data" office:value="1227" office:value-type="float">
            <text:p>1,227</text:p>
          </table:table-cell>
          <table:table-cell ns41:value-type="float" table:style-name="TL Data" office:value="2472" office:value-type="float">
            <text:p>2,47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46" office:value-type="float">
            <text:p>1846</text:p>
          </table:table-cell>
          <table:table-cell ns41:value-type="string" table:style-name="TL Metadata" office:value-type="string">
            <text:p>van 3 tot 4 jaren.</text:p>
          </table:table-cell>
          <table:table-cell/>
          <table:table-cell ns41:value-type="float" table:style-name="TL Data" office:value="1132" office:value-type="float">
            <text:p>1,132</text:p>
          </table:table-cell>
          <table:table-cell table:style-name="TL Data" table:number-columns-repeated="2"/>
          <table:table-cell ns41:value-type="float" table:style-name="TL Data" office:value="1132" office:value-type="float">
            <text:p>1,132</text:p>
          </table:table-cell>
          <table:table-cell ns41:value-type="float" table:style-name="TL Data" office:value="1171" office:value-type="float">
            <text:p>1,171</text:p>
          </table:table-cell>
          <table:table-cell table:style-name="TL Data" table:number-columns-repeated="2"/>
          <table:table-cell ns41:value-type="float" table:style-name="TL Data" office:value="1171" office:value-type="float">
            <text:p>1,171</text:p>
          </table:table-cell>
          <table:table-cell ns41:value-type="float" table:style-name="TL Data" office:value="2303" office:value-type="float">
            <text:p>2,30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45" office:value-type="float">
            <text:p>1845</text:p>
          </table:table-cell>
          <table:table-cell ns41:value-type="string" table:style-name="TL Metadata" office:value-type="string">
            <text:p>van 4 tot 5 jaren.</text:p>
          </table:table-cell>
          <table:table-cell/>
          <table:table-cell ns41:value-type="float" table:style-name="TL Data" office:value="1335" office:value-type="float">
            <text:p>1,335</text:p>
          </table:table-cell>
          <table:table-cell table:style-name="TL Data" table:number-columns-repeated="2"/>
          <table:table-cell ns41:value-type="float" table:style-name="TL Data" office:value="1335" office:value-type="float">
            <text:p>1,335</text:p>
          </table:table-cell>
          <table:table-cell ns41:value-type="float" table:style-name="TL Data" office:value="1270" office:value-type="float">
            <text:p>1,270</text:p>
          </table:table-cell>
          <table:table-cell table:style-name="TL Data" table:number-columns-repeated="2"/>
          <table:table-cell ns41:value-type="float" table:style-name="TL Data" office:value="1270" office:value-type="float">
            <text:p>1,270</text:p>
          </table:table-cell>
          <table:table-cell ns41:value-type="float" table:style-name="TL Data" office:value="2605" office:value-type="float">
            <text:p>2,60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44" office:value-type="float">
            <text:p>1844</text:p>
          </table:table-cell>
          <table:table-cell ns41:value-type="string" table:style-name="TL Metadata" office:value-type="string">
            <text:p>van 5 tot 6 jaren.</text:p>
          </table:table-cell>
          <table:table-cell/>
          <table:table-cell ns41:value-type="float" table:style-name="TL Data" office:value="1273" office:value-type="float">
            <text:p>1,273</text:p>
          </table:table-cell>
          <table:table-cell table:style-name="TL Data" table:number-columns-repeated="2"/>
          <table:table-cell ns41:value-type="float" table:style-name="TL Data" office:value="1273" office:value-type="float">
            <text:p>1,273</text:p>
          </table:table-cell>
          <table:table-cell ns41:value-type="float" table:style-name="TL Data" office:value="1255" office:value-type="float">
            <text:p>1,255</text:p>
          </table:table-cell>
          <table:table-cell table:style-name="TL Data" table:number-columns-repeated="2"/>
          <table:table-cell ns41:value-type="float" table:style-name="TL Data" office:value="1255" office:value-type="float">
            <text:p>1,255</text:p>
          </table:table-cell>
          <table:table-cell ns41:value-type="float" table:style-name="TL Data" office:value="2528" office:value-type="float">
            <text:p>2,52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43" office:value-type="float">
            <text:p>1843</text:p>
          </table:table-cell>
          <table:table-cell ns41:value-type="string" table:style-name="TL Metadata" office:value-type="string">
            <text:p>van 6 tot 7 jaren.</text:p>
          </table:table-cell>
          <table:table-cell/>
          <table:table-cell ns41:value-type="float" table:style-name="TL Data" office:value="1259" office:value-type="float">
            <text:p>1,259</text:p>
          </table:table-cell>
          <table:table-cell table:style-name="TL Data" table:number-columns-repeated="2"/>
          <table:table-cell ns41:value-type="float" table:style-name="TL Data" office:value="1259" office:value-type="float">
            <text:p>1,259</text:p>
          </table:table-cell>
          <table:table-cell ns41:value-type="float" table:style-name="TL Data" office:value="1278" office:value-type="float">
            <text:p>1,278</text:p>
          </table:table-cell>
          <table:table-cell table:style-name="TL Data" table:number-columns-repeated="2"/>
          <table:table-cell ns41:value-type="float" table:style-name="TL Data" office:value="1278" office:value-type="float">
            <text:p>1,278</text:p>
          </table:table-cell>
          <table:table-cell ns41:value-type="float" table:style-name="TL Data" office:value="2537" office:value-type="float">
            <text:p>2,53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42" office:value-type="float">
            <text:p>1842</text:p>
          </table:table-cell>
          <table:table-cell ns41:value-type="string" table:style-name="TL Metadata" office:value-type="string">
            <text:p>van 7 tot 8 jaren.</text:p>
          </table:table-cell>
          <table:table-cell/>
          <table:table-cell ns41:value-type="float" table:style-name="TL Data" office:value="1230" office:value-type="float">
            <text:p>1,230</text:p>
          </table:table-cell>
          <table:table-cell table:style-name="TL Data" table:number-columns-repeated="2"/>
          <table:table-cell ns41:value-type="float" table:style-name="TL Data" office:value="1230" office:value-type="float">
            <text:p>1,230</text:p>
          </table:table-cell>
          <table:table-cell ns41:value-type="float" table:style-name="TL Data" office:value="1295" office:value-type="float">
            <text:p>1,295</text:p>
          </table:table-cell>
          <table:table-cell table:style-name="TL Data" table:number-columns-repeated="2"/>
          <table:table-cell ns41:value-type="float" table:style-name="TL Data" office:value="1295" office:value-type="float">
            <text:p>1,295</text:p>
          </table:table-cell>
          <table:table-cell ns41:value-type="float" table:style-name="TL Data" office:value="2525" office:value-type="float">
            <text:p>2,52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41" office:value-type="float">
            <text:p>1841</text:p>
          </table:table-cell>
          <table:table-cell ns41:value-type="string" table:style-name="TL Metadata" office:value-type="string">
            <text:p>van 8 tot 9 jaren.</text:p>
          </table:table-cell>
          <table:table-cell/>
          <table:table-cell ns41:value-type="float" table:style-name="TL Data" office:value="1330" office:value-type="float">
            <text:p>1,330</text:p>
          </table:table-cell>
          <table:table-cell table:style-name="TL Data" table:number-columns-repeated="2"/>
          <table:table-cell ns41:value-type="float" table:style-name="TL Data" office:value="1330" office:value-type="float">
            <text:p>1,330</text:p>
          </table:table-cell>
          <table:table-cell ns41:value-type="float" table:style-name="TL Data" office:value="1327" office:value-type="float">
            <text:p>1,327</text:p>
          </table:table-cell>
          <table:table-cell table:style-name="TL Data" table:number-columns-repeated="2"/>
          <table:table-cell ns41:value-type="float" table:style-name="TL Data" office:value="1327" office:value-type="float">
            <text:p>1,327</text:p>
          </table:table-cell>
          <table:table-cell ns41:value-type="float" table:style-name="TL Data" office:value="2657" office:value-type="float">
            <text:p>2,65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40" office:value-type="float">
            <text:p>1840</text:p>
          </table:table-cell>
          <table:table-cell ns41:value-type="string" table:style-name="TL Metadata" office:value-type="string">
            <text:p>van 9 tot 10 jaren.</text:p>
          </table:table-cell>
          <table:table-cell/>
          <table:table-cell ns41:value-type="float" table:style-name="TL Data" office:value="1436" office:value-type="float">
            <text:p>1,436</text:p>
          </table:table-cell>
          <table:table-cell table:style-name="TL Data" table:number-columns-repeated="2"/>
          <table:table-cell ns41:value-type="float" table:style-name="TL Data" office:value="1436" office:value-type="float">
            <text:p>1,436</text:p>
          </table:table-cell>
          <table:table-cell ns41:value-type="float" table:style-name="TL Data" office:value="1433" office:value-type="float">
            <text:p>1,433</text:p>
          </table:table-cell>
          <table:table-cell table:style-name="TL Data" table:number-columns-repeated="2"/>
          <table:table-cell ns41:value-type="float" table:style-name="TL Data" office:value="1433" office:value-type="float">
            <text:p>1,433</text:p>
          </table:table-cell>
          <table:table-cell ns41:value-type="float" table:style-name="TL Data" office:value="2869" office:value-type="float">
            <text:p>2,86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39" office:value-type="float">
            <text:p>1839</text:p>
          </table:table-cell>
          <table:table-cell ns41:value-type="string" table:style-name="TL Metadata" office:value-type="string">
            <text:p>van 10 tot 11 jaren.</text:p>
          </table:table-cell>
          <table:table-cell/>
          <table:table-cell ns41:value-type="float" table:style-name="TL Data" office:value="1363" office:value-type="float">
            <text:p>1,363</text:p>
          </table:table-cell>
          <table:table-cell table:style-name="TL Data" table:number-columns-repeated="2"/>
          <table:table-cell ns41:value-type="float" table:style-name="TL Data" office:value="1363" office:value-type="float">
            <text:p>1,363</text:p>
          </table:table-cell>
          <table:table-cell ns41:value-type="float" table:style-name="TL Data" office:value="1428" office:value-type="float">
            <text:p>1,428</text:p>
          </table:table-cell>
          <table:table-cell table:style-name="TL Data" table:number-columns-repeated="2"/>
          <table:table-cell ns41:value-type="float" table:style-name="TL Data" office:value="1428" office:value-type="float">
            <text:p>1,428</text:p>
          </table:table-cell>
          <table:table-cell ns41:value-type="float" table:style-name="TL Data" office:value="2791" office:value-type="float">
            <text:p>2,79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38" office:value-type="float">
            <text:p>1838</text:p>
          </table:table-cell>
          <table:table-cell ns41:value-type="string" table:style-name="TL Metadata" office:value-type="string">
            <text:p>van 11 tot 12 jaren.</text:p>
          </table:table-cell>
          <table:table-cell/>
          <table:table-cell ns41:value-type="float" table:style-name="TL Data" office:value="1353" office:value-type="float">
            <text:p>1,353</text:p>
          </table:table-cell>
          <table:table-cell table:style-name="TL Data" table:number-columns-repeated="2"/>
          <table:table-cell ns41:value-type="float" table:style-name="TL Data" office:value="1353" office:value-type="float">
            <text:p>1,353</text:p>
          </table:table-cell>
          <table:table-cell ns41:value-type="float" table:style-name="TL Data" office:value="1294" office:value-type="float">
            <text:p>1,294</text:p>
          </table:table-cell>
          <table:table-cell table:style-name="TL Data" table:number-columns-repeated="2"/>
          <table:table-cell ns41:value-type="float" table:style-name="TL Data" office:value="1294" office:value-type="float">
            <text:p>1,294</text:p>
          </table:table-cell>
          <table:table-cell ns41:value-type="float" table:style-name="TL Data" office:value="2647" office:value-type="float">
            <text:p>2,64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37" office:value-type="float">
            <text:p>1837</text:p>
          </table:table-cell>
          <table:table-cell ns41:value-type="string" table:style-name="TL Metadata" office:value-type="string">
            <text:p>van 12 tot 13 jaren.</text:p>
          </table:table-cell>
          <table:table-cell/>
          <table:table-cell ns41:value-type="float" table:style-name="TL Data" office:value="1286" office:value-type="float">
            <text:p>1,286</text:p>
          </table:table-cell>
          <table:table-cell table:style-name="TL Data" table:number-columns-repeated="2"/>
          <table:table-cell ns41:value-type="float" table:style-name="TL Data" office:value="1286" office:value-type="float">
            <text:p>1,286</text:p>
          </table:table-cell>
          <table:table-cell ns41:value-type="float" table:style-name="TL Data" office:value="1220" office:value-type="float">
            <text:p>1,220</text:p>
          </table:table-cell>
          <table:table-cell table:style-name="TL Data" table:number-columns-repeated="2"/>
          <table:table-cell ns41:value-type="float" table:style-name="TL Data" office:value="1220" office:value-type="float">
            <text:p>1,220</text:p>
          </table:table-cell>
          <table:table-cell ns41:value-type="float" table:style-name="TL Data" office:value="2506" office:value-type="float">
            <text:p>2,50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36" office:value-type="float">
            <text:p>1836</text:p>
          </table:table-cell>
          <table:table-cell ns41:value-type="string" table:style-name="TL Metadata" office:value-type="string">
            <text:p>van 13 tot 14 jaren.</text:p>
          </table:table-cell>
          <table:table-cell/>
          <table:table-cell ns41:value-type="float" table:style-name="TL Data" office:value="1262" office:value-type="float">
            <text:p>1,262</text:p>
          </table:table-cell>
          <table:table-cell table:style-name="TL Data" table:number-columns-repeated="2"/>
          <table:table-cell ns41:value-type="float" table:style-name="TL Data" office:value="1262" office:value-type="float">
            <text:p>1,262</text:p>
          </table:table-cell>
          <table:table-cell ns41:value-type="float" table:style-name="TL Data" office:value="1187" office:value-type="float">
            <text:p>1,187</text:p>
          </table:table-cell>
          <table:table-cell table:style-name="TL Data" table:number-columns-repeated="2"/>
          <table:table-cell ns41:value-type="float" table:style-name="TL Data" office:value="1187" office:value-type="float">
            <text:p>1,187</text:p>
          </table:table-cell>
          <table:table-cell ns41:value-type="float" table:style-name="TL Data" office:value="2449" office:value-type="float">
            <text:p>2,44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35" office:value-type="float">
            <text:p>1835</text:p>
          </table:table-cell>
          <table:table-cell ns41:value-type="string" table:style-name="TL Metadata" office:value-type="string">
            <text:p>van 14 tot 15 jaren.</text:p>
          </table:table-cell>
          <table:table-cell/>
          <table:table-cell ns41:value-type="float" table:style-name="TL Data" office:value="1206" office:value-type="float">
            <text:p>1,206</text:p>
          </table:table-cell>
          <table:table-cell table:style-name="TL Data" table:number-columns-repeated="2"/>
          <table:table-cell ns41:value-type="float" table:style-name="TL Data" office:value="1206" office:value-type="float">
            <text:p>1,206</text:p>
          </table:table-cell>
          <table:table-cell ns41:value-type="float" table:style-name="TL Data" office:value="1241" office:value-type="float">
            <text:p>1,241</text:p>
          </table:table-cell>
          <table:table-cell table:style-name="TL Data" table:number-columns-repeated="2"/>
          <table:table-cell ns41:value-type="float" table:style-name="TL Data" office:value="1241" office:value-type="float">
            <text:p>1,241</text:p>
          </table:table-cell>
          <table:table-cell ns41:value-type="float" table:style-name="TL Data" office:value="2447" office:value-type="float">
            <text:p>2,44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34" office:value-type="float">
            <text:p>1834</text:p>
          </table:table-cell>
          <table:table-cell ns41:value-type="string" table:style-name="TL Metadata" office:value-type="string">
            <text:p>van 15 tot 16 jaren.</text:p>
          </table:table-cell>
          <table:table-cell/>
          <table:table-cell ns41:value-type="float" table:style-name="TL Data" office:value="1150" office:value-type="float">
            <text:p>1,150</text:p>
          </table:table-cell>
          <table:table-cell table:style-name="TL Data" table:number-columns-repeated="2"/>
          <table:table-cell ns41:value-type="float" table:style-name="TL Data" office:value="1150" office:value-type="float">
            <text:p>1,150</text:p>
          </table:table-cell>
          <table:table-cell ns41:value-type="float" table:style-name="TL Data" office:value="1158" office:value-type="float">
            <text:p>1,158</text:p>
          </table:table-cell>
          <table:table-cell table:style-name="TL Data" table:number-columns-repeated="2"/>
          <table:table-cell ns41:value-type="float" table:style-name="TL Data" office:value="1158" office:value-type="float">
            <text:p>1,158</text:p>
          </table:table-cell>
          <table:table-cell ns41:value-type="float" table:style-name="TL Data" office:value="2308" office:value-type="float">
            <text:p>2,30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33" office:value-type="float">
            <text:p>1833</text:p>
          </table:table-cell>
          <table:table-cell ns41:value-type="string" table:style-name="TL Metadata" office:value-type="string">
            <text:p>van 16 tot 17 jaren.</text:p>
          </table:table-cell>
          <table:table-cell/>
          <table:table-cell ns41:value-type="float" table:style-name="TL Data" office:value="1207" office:value-type="float">
            <text:p>1,207</text:p>
          </table:table-cell>
          <table:table-cell table:style-name="TL Data" table:number-columns-repeated="2"/>
          <table:table-cell ns41:value-type="float" table:style-name="TL Data" office:value="1207" office:value-type="float">
            <text:p>1,207</text:p>
          </table:table-cell>
          <table:table-cell ns41:value-type="float" table:style-name="TL Data" office:value="1126" office:value-type="float">
            <text:p>1,126</text:p>
          </table:table-cell>
          <table:table-cell table:style-name="TL Data" table:number-columns-repeated="2"/>
          <table:table-cell ns41:value-type="float" table:style-name="TL Data" office:value="1126" office:value-type="float">
            <text:p>1,126</text:p>
          </table:table-cell>
          <table:table-cell ns41:value-type="float" table:style-name="TL Data" office:value="2333" office:value-type="float">
            <text:p>2,33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32" office:value-type="float">
            <text:p>1832</text:p>
          </table:table-cell>
          <table:table-cell ns41:value-type="string" table:style-name="TL Metadata" office:value-type="string">
            <text:p>van 17 tot 18 jaren.</text:p>
          </table:table-cell>
          <table:table-cell/>
          <table:table-cell ns41:value-type="float" table:style-name="TL Data" office:value="1006" office:value-type="float">
            <text:p>1,006</text:p>
          </table:table-cell>
          <table:table-cell table:style-name="TL Data" table:number-columns-repeated="2"/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1053" office:value-type="float">
            <text:p>1,0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2060" office:value-type="float">
            <text:p>2,06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31" office:value-type="float">
            <text:p>1831</text:p>
          </table:table-cell>
          <table:table-cell ns41:value-type="string" table:style-name="TL Metadata" office:value-type="string">
            <text:p>van 18 tot 19 jaren.</text:p>
          </table:table-cell>
          <table:table-cell/>
          <table:table-cell ns41:value-type="float" table:style-name="TL Data" office:value="1039" office:value-type="float">
            <text:p>1,03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43" office:value-type="float">
            <text:p>1,043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2007" office:value-type="float">
            <text:p>2,00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30" office:value-type="float">
            <text:p>1830</text:p>
          </table:table-cell>
          <table:table-cell ns41:value-type="string" table:style-name="TL Metadata" office:value-type="string">
            <text:p>van 19 tot 20 jaren.</text:p>
          </table:table-cell>
          <table:table-cell/>
          <table:table-cell ns41:value-type="float" table:style-name="TL Data" office:value="1039" office:value-type="float">
            <text:p>1,039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48" office:value-type="float">
            <text:p>1,048</text:p>
          </table:table-cell>
          <table:table-cell ns41:value-type="float" table:style-name="TL Data" office:value="1095" office:value-type="float">
            <text:p>1,095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1129" office:value-type="float">
            <text:p>1,129</text:p>
          </table:table-cell>
          <table:table-cell ns41:value-type="float" table:style-name="TL Data" office:value="2177" office:value-type="float">
            <text:p>2,17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29" office:value-type="float">
            <text:p>1829</text:p>
          </table:table-cell>
          <table:table-cell ns41:value-type="string" table:style-name="TL Metadata" office:value-type="string">
            <text:p>van 20 tot 21 jaren.</text:p>
          </table:table-cell>
          <table:table-cell/>
          <table:table-cell ns41:value-type="float" table:style-name="TL Data" office:value="1061" office:value-type="float">
            <text:p>1,06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087" office:value-type="float">
            <text:p>1,087</text:p>
          </table:table-cell>
          <table:table-cell ns41:value-type="float" table:style-name="TL Data" office:value="1032" office:value-type="float">
            <text:p>1,032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1098" office:value-type="float">
            <text:p>1,098</text:p>
          </table:table-cell>
          <table:table-cell ns41:value-type="float" table:style-name="TL Data" office:value="2185" office:value-type="float">
            <text:p>2,18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28" office:value-type="float">
            <text:p>1828</text:p>
          </table:table-cell>
          <table:table-cell ns41:value-type="string" table:style-name="TL Metadata" office:value-type="string">
            <text:p>van 21 tot 22 jaren.</text:p>
          </table:table-cell>
          <table:table-cell/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1852" office:value-type="float">
            <text:p>1,85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27" office:value-type="float">
            <text:p>1827</text:p>
          </table:table-cell>
          <table:table-cell ns41:value-type="string" table:style-name="TL Metadata" office:value-type="string">
            <text:p>van 22 tot 23 jaren.</text:p>
          </table:table-cell>
          <table:table-cell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1832" office:value-type="float">
            <text:p>1,83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26" office:value-type="float">
            <text:p>1826</text:p>
          </table:table-cell>
          <table:table-cell ns41:value-type="string" table:style-name="TL Metadata" office:value-type="string">
            <text:p>van 23 tot 24 jaren.</text:p>
          </table:table-cell>
          <table:table-cell/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24" office:value-type="float">
            <text:p>1,024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1954" office:value-type="float">
            <text:p>1,95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25" office:value-type="float">
            <text:p>1825</text:p>
          </table:table-cell>
          <table:table-cell ns41:value-type="string" table:style-name="TL Metadata" office:value-type="string">
            <text:p>van 24 tot 25 jaren.</text:p>
          </table:table-cell>
          <table:table-cell/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6" office:value-type="float">
            <text:p>1,086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2070" office:value-type="float">
            <text:p>2,07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24" office:value-type="float">
            <text:p>1824</text:p>
          </table:table-cell>
          <table:table-cell ns41:value-type="string" table:style-name="TL Metadata" office:value-type="string">
            <text:p>van 25 tot 26 jaren.</text:p>
          </table:table-cell>
          <table:table-cell/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5" office:value-type="float">
            <text:p>1,085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2078" office:value-type="float">
            <text:p>2,07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23" office:value-type="float">
            <text:p>1823</text:p>
          </table:table-cell>
          <table:table-cell ns41:value-type="string" table:style-name="TL Metadata" office:value-type="string">
            <text:p>van 26 tot 27 jaren.</text:p>
          </table:table-cell>
          <table:table-cell/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72" office:value-type="float">
            <text:p>1,072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2078" office:value-type="float">
            <text:p>2,07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22" office:value-type="float">
            <text:p>1822</text:p>
          </table:table-cell>
          <table:table-cell ns41:value-type="string" table:style-name="TL Metadata" office:value-type="string">
            <text:p>van 27 tot 28 jaren.</text:p>
          </table:table-cell>
          <table:table-cell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15" office:value-type="float">
            <text:p>1,015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1963" office:value-type="float">
            <text:p>1,96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21" office:value-type="float">
            <text:p>1821</text:p>
          </table:table-cell>
          <table:table-cell ns41:value-type="string" table:style-name="TL Metadata" office:value-type="string">
            <text:p>van 28 tot 29 jaren.</text:p>
          </table:table-cell>
          <table:table-cell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1797" office:value-type="float">
            <text:p>1,79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20" office:value-type="float">
            <text:p>1820</text:p>
          </table:table-cell>
          <table:table-cell ns41:value-type="string" table:style-name="TL Metadata" office:value-type="string">
            <text:p>van 29 tot 30 jaren.</text:p>
          </table:table-cell>
          <table:table-cell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637" office:value-type="float">
            <text:p>1,63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19" office:value-type="float">
            <text:p>1819</text:p>
          </table:table-cell>
          <table:table-cell ns41:value-type="string" table:style-name="TL Metadata" office:value-type="string">
            <text:p>van 30 tot 31 jaren.</text:p>
          </table:table-cell>
          <table:table-cell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720" office:value-type="float">
            <text:p>1,72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18" office:value-type="float">
            <text:p>1818</text:p>
          </table:table-cell>
          <table:table-cell ns41:value-type="string" table:style-name="TL Metadata" office:value-type="string">
            <text:p>van 31 tot 32 jaren.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1474" office:value-type="float">
            <text:p>1,47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17" office:value-type="float">
            <text:p>1817</text:p>
          </table:table-cell>
          <table:table-cell ns41:value-type="string" table:style-name="TL Metadata" office:value-type="string">
            <text:p>van 32 tot 33 jaren.</text:p>
          </table:table-cell>
          <table:table-cell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1601" office:value-type="float">
            <text:p>1,60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16" office:value-type="float">
            <text:p>1816</text:p>
          </table:table-cell>
          <table:table-cell ns41:value-type="string" table:style-name="TL Metadata" office:value-type="string">
            <text:p>van 33 tot 34 jaren.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1726" office:value-type="float">
            <text:p>1,72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15" office:value-type="float">
            <text:p>1815</text:p>
          </table:table-cell>
          <table:table-cell ns41:value-type="string" table:style-name="TL Metadata" office:value-type="string">
            <text:p>van 34 tot 35 jaren.</text:p>
          </table:table-cell>
          <table:table-cell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639" office:value-type="float">
            <text:p>1,63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14" office:value-type="float">
            <text:p>1814</text:p>
          </table:table-cell>
          <table:table-cell ns41:value-type="string" table:style-name="TL Metadata" office:value-type="string">
            <text:p>van 35 tot 36 jaren.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593" office:value-type="float">
            <text:p>1,59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13" office:value-type="float">
            <text:p>1813</text:p>
          </table:table-cell>
          <table:table-cell ns41:value-type="string" table:style-name="TL Metadata" office:value-type="string">
            <text:p>van 36 tot 37 jaren.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602" office:value-type="float">
            <text:p>1,60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12" office:value-type="float">
            <text:p>1812</text:p>
          </table:table-cell>
          <table:table-cell ns41:value-type="string" table:style-name="TL Metadata" office:value-type="string">
            <text:p>van 37 tot 38 jaren.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396" office:value-type="float">
            <text:p>1,39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11" office:value-type="float">
            <text:p>1811</text:p>
          </table:table-cell>
          <table:table-cell ns41:value-type="string" table:style-name="TL Metadata" office:value-type="string">
            <text:p>van 38 tot 39 jaren.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1368" office:value-type="float">
            <text:p>1,36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10" office:value-type="float">
            <text:p>1810</text:p>
          </table:table-cell>
          <table:table-cell ns41:value-type="string" table:style-name="TL Metadata" office:value-type="string">
            <text:p>van 39 tot 40 jaren.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243" office:value-type="float">
            <text:p>1,24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09" office:value-type="float">
            <text:p>1809</text:p>
          </table:table-cell>
          <table:table-cell ns41:value-type="string" table:style-name="TL Metadata" office:value-type="string">
            <text:p>van 40 tot 41 jaren.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1188" office:value-type="float">
            <text:p>1,18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08" office:value-type="float">
            <text:p>1808</text:p>
          </table:table-cell>
          <table:table-cell ns41:value-type="string" table:style-name="TL Metadata" office:value-type="string">
            <text:p>van 41 tot 42 jaren.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002" office:value-type="float">
            <text:p>1,00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07" office:value-type="float">
            <text:p>1807</text:p>
          </table:table-cell>
          <table:table-cell ns41:value-type="string" table:style-name="TL Metadata" office:value-type="string">
            <text:p>van 42 tot 43 jaren.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058" office:value-type="float">
            <text:p>1,05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06" office:value-type="float">
            <text:p>1806</text:p>
          </table:table-cell>
          <table:table-cell ns41:value-type="string" table:style-name="TL Metadata" office:value-type="string">
            <text:p>van 43 tot 44 jaren.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107" office:value-type="float">
            <text:p>1,10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05" office:value-type="float">
            <text:p>1805</text:p>
          </table:table-cell>
          <table:table-cell ns41:value-type="string" table:style-name="TL Metadata" office:value-type="string">
            <text:p>van 44 tot 45 jaren.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120" office:value-type="float">
            <text:p>1,12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04" office:value-type="float">
            <text:p>1804</text:p>
          </table:table-cell>
          <table:table-cell ns41:value-type="string" table:style-name="TL Metadata" office:value-type="string">
            <text:p>van 45 tot 46 jaren.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089" office:value-type="float">
            <text:p>1,08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03" office:value-type="float">
            <text:p>1803</text:p>
          </table:table-cell>
          <table:table-cell ns41:value-type="string" table:style-name="TL Metadata" office:value-type="string">
            <text:p>van 46 tot 47 jaren.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080" office:value-type="float">
            <text:p>1,08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02" office:value-type="float">
            <text:p>1802</text:p>
          </table:table-cell>
          <table:table-cell ns41:value-type="string" table:style-name="TL Metadata" office:value-type="string">
            <text:p>van 47 tot 48 jaren.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092" office:value-type="float">
            <text:p>1,09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01" office:value-type="float">
            <text:p>1801</text:p>
          </table:table-cell>
          <table:table-cell ns41:value-type="string" table:style-name="TL Metadata" office:value-type="string">
            <text:p>van 48 tot 49 jaren.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169" office:value-type="float">
            <text:p>1,16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800" office:value-type="float">
            <text:p>1800</text:p>
          </table:table-cell>
          <table:table-cell ns41:value-type="string" table:style-name="TL Metadata" office:value-type="string">
            <text:p>van 49 tot 50 jaren.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135" office:value-type="float">
            <text:p>1,13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99" office:value-type="float">
            <text:p>1799</text:p>
          </table:table-cell>
          <table:table-cell ns41:value-type="string" table:style-name="TL Metadata" office:value-type="string">
            <text:p>van 50 tot 51 jaren.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256" office:value-type="float">
            <text:p>1,25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table:style-name="TL Metadata"/>
          <table:table-cell ns41:value-type="string" table:style-name="TL Metadata" office:value-type="string">
            <text:p>Over te brengen</text:p>
          </table:table-cell>
          <table:table-cell/>
          <table:table-cell ns41:value-type="float" table:style-name="TL Data" office:value="35939" office:value-type="float">
            <text:p>35,939</text:p>
          </table:table-cell>
          <table:table-cell ns41:value-type="float" table:style-name="TL Data" office:value="12813" office:value-type="float">
            <text:p>12,813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49358" office:value-type="float">
            <text:p>49,358</text:p>
          </table:table-cell>
          <table:table-cell ns41:value-type="float" table:style-name="TL Data" office:value="33599" office:value-type="float">
            <text:p>33,599</text:p>
          </table:table-cell>
          <table:table-cell ns41:value-type="float" table:style-name="TL Data" office:value="13221" office:value-type="float">
            <text:p>13,221</text:p>
          </table:table-cell>
          <table:table-cell ns41:value-type="float" table:style-name="TL Data" office:value="1291" office:value-type="float">
            <text:p>1,291</text:p>
          </table:table-cell>
          <table:table-cell ns41:value-type="float" table:style-name="TL Data" office:value="48111" office:value-type="float">
            <text:p>48,111</text:p>
          </table:table-cell>
          <table:table-cell ns41:value-type="float" table:style-name="TL Data" office:value="97469" office:value-type="float">
            <text:p>97,46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98" office:value-type="float">
            <text:p>1798</text:p>
          </table:table-cell>
          <table:table-cell ns41:value-type="string" table:style-name="TL Metadata" office:value-type="string">
            <text:p>van 51 tot 52 jaren.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002" office:value-type="float">
            <text:p>1,00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97" office:value-type="float">
            <text:p>1797</text:p>
          </table:table-cell>
          <table:table-cell ns41:value-type="string" table:style-name="TL Metadata" office:value-type="string">
            <text:p>van 52 tot 53 jaren.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032" office:value-type="float">
            <text:p>1,03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96" office:value-type="float">
            <text:p>1796</text:p>
          </table:table-cell>
          <table:table-cell ns41:value-type="string" table:style-name="TL Metadata" office:value-type="string">
            <text:p>van 53 tot 54 jaren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936" office:value-type="float">
            <text:p>93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95" office:value-type="float">
            <text:p>1795</text:p>
          </table:table-cell>
          <table:table-cell ns41:value-type="string" table:style-name="TL Metadata" office:value-type="string">
            <text:p>van 54 tot 55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880" office:value-type="float">
            <text:p>88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94" office:value-type="float">
            <text:p>1794</text:p>
          </table:table-cell>
          <table:table-cell ns41:value-type="string" table:style-name="TL Metadata" office:value-type="string">
            <text:p>van 55 tot 56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801" office:value-type="float">
            <text:p>80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93" office:value-type="float">
            <text:p>1793</text:p>
          </table:table-cell>
          <table:table-cell ns41:value-type="string" table:style-name="TL Metadata" office:value-type="string">
            <text:p>van 56 tot 57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812" office:value-type="float">
            <text:p>81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92" office:value-type="float">
            <text:p>1792</text:p>
          </table:table-cell>
          <table:table-cell ns41:value-type="string" table:style-name="TL Metadata" office:value-type="string">
            <text:p>van 57 tot 58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806" office:value-type="float">
            <text:p>80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91" office:value-type="float">
            <text:p>1791</text:p>
          </table:table-cell>
          <table:table-cell ns41:value-type="string" table:style-name="TL Metadata" office:value-type="string">
            <text:p>van 58 tot 59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753" office:value-type="float">
            <text:p>75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90" office:value-type="float">
            <text:p>1790</text:p>
          </table:table-cell>
          <table:table-cell ns41:value-type="string" table:style-name="TL Metadata" office:value-type="string">
            <text:p>van 59 tot 60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665" office:value-type="float">
            <text:p>66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89" office:value-type="float">
            <text:p>1789</text:p>
          </table:table-cell>
          <table:table-cell ns41:value-type="string" table:style-name="TL Metadata" office:value-type="string">
            <text:p>van 60 tot 61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662" office:value-type="float">
            <text:p>66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88" office:value-type="float">
            <text:p>1788</text:p>
          </table:table-cell>
          <table:table-cell ns41:value-type="string" table:style-name="TL Metadata" office:value-type="string">
            <text:p>van 61 tot 62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592" office:value-type="float">
            <text:p>59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87" office:value-type="float">
            <text:p>1787</text:p>
          </table:table-cell>
          <table:table-cell ns41:value-type="string" table:style-name="TL Metadata" office:value-type="string">
            <text:p>van 62 tot 63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661" office:value-type="float">
            <text:p>66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86" office:value-type="float">
            <text:p>1786</text:p>
          </table:table-cell>
          <table:table-cell ns41:value-type="string" table:style-name="TL Metadata" office:value-type="string">
            <text:p>van 63 tot 64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591" office:value-type="float">
            <text:p>59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85" office:value-type="float">
            <text:p>1785</text:p>
          </table:table-cell>
          <table:table-cell ns41:value-type="string" table:style-name="TL Metadata" office:value-type="string">
            <text:p>van 64 tot 65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586" office:value-type="float">
            <text:p>58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84" office:value-type="float">
            <text:p>1784</text:p>
          </table:table-cell>
          <table:table-cell ns41:value-type="string" table:style-name="TL Metadata" office:value-type="string">
            <text:p>van 65 tot 66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53" office:value-type="float">
            <text:p>45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83" office:value-type="float">
            <text:p>1783</text:p>
          </table:table-cell>
          <table:table-cell ns41:value-type="string" table:style-name="TL Metadata" office:value-type="string">
            <text:p>van 66 tot 67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82" office:value-type="float">
            <text:p>38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82" office:value-type="float">
            <text:p>1782</text:p>
          </table:table-cell>
          <table:table-cell ns41:value-type="string" table:style-name="TL Metadata" office:value-type="string">
            <text:p>van 67 tot 68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49" office:value-type="float">
            <text:p>34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81" office:value-type="float">
            <text:p>1781</text:p>
          </table:table-cell>
          <table:table-cell ns41:value-type="string" table:style-name="TL Metadata" office:value-type="string">
            <text:p>van 68 tot 69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28" office:value-type="float">
            <text:p>32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80" office:value-type="float">
            <text:p>1780</text:p>
          </table:table-cell>
          <table:table-cell ns41:value-type="string" table:style-name="TL Metadata" office:value-type="string">
            <text:p>van 69 tot 70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13" office:value-type="float">
            <text:p>31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79" office:value-type="float">
            <text:p>1779</text:p>
          </table:table-cell>
          <table:table-cell ns41:value-type="string" table:style-name="TL Metadata" office:value-type="string">
            <text:p>van 70 tot 71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78" office:value-type="float">
            <text:p>1778</text:p>
          </table:table-cell>
          <table:table-cell ns41:value-type="string" table:style-name="TL Metadata" office:value-type="string">
            <text:p>van 71 tot 72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37" office:value-type="float">
            <text:p>23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77" office:value-type="float">
            <text:p>1777</text:p>
          </table:table-cell>
          <table:table-cell ns41:value-type="string" table:style-name="TL Metadata" office:value-type="string">
            <text:p>van 72 tot 73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53" office:value-type="float">
            <text:p>25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76" office:value-type="float">
            <text:p>1776</text:p>
          </table:table-cell>
          <table:table-cell ns41:value-type="string" table:style-name="TL Metadata" office:value-type="string">
            <text:p>van 73 tot 7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88" office:value-type="float">
            <text:p>18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75" office:value-type="float">
            <text:p>1775</text:p>
          </table:table-cell>
          <table:table-cell ns41:value-type="string" table:style-name="TL Metadata" office:value-type="string">
            <text:p>van 74 tot 75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79" office:value-type="float">
            <text:p>17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74" office:value-type="float">
            <text:p>1774</text:p>
          </table:table-cell>
          <table:table-cell ns41:value-type="string" table:style-name="TL Metadata" office:value-type="string">
            <text:p>van 75 tot 76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96" office:value-type="float">
            <text:p>19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73" office:value-type="float">
            <text:p>1773</text:p>
          </table:table-cell>
          <table:table-cell ns41:value-type="string" table:style-name="TL Metadata" office:value-type="string">
            <text:p>van 76 tot 77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6" office:value-type="float">
            <text:p>15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72" office:value-type="float">
            <text:p>1772</text:p>
          </table:table-cell>
          <table:table-cell ns41:value-type="string" table:style-name="TL Metadata" office:value-type="string">
            <text:p>van 77 tot 78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8" office:value-type="float">
            <text:p>14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71" office:value-type="float">
            <text:p>1771</text:p>
          </table:table-cell>
          <table:table-cell ns41:value-type="string" table:style-name="TL Metadata" office:value-type="string">
            <text:p>van 78 tot 7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1" office:value-type="float">
            <text:p>11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70" office:value-type="float">
            <text:p>1770</text:p>
          </table:table-cell>
          <table:table-cell ns41:value-type="string" table:style-name="TL Metadata" office:value-type="string">
            <text:p>van 79 tot 80 jaren.</text:p>
          </table:table-cell>
          <table:table-cell/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27" office:value-type="float">
            <text:p>12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69" office:value-type="float">
            <text:p>1769</text:p>
          </table:table-cell>
          <table:table-cell ns41:value-type="string" table:style-name="TL Metadata" office:value-type="string">
            <text:p>van 80 tot 8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6" office:value-type="float">
            <text:p>7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68" office:value-type="float">
            <text:p>1768</text:p>
          </table:table-cell>
          <table:table-cell ns41:value-type="string" table:style-name="TL Metadata" office:value-type="string">
            <text:p>van 81 tot 8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67" office:value-type="float">
            <text:p>1767</text:p>
          </table:table-cell>
          <table:table-cell ns41:value-type="string" table:style-name="TL Metadata" office:value-type="string">
            <text:p>van 82 tot 83 jaren.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66" office:value-type="float">
            <text:p>1766</text:p>
          </table:table-cell>
          <table:table-cell ns41:value-type="string" table:style-name="TL Metadata" office:value-type="string">
            <text:p>van 83 tot 8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65" office:value-type="float">
            <text:p>1765</text:p>
          </table:table-cell>
          <table:table-cell ns41:value-type="string" table:style-name="TL Metadata" office:value-type="string">
            <text:p>van 84 tot 8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64" office:value-type="float">
            <text:p>1764</text:p>
          </table:table-cell>
          <table:table-cell ns41:value-type="string" table:style-name="TL Metadata" office:value-type="string">
            <text:p>van 85 tot 86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63" office:value-type="float">
            <text:p>1763</text:p>
          </table:table-cell>
          <table:table-cell ns41:value-type="string" table:style-name="TL Metadata" office:value-type="string">
            <text:p>van 86 tot 87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62" office:value-type="float">
            <text:p>1762</text:p>
          </table:table-cell>
          <table:table-cell ns41:value-type="string" table:style-name="TL Metadata" office:value-type="string">
            <text:p>van 87 tot 88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61" office:value-type="float">
            <text:p>1761</text:p>
          </table:table-cell>
          <table:table-cell ns41:value-type="string" table:style-name="TL Metadata" office:value-type="string">
            <text:p>van 88 tot 89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60" office:value-type="float">
            <text:p>1760</text:p>
          </table:table-cell>
          <table:table-cell ns41:value-type="string" table:style-name="TL Metadata" office:value-type="string">
            <text:p>van 89 tot 9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59" office:value-type="float">
            <text:p>1759</text:p>
          </table:table-cell>
          <table:table-cell ns41:value-type="string" table:style-name="TL Metadata" office:value-type="string">
            <text:p>van 90 tot 91 jaren.</text:p>
          </table:table-cell>
          <table:table-cell/>
          <table:table-cell table:style-name="TL Data"/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58" office:value-type="float">
            <text:p>1758</text:p>
          </table:table-cell>
          <table:table-cell ns41:value-type="string" table:style-name="TL Metadata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57" office:value-type="float">
            <text:p>1757</text:p>
          </table:table-cell>
          <table:table-cell ns41:value-type="string" table:style-name="TL Metadata" office:value-type="string">
            <text:p>van 92 tot 93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56" office:value-type="float">
            <text:p>1756</text:p>
          </table:table-cell>
          <table:table-cell ns41:value-type="string" table:style-name="TL Metadata" office:value-type="string">
            <text:p>van 93 tot 9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55" office:value-type="float">
            <text:p>1755</text:p>
          </table:table-cell>
          <table:table-cell ns41:value-type="string" table:style-name="TL Metadata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54" office:value-type="float">
            <text:p>1754</text:p>
          </table:table-cell>
          <table:table-cell ns41:value-type="string" table:style-name="TL Metadata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53" office:value-type="float">
            <text:p>1753</text:p>
          </table:table-cell>
          <table:table-cell ns41:value-type="string" table:style-name="TL Metadata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52" office:value-type="float">
            <text:p>1752</text:p>
          </table:table-cell>
          <table:table-cell ns41:value-type="string" table:style-name="TL Metadata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51" office:value-type="float">
            <text:p>1751</text:p>
          </table:table-cell>
          <table:table-cell ns41:value-type="string" table:style-name="TL Metadata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50" office:value-type="float">
            <text:p>1750</text:p>
          </table:table-cell>
          <table:table-cell ns41:value-type="string" table:style-name="TL Metadata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ns41:value-type="float" table:style-name="TL Metadata" office:value="1749" office:value-type="float">
            <text:p>1749</text:p>
          </table:table-cell>
          <table:table-cell ns41:value-type="string" table:style-name="TL Metadata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table:style-name="TL Metadata"/>
          <table:table-cell ns41:value-type="string" table:style-name="TL Metadata" office:value-type="string">
            <text:p>Onbekende ouderdom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HONDERD EN ZEVEN GEMEENTEN TEN PLATTEN LANDE.</text:p>
          </table:table-cell>
          <table:table-cell table:style-name="TL Metadata"/>
          <table:table-cell ns41:value-type="string" table:style-name="TL Metadata" office:value-type="string">
            <text:p>TOTAAL.</text:p>
          </table:table-cell>
          <table:table-cell/>
          <table:table-cell ns41:value-type="float" table:style-name="TL Data" office:value="36345" office:value-type="float">
            <text:p>36,345</text:p>
          </table:table-cell>
          <table:table-cell ns41:value-type="float" table:style-name="TL Data" office:value="17710" office:value-type="float">
            <text:p>17,710</text:p>
          </table:table-cell>
          <table:table-cell ns41:value-type="float" table:style-name="TL Data" office:value="1997" office:value-type="float">
            <text:p>1,997</text:p>
          </table:table-cell>
          <table:table-cell ns41:value-type="float" table:style-name="TL Data" office:value="56052" office:value-type="float">
            <text:p>56,052</text:p>
          </table:table-cell>
          <table:table-cell ns41:value-type="float" table:style-name="TL Data" office:value="34085" office:value-type="float">
            <text:p>34,085</text:p>
          </table:table-cell>
          <table:table-cell ns41:value-type="float" table:style-name="TL Data" office:value="17664" office:value-type="float">
            <text:p>17,664</text:p>
          </table:table-cell>
          <table:table-cell ns41:value-type="float" table:style-name="TL Data" office:value="4476" office:value-type="float">
            <text:p>4,476</text:p>
          </table:table-cell>
          <table:table-cell ns41:value-type="float" table:style-name="TL Data" office:value="56225" office:value-type="float">
            <text:p>56,225</text:p>
          </table:table-cell>
          <table:table-cell ns41:value-type="float" table:style-name="TL Data" office:value="112277" office:value-type="float">
            <text:p>112,27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49" office:value-type="float">
            <text:p>1849</text:p>
          </table:table-cell>
          <table:table-cell ns41:value-type="string" table:style-name="TL Metadata" office:value-type="string">
            <text:p>Beneden het jaar.</text:p>
          </table:table-cell>
          <table:table-cell/>
          <table:table-cell ns41:value-type="float" table:style-name="TL Data" office:value="2388" office:value-type="float">
            <text:p>2,388</text:p>
          </table:table-cell>
          <table:table-cell table:style-name="TL Data" table:number-columns-repeated="2"/>
          <table:table-cell ns41:value-type="float" table:style-name="TL Data" office:value="2388" office:value-type="float">
            <text:p>2,388</text:p>
          </table:table-cell>
          <table:table-cell ns41:value-type="float" table:style-name="TL Data" office:value="2307" office:value-type="float">
            <text:p>2,307</text:p>
          </table:table-cell>
          <table:table-cell table:style-name="TL Data" table:number-columns-repeated="2"/>
          <table:table-cell ns41:value-type="float" table:style-name="TL Data" office:value="2307" office:value-type="float">
            <text:p>2,307</text:p>
          </table:table-cell>
          <table:table-cell ns41:value-type="float" table:style-name="TL Data" office:value="4695" office:value-type="float">
            <text:p>4,69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48" office:value-type="float">
            <text:p>1848</text:p>
          </table:table-cell>
          <table:table-cell ns41:value-type="string" table:style-name="TL Metadata" office:value-type="string">
            <text:p>van 1 tot 2 jaren.</text:p>
          </table:table-cell>
          <table:table-cell/>
          <table:table-cell ns41:value-type="float" table:style-name="TL Data" office:value="1847" office:value-type="float">
            <text:p>1,847</text:p>
          </table:table-cell>
          <table:table-cell table:style-name="TL Data" table:number-columns-repeated="2"/>
          <table:table-cell ns41:value-type="float" table:style-name="TL Data" office:value="1847" office:value-type="float">
            <text:p>1,847</text:p>
          </table:table-cell>
          <table:table-cell ns41:value-type="float" table:style-name="TL Data" office:value="1871" office:value-type="float">
            <text:p>1,871</text:p>
          </table:table-cell>
          <table:table-cell table:style-name="TL Data" table:number-columns-repeated="2"/>
          <table:table-cell ns41:value-type="float" table:style-name="TL Data" office:value="1871" office:value-type="float">
            <text:p>1,871</text:p>
          </table:table-cell>
          <table:table-cell ns41:value-type="float" table:style-name="TL Data" office:value="3718" office:value-type="float">
            <text:p>3,71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47" office:value-type="float">
            <text:p>1847</text:p>
          </table:table-cell>
          <table:table-cell ns41:value-type="string" table:style-name="TL Metadata" office:value-type="string">
            <text:p>van 2 tot 3 jaren.</text:p>
          </table:table-cell>
          <table:table-cell/>
          <table:table-cell ns41:value-type="float" table:style-name="TL Data" office:value="1737" office:value-type="float">
            <text:p>1,737</text:p>
          </table:table-cell>
          <table:table-cell table:style-name="TL Data" table:number-columns-repeated="2"/>
          <table:table-cell ns41:value-type="float" table:style-name="TL Data" office:value="1737" office:value-type="float">
            <text:p>1,737</text:p>
          </table:table-cell>
          <table:table-cell ns41:value-type="float" table:style-name="TL Data" office:value="1772" office:value-type="float">
            <text:p>1,772</text:p>
          </table:table-cell>
          <table:table-cell table:style-name="TL Data" table:number-columns-repeated="2"/>
          <table:table-cell ns41:value-type="float" table:style-name="TL Data" office:value="1772" office:value-type="float">
            <text:p>1,772</text:p>
          </table:table-cell>
          <table:table-cell ns41:value-type="float" table:style-name="TL Data" office:value="3509" office:value-type="float">
            <text:p>3,50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46" office:value-type="float">
            <text:p>1846</text:p>
          </table:table-cell>
          <table:table-cell ns41:value-type="string" table:style-name="TL Metadata" office:value-type="string">
            <text:p>van 3 tot 4 jaren.</text:p>
          </table:table-cell>
          <table:table-cell/>
          <table:table-cell ns41:value-type="float" table:style-name="TL Data" office:value="1591" office:value-type="float">
            <text:p>1,591</text:p>
          </table:table-cell>
          <table:table-cell table:style-name="TL Data" table:number-columns-repeated="2"/>
          <table:table-cell ns41:value-type="float" table:style-name="TL Data" office:value="1591" office:value-type="float">
            <text:p>1,591</text:p>
          </table:table-cell>
          <table:table-cell ns41:value-type="float" table:style-name="TL Data" office:value="1630" office:value-type="float">
            <text:p>1,630</text:p>
          </table:table-cell>
          <table:table-cell table:style-name="TL Data" table:number-columns-repeated="2"/>
          <table:table-cell ns41:value-type="float" table:style-name="TL Data" office:value="1630" office:value-type="float">
            <text:p>1,630</text:p>
          </table:table-cell>
          <table:table-cell ns41:value-type="float" table:style-name="TL Data" office:value="3221" office:value-type="float">
            <text:p>3,22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45" office:value-type="float">
            <text:p>1845</text:p>
          </table:table-cell>
          <table:table-cell ns41:value-type="string" table:style-name="TL Metadata" office:value-type="string">
            <text:p>van 4 tot 5 jaren.</text:p>
          </table:table-cell>
          <table:table-cell/>
          <table:table-cell ns41:value-type="float" table:style-name="TL Data" office:value="1830" office:value-type="float">
            <text:p>1,830</text:p>
          </table:table-cell>
          <table:table-cell table:style-name="TL Data" table:number-columns-repeated="2"/>
          <table:table-cell ns41:value-type="float" table:style-name="TL Data" office:value="1830" office:value-type="float">
            <text:p>1,830</text:p>
          </table:table-cell>
          <table:table-cell ns41:value-type="float" table:style-name="TL Data" office:value="1804" office:value-type="float">
            <text:p>1,804</text:p>
          </table:table-cell>
          <table:table-cell table:style-name="TL Data" table:number-columns-repeated="2"/>
          <table:table-cell ns41:value-type="float" table:style-name="TL Data" office:value="1804" office:value-type="float">
            <text:p>1,804</text:p>
          </table:table-cell>
          <table:table-cell ns41:value-type="float" table:style-name="TL Data" office:value="3634" office:value-type="float">
            <text:p>3,63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44" office:value-type="float">
            <text:p>1844</text:p>
          </table:table-cell>
          <table:table-cell ns41:value-type="string" table:style-name="TL Metadata" office:value-type="string">
            <text:p>van 5 tot 6 jaren.</text:p>
          </table:table-cell>
          <table:table-cell/>
          <table:table-cell ns41:value-type="float" table:style-name="TL Data" office:value="1762" office:value-type="float">
            <text:p>1,762</text:p>
          </table:table-cell>
          <table:table-cell table:style-name="TL Data" table:number-columns-repeated="2"/>
          <table:table-cell ns41:value-type="float" table:style-name="TL Data" office:value="1762" office:value-type="float">
            <text:p>1,762</text:p>
          </table:table-cell>
          <table:table-cell ns41:value-type="float" table:style-name="TL Data" office:value="1767" office:value-type="float">
            <text:p>1,767</text:p>
          </table:table-cell>
          <table:table-cell table:style-name="TL Data" table:number-columns-repeated="2"/>
          <table:table-cell ns41:value-type="float" table:style-name="TL Data" office:value="1767" office:value-type="float">
            <text:p>1,767</text:p>
          </table:table-cell>
          <table:table-cell ns41:value-type="float" table:style-name="TL Data" office:value="3529" office:value-type="float">
            <text:p>3,52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43" office:value-type="float">
            <text:p>1843</text:p>
          </table:table-cell>
          <table:table-cell ns41:value-type="string" table:style-name="TL Metadata" office:value-type="string">
            <text:p>van 6 tot 7 jaren.</text:p>
          </table:table-cell>
          <table:table-cell/>
          <table:table-cell ns41:value-type="float" table:style-name="TL Data" office:value="1771" office:value-type="float">
            <text:p>1,771</text:p>
          </table:table-cell>
          <table:table-cell table:style-name="TL Data" table:number-columns-repeated="2"/>
          <table:table-cell ns41:value-type="float" table:style-name="TL Data" office:value="1771" office:value-type="float">
            <text:p>1,771</text:p>
          </table:table-cell>
          <table:table-cell ns41:value-type="float" table:style-name="TL Data" office:value="1760" office:value-type="float">
            <text:p>1,760</text:p>
          </table:table-cell>
          <table:table-cell table:style-name="TL Data" table:number-columns-repeated="2"/>
          <table:table-cell ns41:value-type="float" table:style-name="TL Data" office:value="1760" office:value-type="float">
            <text:p>1,760</text:p>
          </table:table-cell>
          <table:table-cell ns41:value-type="float" table:style-name="TL Data" office:value="3531" office:value-type="float">
            <text:p>3,53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42" office:value-type="float">
            <text:p>1842</text:p>
          </table:table-cell>
          <table:table-cell ns41:value-type="string" table:style-name="TL Metadata" office:value-type="string">
            <text:p>van 7 tot 8 jaren.</text:p>
          </table:table-cell>
          <table:table-cell/>
          <table:table-cell ns41:value-type="float" table:style-name="TL Data" office:value="1664" office:value-type="float">
            <text:p>1,664</text:p>
          </table:table-cell>
          <table:table-cell table:style-name="TL Data" table:number-columns-repeated="2"/>
          <table:table-cell ns41:value-type="float" table:style-name="TL Data" office:value="1664" office:value-type="float">
            <text:p>1,664</text:p>
          </table:table-cell>
          <table:table-cell ns41:value-type="float" table:style-name="TL Data" office:value="1754" office:value-type="float">
            <text:p>1,754</text:p>
          </table:table-cell>
          <table:table-cell table:style-name="TL Data" table:number-columns-repeated="2"/>
          <table:table-cell ns41:value-type="float" table:style-name="TL Data" office:value="1754" office:value-type="float">
            <text:p>1,754</text:p>
          </table:table-cell>
          <table:table-cell ns41:value-type="float" table:style-name="TL Data" office:value="3418" office:value-type="float">
            <text:p>3,41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41" office:value-type="float">
            <text:p>1841</text:p>
          </table:table-cell>
          <table:table-cell ns41:value-type="string" table:style-name="TL Metadata" office:value-type="string">
            <text:p>van 8 tot 9 jaren.</text:p>
          </table:table-cell>
          <table:table-cell/>
          <table:table-cell ns41:value-type="float" table:style-name="TL Data" office:value="1859" office:value-type="float">
            <text:p>1,859</text:p>
          </table:table-cell>
          <table:table-cell table:style-name="TL Data" table:number-columns-repeated="2"/>
          <table:table-cell ns41:value-type="float" table:style-name="TL Data" office:value="1859" office:value-type="float">
            <text:p>1,859</text:p>
          </table:table-cell>
          <table:table-cell ns41:value-type="float" table:style-name="TL Data" office:value="1852" office:value-type="float">
            <text:p>1,852</text:p>
          </table:table-cell>
          <table:table-cell table:style-name="TL Data" table:number-columns-repeated="2"/>
          <table:table-cell ns41:value-type="float" table:style-name="TL Data" office:value="1852" office:value-type="float">
            <text:p>1,852</text:p>
          </table:table-cell>
          <table:table-cell ns41:value-type="float" table:style-name="TL Data" office:value="3711" office:value-type="float">
            <text:p>3,71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40" office:value-type="float">
            <text:p>1840</text:p>
          </table:table-cell>
          <table:table-cell ns41:value-type="string" table:style-name="TL Metadata" office:value-type="string">
            <text:p>van 9 tot 10 jaren.</text:p>
          </table:table-cell>
          <table:table-cell/>
          <table:table-cell ns41:value-type="float" table:style-name="TL Data" office:value="2014" office:value-type="float">
            <text:p>2,014</text:p>
          </table:table-cell>
          <table:table-cell table:style-name="TL Data" table:number-columns-repeated="2"/>
          <table:table-cell ns41:value-type="float" table:style-name="TL Data" office:value="2014" office:value-type="float">
            <text:p>2,014</text:p>
          </table:table-cell>
          <table:table-cell ns41:value-type="float" table:style-name="TL Data" office:value="1957" office:value-type="float">
            <text:p>1,957</text:p>
          </table:table-cell>
          <table:table-cell table:style-name="TL Data" table:number-columns-repeated="2"/>
          <table:table-cell ns41:value-type="float" table:style-name="TL Data" office:value="1957" office:value-type="float">
            <text:p>1,957</text:p>
          </table:table-cell>
          <table:table-cell ns41:value-type="float" table:style-name="TL Data" office:value="3971" office:value-type="float">
            <text:p>3,97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39" office:value-type="float">
            <text:p>1839</text:p>
          </table:table-cell>
          <table:table-cell ns41:value-type="string" table:style-name="TL Metadata" office:value-type="string">
            <text:p>van 10 tot 11 jaren.</text:p>
          </table:table-cell>
          <table:table-cell/>
          <table:table-cell ns41:value-type="float" table:style-name="TL Data" office:value="1887" office:value-type="float">
            <text:p>1,887</text:p>
          </table:table-cell>
          <table:table-cell table:style-name="TL Data" table:number-columns-repeated="2"/>
          <table:table-cell ns41:value-type="float" table:style-name="TL Data" office:value="1887" office:value-type="float">
            <text:p>1,887</text:p>
          </table:table-cell>
          <table:table-cell ns41:value-type="float" table:style-name="TL Data" office:value="1977" office:value-type="float">
            <text:p>1,977</text:p>
          </table:table-cell>
          <table:table-cell table:style-name="TL Data" table:number-columns-repeated="2"/>
          <table:table-cell ns41:value-type="float" table:style-name="TL Data" office:value="1977" office:value-type="float">
            <text:p>1,977</text:p>
          </table:table-cell>
          <table:table-cell ns41:value-type="float" table:style-name="TL Data" office:value="3864" office:value-type="float">
            <text:p>3,86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38" office:value-type="float">
            <text:p>1838</text:p>
          </table:table-cell>
          <table:table-cell ns41:value-type="string" table:style-name="TL Metadata" office:value-type="string">
            <text:p>van 11 tot 12 jaren.</text:p>
          </table:table-cell>
          <table:table-cell/>
          <table:table-cell ns41:value-type="float" table:style-name="TL Data" office:value="1889" office:value-type="float">
            <text:p>1,889</text:p>
          </table:table-cell>
          <table:table-cell table:style-name="TL Data" table:number-columns-repeated="2"/>
          <table:table-cell ns41:value-type="float" table:style-name="TL Data" office:value="1889" office:value-type="float">
            <text:p>1,889</text:p>
          </table:table-cell>
          <table:table-cell ns41:value-type="float" table:style-name="TL Data" office:value="1854" office:value-type="float">
            <text:p>1,854</text:p>
          </table:table-cell>
          <table:table-cell table:style-name="TL Data" table:number-columns-repeated="2"/>
          <table:table-cell ns41:value-type="float" table:style-name="TL Data" office:value="1854" office:value-type="float">
            <text:p>1,854</text:p>
          </table:table-cell>
          <table:table-cell ns41:value-type="float" table:style-name="TL Data" office:value="3743" office:value-type="float">
            <text:p>3,74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37" office:value-type="float">
            <text:p>1837</text:p>
          </table:table-cell>
          <table:table-cell ns41:value-type="string" table:style-name="TL Metadata" office:value-type="string">
            <text:p>van 12 tot 13 jaren.</text:p>
          </table:table-cell>
          <table:table-cell/>
          <table:table-cell ns41:value-type="float" table:style-name="TL Data" office:value="1787" office:value-type="float">
            <text:p>1,787</text:p>
          </table:table-cell>
          <table:table-cell table:style-name="TL Data" table:number-columns-repeated="2"/>
          <table:table-cell ns41:value-type="float" table:style-name="TL Data" office:value="1787" office:value-type="float">
            <text:p>1,787</text:p>
          </table:table-cell>
          <table:table-cell ns41:value-type="float" table:style-name="TL Data" office:value="1731" office:value-type="float">
            <text:p>1,731</text:p>
          </table:table-cell>
          <table:table-cell table:style-name="TL Data" table:number-columns-repeated="2"/>
          <table:table-cell ns41:value-type="float" table:style-name="TL Data" office:value="1731" office:value-type="float">
            <text:p>1,731</text:p>
          </table:table-cell>
          <table:table-cell ns41:value-type="float" table:style-name="TL Data" office:value="3518" office:value-type="float">
            <text:p>3,51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36" office:value-type="float">
            <text:p>1836</text:p>
          </table:table-cell>
          <table:table-cell ns41:value-type="string" table:style-name="TL Metadata" office:value-type="string">
            <text:p>van 13 tot 14 jaren.</text:p>
          </table:table-cell>
          <table:table-cell/>
          <table:table-cell ns41:value-type="float" table:style-name="TL Data" office:value="1758" office:value-type="float">
            <text:p>1,758</text:p>
          </table:table-cell>
          <table:table-cell table:style-name="TL Data" table:number-columns-repeated="2"/>
          <table:table-cell ns41:value-type="float" table:style-name="TL Data" office:value="1758" office:value-type="float">
            <text:p>1,758</text:p>
          </table:table-cell>
          <table:table-cell ns41:value-type="float" table:style-name="TL Data" office:value="1668" office:value-type="float">
            <text:p>1,668</text:p>
          </table:table-cell>
          <table:table-cell table:style-name="TL Data" table:number-columns-repeated="2"/>
          <table:table-cell ns41:value-type="float" table:style-name="TL Data" office:value="1668" office:value-type="float">
            <text:p>1,668</text:p>
          </table:table-cell>
          <table:table-cell ns41:value-type="float" table:style-name="TL Data" office:value="3426" office:value-type="float">
            <text:p>3,42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35" office:value-type="float">
            <text:p>1835</text:p>
          </table:table-cell>
          <table:table-cell ns41:value-type="string" table:style-name="TL Metadata" office:value-type="string">
            <text:p>van 14 tot 15 jaren.</text:p>
          </table:table-cell>
          <table:table-cell/>
          <table:table-cell ns41:value-type="float" table:style-name="TL Data" office:value="1736" office:value-type="float">
            <text:p>1,736</text:p>
          </table:table-cell>
          <table:table-cell table:style-name="TL Data" table:number-columns-repeated="2"/>
          <table:table-cell ns41:value-type="float" table:style-name="TL Data" office:value="1736" office:value-type="float">
            <text:p>1,736</text:p>
          </table:table-cell>
          <table:table-cell ns41:value-type="float" table:style-name="TL Data" office:value="1718" office:value-type="float">
            <text:p>1,718</text:p>
          </table:table-cell>
          <table:table-cell table:style-name="TL Data" table:number-columns-repeated="2"/>
          <table:table-cell ns41:value-type="float" table:style-name="TL Data" office:value="1718" office:value-type="float">
            <text:p>1,718</text:p>
          </table:table-cell>
          <table:table-cell ns41:value-type="float" table:style-name="TL Data" office:value="3454" office:value-type="float">
            <text:p>3,45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34" office:value-type="float">
            <text:p>1834</text:p>
          </table:table-cell>
          <table:table-cell ns41:value-type="string" table:style-name="TL Metadata" office:value-type="string">
            <text:p>van 15 tot 16 jaren.</text:p>
          </table:table-cell>
          <table:table-cell/>
          <table:table-cell ns41:value-type="float" table:style-name="TL Data" office:value="1623" office:value-type="float">
            <text:p>1,623</text:p>
          </table:table-cell>
          <table:table-cell table:style-name="TL Data" table:number-columns-repeated="2"/>
          <table:table-cell ns41:value-type="float" table:style-name="TL Data" office:value="1623" office:value-type="float">
            <text:p>1,623</text:p>
          </table:table-cell>
          <table:table-cell ns41:value-type="float" table:style-name="TL Data" office:value="1643" office:value-type="float">
            <text:p>1,643</text:p>
          </table:table-cell>
          <table:table-cell table:style-name="TL Data" table:number-columns-repeated="2"/>
          <table:table-cell ns41:value-type="float" table:style-name="TL Data" office:value="1643" office:value-type="float">
            <text:p>1,643</text:p>
          </table:table-cell>
          <table:table-cell ns41:value-type="float" table:style-name="TL Data" office:value="3266" office:value-type="float">
            <text:p>3,26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33" office:value-type="float">
            <text:p>1833</text:p>
          </table:table-cell>
          <table:table-cell ns41:value-type="string" table:style-name="TL Metadata" office:value-type="string">
            <text:p>van 16 tot 17 jaren.</text:p>
          </table:table-cell>
          <table:table-cell/>
          <table:table-cell ns41:value-type="float" table:style-name="TL Data" office:value="1633" office:value-type="float">
            <text:p>1,633</text:p>
          </table:table-cell>
          <table:table-cell table:style-name="TL Data" table:number-columns-repeated="2"/>
          <table:table-cell ns41:value-type="float" table:style-name="TL Data" office:value="1633" office:value-type="float">
            <text:p>1,633</text:p>
          </table:table-cell>
          <table:table-cell ns41:value-type="float" table:style-name="TL Data" office:value="1568" office:value-type="float">
            <text:p>1,568</text:p>
          </table:table-cell>
          <table:table-cell table:style-name="TL Data" table:number-columns-repeated="2"/>
          <table:table-cell ns41:value-type="float" table:style-name="TL Data" office:value="1568" office:value-type="float">
            <text:p>1,568</text:p>
          </table:table-cell>
          <table:table-cell ns41:value-type="float" table:style-name="TL Data" office:value="3201" office:value-type="float">
            <text:p>3,20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32" office:value-type="float">
            <text:p>1832</text:p>
          </table:table-cell>
          <table:table-cell ns41:value-type="string" table:style-name="TL Metadata" office:value-type="string">
            <text:p>van 17 tot 18 jaren.</text:p>
          </table:table-cell>
          <table:table-cell/>
          <table:table-cell ns41:value-type="float" table:style-name="TL Data" office:value="1403" office:value-type="float">
            <text:p>1,403</text:p>
          </table:table-cell>
          <table:table-cell table:style-name="TL Data" table:number-columns-repeated="2"/>
          <table:table-cell ns41:value-type="float" table:style-name="TL Data" office:value="1403" office:value-type="float">
            <text:p>1,403</text:p>
          </table:table-cell>
          <table:table-cell ns41:value-type="float" table:style-name="TL Data" office:value="1475" office:value-type="float">
            <text:p>1,47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77" office:value-type="float">
            <text:p>1,477</text:p>
          </table:table-cell>
          <table:table-cell ns41:value-type="float" table:style-name="TL Data" office:value="2880" office:value-type="float">
            <text:p>2,88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31" office:value-type="float">
            <text:p>1831</text:p>
          </table:table-cell>
          <table:table-cell ns41:value-type="string" table:style-name="TL Metadata" office:value-type="string">
            <text:p>van 18 tot 19 jaren.</text:p>
          </table:table-cell>
          <table:table-cell/>
          <table:table-cell ns41:value-type="float" table:style-name="TL Data" office:value="1417" office:value-type="float">
            <text:p>1,41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422" office:value-type="float">
            <text:p>1,422</text:p>
          </table:table-cell>
          <table:table-cell ns41:value-type="float" table:style-name="TL Data" office:value="1335" office:value-type="float">
            <text:p>1,33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345" office:value-type="float">
            <text:p>1,345</text:p>
          </table:table-cell>
          <table:table-cell ns41:value-type="float" table:style-name="TL Data" office:value="2767" office:value-type="float">
            <text:p>2,76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30" office:value-type="float">
            <text:p>1830</text:p>
          </table:table-cell>
          <table:table-cell ns41:value-type="string" table:style-name="TL Metadata" office:value-type="string">
            <text:p>van 19 tot 20 jaren.</text:p>
          </table:table-cell>
          <table:table-cell/>
          <table:table-cell ns41:value-type="float" table:style-name="TL Data" office:value="1540" office:value-type="float">
            <text:p>1,54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551" office:value-type="float">
            <text:p>1,551</text:p>
          </table:table-cell>
          <table:table-cell ns41:value-type="float" table:style-name="TL Data" office:value="1553" office:value-type="float">
            <text:p>1,55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1595" office:value-type="float">
            <text:p>1,595</text:p>
          </table:table-cell>
          <table:table-cell ns41:value-type="float" table:style-name="TL Data" office:value="3146" office:value-type="float">
            <text:p>3,14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29" office:value-type="float">
            <text:p>1829</text:p>
          </table:table-cell>
          <table:table-cell ns41:value-type="string" table:style-name="TL Metadata" office:value-type="string">
            <text:p>van 20 tot 21 jaren.</text:p>
          </table:table-cell>
          <table:table-cell/>
          <table:table-cell ns41:value-type="float" table:style-name="TL Data" office:value="1519" office:value-type="float">
            <text:p>1,51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556" office:value-type="float">
            <text:p>1,556</text:p>
          </table:table-cell>
          <table:table-cell ns41:value-type="float" table:style-name="TL Data" office:value="1462" office:value-type="float">
            <text:p>1,462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1551" office:value-type="float">
            <text:p>1,551</text:p>
          </table:table-cell>
          <table:table-cell ns41:value-type="float" table:style-name="TL Data" office:value="3107" office:value-type="float">
            <text:p>3,10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28" office:value-type="float">
            <text:p>1828</text:p>
          </table:table-cell>
          <table:table-cell ns41:value-type="string" table:style-name="TL Metadata" office:value-type="string">
            <text:p>van 21 tot 22 jaren.</text:p>
          </table:table-cell>
          <table:table-cell/>
          <table:table-cell ns41:value-type="float" table:style-name="TL Data" office:value="1337" office:value-type="float">
            <text:p>1,337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1399" office:value-type="float">
            <text:p>1,399</text:p>
          </table:table-cell>
          <table:table-cell ns41:value-type="float" table:style-name="TL Data" office:value="1188" office:value-type="float">
            <text:p>1,18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7" office:value-type="float">
            <text:p>1,307</text:p>
          </table:table-cell>
          <table:table-cell ns41:value-type="float" table:style-name="TL Data" office:value="2706" office:value-type="float">
            <text:p>2,70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27" office:value-type="float">
            <text:p>1827</text:p>
          </table:table-cell>
          <table:table-cell ns41:value-type="string" table:style-name="TL Metadata" office:value-type="string">
            <text:p>van 22 tot 23 jaren.</text:p>
          </table:table-cell>
          <table:table-cell/>
          <table:table-cell ns41:value-type="float" table:style-name="TL Data" office:value="1220" office:value-type="float">
            <text:p>1,22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11" office:value-type="float">
            <text:p>1,311</text:p>
          </table:table-cell>
          <table:table-cell ns41:value-type="float" table:style-name="TL Data" office:value="1131" office:value-type="float">
            <text:p>1,13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31" office:value-type="float">
            <text:p>1,331</text:p>
          </table:table-cell>
          <table:table-cell ns41:value-type="float" table:style-name="TL Data" office:value="2642" office:value-type="float">
            <text:p>2,64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26" office:value-type="float">
            <text:p>1826</text:p>
          </table:table-cell>
          <table:table-cell ns41:value-type="string" table:style-name="TL Metadata" office:value-type="string">
            <text:p>van 23 tot 24 jaren.</text:p>
          </table:table-cell>
          <table:table-cell/>
          <table:table-cell ns41:value-type="float" table:style-name="TL Data" office:value="1297" office:value-type="float">
            <text:p>1,29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9" office:value-type="float">
            <text:p>1,459</text:p>
          </table:table-cell>
          <table:table-cell ns41:value-type="float" table:style-name="TL Data" office:value="1065" office:value-type="float">
            <text:p>1,06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46" office:value-type="float">
            <text:p>1,346</text:p>
          </table:table-cell>
          <table:table-cell ns41:value-type="float" table:style-name="TL Data" office:value="2805" office:value-type="float">
            <text:p>2,80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25" office:value-type="float">
            <text:p>1825</text:p>
          </table:table-cell>
          <table:table-cell ns41:value-type="string" table:style-name="TL Metadata" office:value-type="string">
            <text:p>van 24 tot 25 jaren.</text:p>
          </table:table-cell>
          <table:table-cell/>
          <table:table-cell ns41:value-type="float" table:style-name="TL Data" office:value="1278" office:value-type="float">
            <text:p>1,27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22" office:value-type="float">
            <text:p>1,522</text:p>
          </table:table-cell>
          <table:table-cell ns41:value-type="float" table:style-name="TL Data" office:value="1047" office:value-type="float">
            <text:p>1,047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20" office:value-type="float">
            <text:p>1,420</text:p>
          </table:table-cell>
          <table:table-cell ns41:value-type="float" table:style-name="TL Data" office:value="2942" office:value-type="float">
            <text:p>2,94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24" office:value-type="float">
            <text:p>1824</text:p>
          </table:table-cell>
          <table:table-cell ns41:value-type="string" table:style-name="TL Metadata" office:value-type="string">
            <text:p>van 25 tot 26 jaren.</text:p>
          </table:table-cell>
          <table:table-cell/>
          <table:table-cell ns41:value-type="float" table:style-name="TL Data" office:value="1164" office:value-type="float">
            <text:p>1,164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12" office:value-type="float">
            <text:p>1,512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05" office:value-type="float">
            <text:p>1,505</text:p>
          </table:table-cell>
          <table:table-cell ns41:value-type="float" table:style-name="TL Data" office:value="3017" office:value-type="float">
            <text:p>3,01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23" office:value-type="float">
            <text:p>1823</text:p>
          </table:table-cell>
          <table:table-cell ns41:value-type="string" table:style-name="TL Metadata" office:value-type="string">
            <text:p>van 26 tot 27 jaren.</text:p>
          </table:table-cell>
          <table:table-cell/>
          <table:table-cell ns41:value-type="float" table:style-name="TL Data" office:value="1026" office:value-type="float">
            <text:p>1,02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71" office:value-type="float">
            <text:p>1,471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76" office:value-type="float">
            <text:p>1,476</text:p>
          </table:table-cell>
          <table:table-cell ns41:value-type="float" table:style-name="TL Data" office:value="2947" office:value-type="float">
            <text:p>2,94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22" office:value-type="float">
            <text:p>1822</text:p>
          </table:table-cell>
          <table:table-cell ns41:value-type="string" table:style-name="TL Metadata" office:value-type="string">
            <text:p>van 27 tot 28 jaren.</text:p>
          </table:table-cell>
          <table:table-cell/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43" office:value-type="float">
            <text:p>1,443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81" office:value-type="float">
            <text:p>1,381</text:p>
          </table:table-cell>
          <table:table-cell ns41:value-type="float" table:style-name="TL Data" office:value="2824" office:value-type="float">
            <text:p>2,82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21" office:value-type="float">
            <text:p>1821</text:p>
          </table:table-cell>
          <table:table-cell ns41:value-type="string" table:style-name="TL Metadata" office:value-type="string">
            <text:p>van 28 tot 29 jaren.</text:p>
          </table:table-cell>
          <table:table-cell/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35" office:value-type="float">
            <text:p>1,335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58" office:value-type="float">
            <text:p>1,258</text:p>
          </table:table-cell>
          <table:table-cell ns41:value-type="float" table:style-name="TL Data" office:value="2593" office:value-type="float">
            <text:p>2,59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20" office:value-type="float">
            <text:p>1820</text:p>
          </table:table-cell>
          <table:table-cell ns41:value-type="string" table:style-name="TL Metadata" office:value-type="string">
            <text:p>van 29 tot 30 jaren.</text:p>
          </table:table-cell>
          <table:table-cell/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30" office:value-type="float">
            <text:p>1,230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21" office:value-type="float">
            <text:p>1,121</text:p>
          </table:table-cell>
          <table:table-cell ns41:value-type="float" table:style-name="TL Data" office:value="2351" office:value-type="float">
            <text:p>2,35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19" office:value-type="float">
            <text:p>1819</text:p>
          </table:table-cell>
          <table:table-cell ns41:value-type="string" table:style-name="TL Metadata" office:value-type="string">
            <text:p>van 30 tot 31 jaren.</text:p>
          </table:table-cell>
          <table:table-cell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65" office:value-type="float">
            <text:p>1,265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11" office:value-type="float">
            <text:p>1,211</text:p>
          </table:table-cell>
          <table:table-cell ns41:value-type="float" table:style-name="TL Data" office:value="2476" office:value-type="float">
            <text:p>2,47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18" office:value-type="float">
            <text:p>1818</text:p>
          </table:table-cell>
          <table:table-cell ns41:value-type="string" table:style-name="TL Metadata" office:value-type="string">
            <text:p>van 31 tot 32 jaren.</text:p>
          </table:table-cell>
          <table:table-cell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05" office:value-type="float">
            <text:p>1,105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2159" office:value-type="float">
            <text:p>2,15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17" office:value-type="float">
            <text:p>1817</text:p>
          </table:table-cell>
          <table:table-cell ns41:value-type="string" table:style-name="TL Metadata" office:value-type="string">
            <text:p>van 32 tot 33 jaren.</text:p>
          </table:table-cell>
          <table:table-cell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87" office:value-type="float">
            <text:p>1,18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33" office:value-type="float">
            <text:p>1,133</text:p>
          </table:table-cell>
          <table:table-cell ns41:value-type="float" table:style-name="TL Data" office:value="2320" office:value-type="float">
            <text:p>2,32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16" office:value-type="float">
            <text:p>1816</text:p>
          </table:table-cell>
          <table:table-cell ns41:value-type="string" table:style-name="TL Metadata" office:value-type="string">
            <text:p>van 33 tot 34 jaren.</text:p>
          </table:table-cell>
          <table:table-cell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00" office:value-type="float">
            <text:p>1,200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213" office:value-type="float">
            <text:p>1,213</text:p>
          </table:table-cell>
          <table:table-cell ns41:value-type="float" table:style-name="TL Data" office:value="2413" office:value-type="float">
            <text:p>2,41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15" office:value-type="float">
            <text:p>1815</text:p>
          </table:table-cell>
          <table:table-cell ns41:value-type="string" table:style-name="TL Metadata" office:value-type="string">
            <text:p>van 34 tot 35 jaren.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12" office:value-type="float">
            <text:p>1,212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182" office:value-type="float">
            <text:p>1,182</text:p>
          </table:table-cell>
          <table:table-cell ns41:value-type="float" table:style-name="TL Data" office:value="2394" office:value-type="float">
            <text:p>2,39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14" office:value-type="float">
            <text:p>1814</text:p>
          </table:table-cell>
          <table:table-cell ns41:value-type="string" table:style-name="TL Metadata" office:value-type="string">
            <text:p>van 35 tot 36 jaren.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73" office:value-type="float">
            <text:p>1,17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145" office:value-type="float">
            <text:p>1,145</text:p>
          </table:table-cell>
          <table:table-cell ns41:value-type="float" table:style-name="TL Data" office:value="2318" office:value-type="float">
            <text:p>2,31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13" office:value-type="float">
            <text:p>1813</text:p>
          </table:table-cell>
          <table:table-cell ns41:value-type="string" table:style-name="TL Metadata" office:value-type="string">
            <text:p>van 36 tot 37 jaren.</text:p>
          </table:table-cell>
          <table:table-cell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64" office:value-type="float">
            <text:p>1,16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37" office:value-type="float">
            <text:p>1,137</text:p>
          </table:table-cell>
          <table:table-cell ns41:value-type="float" table:style-name="TL Data" office:value="2301" office:value-type="float">
            <text:p>2,30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12" office:value-type="float">
            <text:p>1812</text:p>
          </table:table-cell>
          <table:table-cell ns41:value-type="string" table:style-name="TL Metadata" office:value-type="string">
            <text:p>van 37 tot 38 jaren.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60" office:value-type="float">
            <text:p>1,060</text:p>
          </table:table-cell>
          <table:table-cell ns41:value-type="float" table:style-name="TL Data" office:value="2036" office:value-type="float">
            <text:p>2,03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11" office:value-type="float">
            <text:p>1811</text:p>
          </table:table-cell>
          <table:table-cell ns41:value-type="string" table:style-name="TL Metadata" office:value-type="string">
            <text:p>van 38 tot 39 jaren.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24" office:value-type="float">
            <text:p>1,024</text:p>
          </table:table-cell>
          <table:table-cell ns41:value-type="float" table:style-name="TL Data" office:value="1978" office:value-type="float">
            <text:p>1,97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10" office:value-type="float">
            <text:p>1810</text:p>
          </table:table-cell>
          <table:table-cell ns41:value-type="string" table:style-name="TL Metadata" office:value-type="string">
            <text:p>van 39 tot 40 jaren.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1850" office:value-type="float">
            <text:p>1,85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09" office:value-type="float">
            <text:p>1809</text:p>
          </table:table-cell>
          <table:table-cell ns41:value-type="string" table:style-name="TL Metadata" office:value-type="string">
            <text:p>van 40 tot 41 jaren.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1733" office:value-type="float">
            <text:p>1,73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08" office:value-type="float">
            <text:p>1808</text:p>
          </table:table-cell>
          <table:table-cell ns41:value-type="string" table:style-name="TL Metadata" office:value-type="string">
            <text:p>van 41 tot 42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1434" office:value-type="float">
            <text:p>1,43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07" office:value-type="float">
            <text:p>1807</text:p>
          </table:table-cell>
          <table:table-cell ns41:value-type="string" table:style-name="TL Metadata" office:value-type="string">
            <text:p>van 42 tot 43 jaren.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1504" office:value-type="float">
            <text:p>1,50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06" office:value-type="float">
            <text:p>1806</text:p>
          </table:table-cell>
          <table:table-cell ns41:value-type="string" table:style-name="TL Metadata" office:value-type="string">
            <text:p>van 43 tot 44 jaren.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1603" office:value-type="float">
            <text:p>1,60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05" office:value-type="float">
            <text:p>1805</text:p>
          </table:table-cell>
          <table:table-cell ns41:value-type="string" table:style-name="TL Metadata" office:value-type="string">
            <text:p>van 44 tot 45 jaren.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622" office:value-type="float">
            <text:p>1,62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04" office:value-type="float">
            <text:p>1804</text:p>
          </table:table-cell>
          <table:table-cell ns41:value-type="string" table:style-name="TL Metadata" office:value-type="string">
            <text:p>van 45 tot 46 jaren.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593" office:value-type="float">
            <text:p>1,59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03" office:value-type="float">
            <text:p>1803</text:p>
          </table:table-cell>
          <table:table-cell ns41:value-type="string" table:style-name="TL Metadata" office:value-type="string">
            <text:p>van 46 tot 47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624" office:value-type="float">
            <text:p>1,62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02" office:value-type="float">
            <text:p>1802</text:p>
          </table:table-cell>
          <table:table-cell ns41:value-type="string" table:style-name="TL Metadata" office:value-type="string">
            <text:p>van 47 tot 48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1640" office:value-type="float">
            <text:p>1,64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01" office:value-type="float">
            <text:p>1801</text:p>
          </table:table-cell>
          <table:table-cell ns41:value-type="string" table:style-name="TL Metadata" office:value-type="string">
            <text:p>van 48 tot 49 jaren.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1721" office:value-type="float">
            <text:p>1,72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800" office:value-type="float">
            <text:p>1800</text:p>
          </table:table-cell>
          <table:table-cell ns41:value-type="string" table:style-name="TL Metadata" office:value-type="string">
            <text:p>van 49 tot 50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675" office:value-type="float">
            <text:p>1,67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99" office:value-type="float">
            <text:p>1799</text:p>
          </table:table-cell>
          <table:table-cell ns41:value-type="string" table:style-name="TL Metadata" office:value-type="string">
            <text:p>van 50 tot 51 jaren.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1820" office:value-type="float">
            <text:p>1,82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table:style-name="TL Metadata"/>
          <table:table-cell ns41:value-type="string" table:style-name="TL Metadata" office:value-type="string">
            <text:p>Over te brengen</text:p>
          </table:table-cell>
          <table:table-cell/>
          <table:table-cell ns41:value-type="float" table:style-name="TL Data" office:value="50193" office:value-type="float">
            <text:p>50,193</text:p>
          </table:table-cell>
          <table:table-cell ns41:value-type="float" table:style-name="TL Data" office:value="18183" office:value-type="float">
            <text:p>18,183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69239" office:value-type="float">
            <text:p>69,239</text:p>
          </table:table-cell>
          <table:table-cell ns41:value-type="float" table:style-name="TL Data" office:value="48212" office:value-type="float">
            <text:p>48,212</text:p>
          </table:table-cell>
          <table:table-cell ns41:value-type="float" table:style-name="TL Data" office:value="18932" office:value-type="float">
            <text:p>18,932</text:p>
          </table:table-cell>
          <table:table-cell ns41:value-type="float" table:style-name="TL Data" office:value="1967" office:value-type="float">
            <text:p>1,967</text:p>
          </table:table-cell>
          <table:table-cell ns41:value-type="float" table:style-name="TL Data" office:value="69111" office:value-type="float">
            <text:p>69,111</text:p>
          </table:table-cell>
          <table:table-cell ns41:value-type="float" table:style-name="TL Data" office:value="138350" office:value-type="float">
            <text:p>138,35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98" office:value-type="float">
            <text:p>1798</text:p>
          </table:table-cell>
          <table:table-cell ns41:value-type="string" table:style-name="TL Metadata" office:value-type="string">
            <text:p>van 51 tot 52 jaren.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457" office:value-type="float">
            <text:p>1,45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97" office:value-type="float">
            <text:p>1797</text:p>
          </table:table-cell>
          <table:table-cell ns41:value-type="string" table:style-name="TL Metadata" office:value-type="string">
            <text:p>van 52 tot 53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1508" office:value-type="float">
            <text:p>1,50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96" office:value-type="float">
            <text:p>1796</text:p>
          </table:table-cell>
          <table:table-cell ns41:value-type="string" table:style-name="TL Metadata" office:value-type="string">
            <text:p>van 53 tot 54 jaren.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1389" office:value-type="float">
            <text:p>1,38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95" office:value-type="float">
            <text:p>1795</text:p>
          </table:table-cell>
          <table:table-cell ns41:value-type="string" table:style-name="TL Metadata" office:value-type="string">
            <text:p>van 54 tot 55 jaren.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1256" office:value-type="float">
            <text:p>1,25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94" office:value-type="float">
            <text:p>1794</text:p>
          </table:table-cell>
          <table:table-cell ns41:value-type="string" table:style-name="TL Metadata" office:value-type="string">
            <text:p>van 55 tot 56 jaren.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1216" office:value-type="float">
            <text:p>1,21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93" office:value-type="float">
            <text:p>1793</text:p>
          </table:table-cell>
          <table:table-cell ns41:value-type="string" table:style-name="TL Metadata" office:value-type="string">
            <text:p>van 56 tot 57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206" office:value-type="float">
            <text:p>1,20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92" office:value-type="float">
            <text:p>1792</text:p>
          </table:table-cell>
          <table:table-cell ns41:value-type="string" table:style-name="TL Metadata" office:value-type="string">
            <text:p>van 57 tot 58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200" office:value-type="float">
            <text:p>1,20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91" office:value-type="float">
            <text:p>1791</text:p>
          </table:table-cell>
          <table:table-cell ns41:value-type="string" table:style-name="TL Metadata" office:value-type="string">
            <text:p>van 58 tot 59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117" office:value-type="float">
            <text:p>1,11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90" office:value-type="float">
            <text:p>1790</text:p>
          </table:table-cell>
          <table:table-cell ns41:value-type="string" table:style-name="TL Metadata" office:value-type="string">
            <text:p>van 59 tot 60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1045" office:value-type="float">
            <text:p>1,04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89" office:value-type="float">
            <text:p>1789</text:p>
          </table:table-cell>
          <table:table-cell ns41:value-type="string" table:style-name="TL Metadata" office:value-type="string">
            <text:p>van 60 tot 61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936" office:value-type="float">
            <text:p>936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88" office:value-type="float">
            <text:p>1788</text:p>
          </table:table-cell>
          <table:table-cell ns41:value-type="string" table:style-name="TL Metadata" office:value-type="string">
            <text:p>van 61 tot 62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863" office:value-type="float">
            <text:p>86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87" office:value-type="float">
            <text:p>1787</text:p>
          </table:table-cell>
          <table:table-cell ns41:value-type="string" table:style-name="TL Metadata" office:value-type="string">
            <text:p>van 62 tot 63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998" office:value-type="float">
            <text:p>99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86" office:value-type="float">
            <text:p>1786</text:p>
          </table:table-cell>
          <table:table-cell ns41:value-type="string" table:style-name="TL Metadata" office:value-type="string">
            <text:p>van 63 tot 64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847" office:value-type="float">
            <text:p>84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85" office:value-type="float">
            <text:p>1785</text:p>
          </table:table-cell>
          <table:table-cell ns41:value-type="string" table:style-name="TL Metadata" office:value-type="string">
            <text:p>van 64 tot 65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850" office:value-type="float">
            <text:p>85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84" office:value-type="float">
            <text:p>1784</text:p>
          </table:table-cell>
          <table:table-cell ns41:value-type="string" table:style-name="TL Metadata" office:value-type="string">
            <text:p>van 65 tot 66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662" office:value-type="float">
            <text:p>66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83" office:value-type="float">
            <text:p>1783</text:p>
          </table:table-cell>
          <table:table-cell ns41:value-type="string" table:style-name="TL Metadata" office:value-type="string">
            <text:p>van 66 tot 67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543" office:value-type="float">
            <text:p>54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82" office:value-type="float">
            <text:p>1782</text:p>
          </table:table-cell>
          <table:table-cell ns41:value-type="string" table:style-name="TL Metadata" office:value-type="string">
            <text:p>van 67 tot 68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523" office:value-type="float">
            <text:p>52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81" office:value-type="float">
            <text:p>1781</text:p>
          </table:table-cell>
          <table:table-cell ns41:value-type="string" table:style-name="TL Metadata" office:value-type="string">
            <text:p>van 68 tot 69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71" office:value-type="float">
            <text:p>47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80" office:value-type="float">
            <text:p>1780</text:p>
          </table:table-cell>
          <table:table-cell ns41:value-type="string" table:style-name="TL Metadata" office:value-type="string">
            <text:p>van 69 tot 70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61" office:value-type="float">
            <text:p>46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79" office:value-type="float">
            <text:p>1779</text:p>
          </table:table-cell>
          <table:table-cell ns41:value-type="string" table:style-name="TL Metadata" office:value-type="string">
            <text:p>van 70 tot 71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437" office:value-type="float">
            <text:p>437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78" office:value-type="float">
            <text:p>1778</text:p>
          </table:table-cell>
          <table:table-cell ns41:value-type="string" table:style-name="TL Metadata" office:value-type="string">
            <text:p>van 71 tot 72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70" office:value-type="float">
            <text:p>37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77" office:value-type="float">
            <text:p>1777</text:p>
          </table:table-cell>
          <table:table-cell ns41:value-type="string" table:style-name="TL Metadata" office:value-type="string">
            <text:p>van 72 tot 73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81" office:value-type="float">
            <text:p>38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76" office:value-type="float">
            <text:p>1776</text:p>
          </table:table-cell>
          <table:table-cell ns41:value-type="string" table:style-name="TL Metadata" office:value-type="string">
            <text:p>van 73 tot 7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23" office:value-type="float">
            <text:p>32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75" office:value-type="float">
            <text:p>1775</text:p>
          </table:table-cell>
          <table:table-cell ns41:value-type="string" table:style-name="TL Metadata" office:value-type="string">
            <text:p>van 74 tot 75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59" office:value-type="float">
            <text:p>25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74" office:value-type="float">
            <text:p>1774</text:p>
          </table:table-cell>
          <table:table-cell ns41:value-type="string" table:style-name="TL Metadata" office:value-type="string">
            <text:p>van 75 tot 76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74" office:value-type="float">
            <text:p>27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73" office:value-type="float">
            <text:p>1773</text:p>
          </table:table-cell>
          <table:table-cell ns41:value-type="string" table:style-name="TL Metadata" office:value-type="string">
            <text:p>van 76 tot 77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41" office:value-type="float">
            <text:p>24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72" office:value-type="float">
            <text:p>1772</text:p>
          </table:table-cell>
          <table:table-cell ns41:value-type="string" table:style-name="TL Metadata" office:value-type="string">
            <text:p>van 77 tot 78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13" office:value-type="float">
            <text:p>21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71" office:value-type="float">
            <text:p>1771</text:p>
          </table:table-cell>
          <table:table-cell ns41:value-type="string" table:style-name="TL Metadata" office:value-type="string">
            <text:p>van 78 tot 7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70" office:value-type="float">
            <text:p>1770</text:p>
          </table:table-cell>
          <table:table-cell ns41:value-type="string" table:style-name="TL Metadata" office:value-type="string">
            <text:p>van 79 tot 80 jaren.</text:p>
          </table:table-cell>
          <table:table-cell/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93" office:value-type="float">
            <text:p>19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69" office:value-type="float">
            <text:p>1769</text:p>
          </table:table-cell>
          <table:table-cell ns41:value-type="string" table:style-name="TL Metadata" office:value-type="string">
            <text:p>van 80 tot 81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28" office:value-type="float">
            <text:p>12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68" office:value-type="float">
            <text:p>1768</text:p>
          </table:table-cell>
          <table:table-cell ns41:value-type="string" table:style-name="TL Metadata" office:value-type="string">
            <text:p>van 81 tot 8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8" office:value-type="float">
            <text:p>98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67" office:value-type="float">
            <text:p>1767</text:p>
          </table:table-cell>
          <table:table-cell ns41:value-type="string" table:style-name="TL Metadata" office:value-type="string">
            <text:p>van 82 tot 8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66" office:value-type="float">
            <text:p>1766</text:p>
          </table:table-cell>
          <table:table-cell ns41:value-type="string" table:style-name="TL Metadata" office:value-type="string">
            <text:p>van 83 tot 8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65" office:value-type="float">
            <text:p>1765</text:p>
          </table:table-cell>
          <table:table-cell ns41:value-type="string" table:style-name="TL Metadata" office:value-type="string">
            <text:p>van 84 tot 8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64" office:value-type="float">
            <text:p>1764</text:p>
          </table:table-cell>
          <table:table-cell ns41:value-type="string" table:style-name="TL Metadata" office:value-type="string">
            <text:p>van 85 tot 8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63" office:value-type="float">
            <text:p>1763</text:p>
          </table:table-cell>
          <table:table-cell ns41:value-type="string" table:style-name="TL Metadata" office:value-type="string">
            <text:p>van 86 tot 87 jaren.</text:p>
          </table:table-cell>
          <table:table-cell/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62" office:value-type="float">
            <text:p>1762</text:p>
          </table:table-cell>
          <table:table-cell ns41:value-type="string" table:style-name="TL Metadata" office:value-type="string">
            <text:p>van 87 tot 88 jaren.</text:p>
          </table:table-cell>
          <table:table-cell/>
          <table:table-cell table:style-name="TL Data"/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61" office:value-type="float">
            <text:p>1761</text:p>
          </table:table-cell>
          <table:table-cell ns41:value-type="string" table:style-name="TL Metadata" office:value-type="string">
            <text:p>van 88 tot 89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60" office:value-type="float">
            <text:p>1760</text:p>
          </table:table-cell>
          <table:table-cell ns41:value-type="string" table:style-name="TL Metadata" office:value-type="string">
            <text:p>van 89 tot 9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59" office:value-type="float">
            <text:p>1759</text:p>
          </table:table-cell>
          <table:table-cell ns41:value-type="string" table:style-name="TL Metadata" office:value-type="string">
            <text:p>van 90 tot 91 jaren.</text:p>
          </table:table-cell>
          <table:table-cell/>
          <table:table-cell table:style-name="TL Data"/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58" office:value-type="float">
            <text:p>1758</text:p>
          </table:table-cell>
          <table:table-cell ns41:value-type="string" table:style-name="TL Metadata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57" office:value-type="float">
            <text:p>1757</text:p>
          </table:table-cell>
          <table:table-cell ns41:value-type="string" table:style-name="TL Metadata" office:value-type="string">
            <text:p>van 92 tot 93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56" office:value-type="float">
            <text:p>1756</text:p>
          </table:table-cell>
          <table:table-cell ns41:value-type="string" table:style-name="TL Metadata" office:value-type="string">
            <text:p>van 93 tot 9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55" office:value-type="float">
            <text:p>1755</text:p>
          </table:table-cell>
          <table:table-cell ns41:value-type="string" table:style-name="TL Metadata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54" office:value-type="float">
            <text:p>1754</text:p>
          </table:table-cell>
          <table:table-cell ns41:value-type="string" table:style-name="TL Metadata" office:value-type="string">
            <text:p>van 95 tot 96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53" office:value-type="float">
            <text:p>1753</text:p>
          </table:table-cell>
          <table:table-cell ns41:value-type="string" table:style-name="TL Metadata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52" office:value-type="float">
            <text:p>1752</text:p>
          </table:table-cell>
          <table:table-cell ns41:value-type="string" table:style-name="TL Metadata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51" office:value-type="float">
            <text:p>1751</text:p>
          </table:table-cell>
          <table:table-cell ns41:value-type="string" table:style-name="TL Metadata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50" office:value-type="float">
            <text:p>1750</text:p>
          </table:table-cell>
          <table:table-cell ns41:value-type="string" table:style-name="TL Metadata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ns41:value-type="float" table:style-name="TL Metadata" office:value="1749" office:value-type="float">
            <text:p>1749</text:p>
          </table:table-cell>
          <table:table-cell ns41:value-type="string" table:style-name="TL Metadata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TL Metadata" office:value-type="string">
            <text:p>DE STEDEN EN HET PLATTE LAND VEREENIGD.</text:p>
          </table:table-cell>
          <table:table-cell table:style-name="TL Metadata"/>
          <table:table-cell ns41:value-type="string" table:style-name="TL Metadata" office:value-type="string">
            <text:p>Onbekende ouderdom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1">
          <table:table-cell ns41:value-type="string" table:style-name="TL Metadata" office:value-type="string">
            <text:p>DE STEDEN EN HET PLATTE LAND VEREENIGD.</text:p>
          </table:table-cell>
          <table:table-cell table:style-name="TL Metadata"/>
          <table:table-cell ns41:value-type="string" table:style-name="TL Metadata" office:value-type="string">
            <text:p>TOTAAL.</text:p>
          </table:table-cell>
          <table:table-cell/>
          <table:table-cell ns41:value-type="float" table:style-name="TL Data" office:value="50807" office:value-type="float">
            <text:p>50,807</text:p>
          </table:table-cell>
          <table:table-cell ns41:value-type="float" table:style-name="TL Data" office:value="25126" office:value-type="float">
            <text:p>25,126</text:p>
          </table:table-cell>
          <table:table-cell ns41:value-type="float" table:style-name="TL Data" office:value="2903" office:value-type="float">
            <text:p>2,903</text:p>
          </table:table-cell>
          <table:table-cell ns41:value-type="float" table:style-name="TL Data" office:value="78836" office:value-type="float">
            <text:p>78,836</text:p>
          </table:table-cell>
          <table:table-cell ns41:value-type="float" table:style-name="TL Data" office:value="49393" office:value-type="float">
            <text:p>49,393</text:p>
          </table:table-cell>
          <table:table-cell ns41:value-type="float" table:style-name="TL Data" office:value="25164" office:value-type="float">
            <text:p>25,164</text:p>
          </table:table-cell>
          <table:table-cell ns41:value-type="float" table:style-name="TL Data" office:value="6902" office:value-type="float">
            <text:p>6,902</text:p>
          </table:table-cell>
          <table:table-cell ns41:value-type="float" table:style-name="TL Data" office:value="81459" office:value-type="float">
            <text:p>81,459</text:p>
          </table:table-cell>
          <table:table-cell ns41:value-type="float" table:style-name="TL Data" office:value="160295" office:value-type="float">
            <text:p>160,295</text:p>
          </table:table-cell>
          <table:table-cell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5" table:default-cell-style-name="Default" table:number-columns-repeated="2"/>
        <table:table-column table:style-name="co7" table:default-cell-style-name="ce2"/>
        <table:table-column table:style-name="co5" table:default-cell-style-name="Default" table:number-columns-repeated="1021"/>
        <table:table-row table:style-name="ro3" table:number-rows-repeated="3">
          <table:table-cell table:number-columns-repeated="1024"/>
        </table:table-row>
        <table:table-row table:style-name="ro3">
          <table:table-cell ns41:value-type="string" table:style-name="ce59" office:value-type="string">
            <text:p>Editregel</text:p>
          </table:table-cell>
          <table:table-cell ns41:value-type="string" table:style-name="ce59" office:value-type="string">
            <text:p>Deel telling</text:p>
          </table:table-cell>
          <table:table-cell ns41:value-type="string" table:style-name="ce59" office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60" table:number-columns-repeated="3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TL Metadata" office:value="26921" office:value-type="float">
            <text:p>2692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01" office:value-type="float">
            <text:p>3805460040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22" office:value-type="float">
            <text:p>2692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02" office:value-type="float">
            <text:p>3805460040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23" office:value-type="float">
            <text:p>2692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03" office:value-type="float">
            <text:p>3805460040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24" office:value-type="float">
            <text:p>2692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04" office:value-type="float">
            <text:p>3805460040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25" office:value-type="float">
            <text:p>2692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05" office:value-type="float">
            <text:p>3805460040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26" office:value-type="float">
            <text:p>2692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06" office:value-type="float">
            <text:p>3805460040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27" office:value-type="float">
            <text:p>2692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07" office:value-type="float">
            <text:p>3805460040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28" office:value-type="float">
            <text:p>2692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08" office:value-type="float">
            <text:p>3805460040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29" office:value-type="float">
            <text:p>2692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09" office:value-type="float">
            <text:p>3805460040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30" office:value-type="float">
            <text:p>2693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10" office:value-type="float">
            <text:p>3805460040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31" office:value-type="float">
            <text:p>2693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11" office:value-type="float">
            <text:p>3805460040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32" office:value-type="float">
            <text:p>2693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12" office:value-type="float">
            <text:p>3805460040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33" office:value-type="float">
            <text:p>2693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13" office:value-type="float">
            <text:p>3805460040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34" office:value-type="float">
            <text:p>2693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14" office:value-type="float">
            <text:p>3805460040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35" office:value-type="float">
            <text:p>2693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15" office:value-type="float">
            <text:p>3805460040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36" office:value-type="float">
            <text:p>2693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16" office:value-type="float">
            <text:p>3805460040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37" office:value-type="float">
            <text:p>2693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17" office:value-type="float">
            <text:p>3805460040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38" office:value-type="float">
            <text:p>2693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18" office:value-type="float">
            <text:p>3805460040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39" office:value-type="float">
            <text:p>2693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19" office:value-type="float">
            <text:p>3805460040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40" office:value-type="float">
            <text:p>2694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20" office:value-type="float">
            <text:p>3805460040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41" office:value-type="float">
            <text:p>2694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21" office:value-type="float">
            <text:p>3805460040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42" office:value-type="float">
            <text:p>2694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22" office:value-type="float">
            <text:p>3805460040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43" office:value-type="float">
            <text:p>2694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23" office:value-type="float">
            <text:p>3805460040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44" office:value-type="float">
            <text:p>2694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24" office:value-type="float">
            <text:p>3805460040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45" office:value-type="float">
            <text:p>2694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25" office:value-type="float">
            <text:p>3805460040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46" office:value-type="float">
            <text:p>2694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26" office:value-type="float">
            <text:p>3805460040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47" office:value-type="float">
            <text:p>2694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27" office:value-type="float">
            <text:p>3805460040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48" office:value-type="float">
            <text:p>2694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28" office:value-type="float">
            <text:p>3805460040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49" office:value-type="float">
            <text:p>2694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29" office:value-type="float">
            <text:p>3805460040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50" office:value-type="float">
            <text:p>2695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30" office:value-type="float">
            <text:p>3805460040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51" office:value-type="float">
            <text:p>2695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31" office:value-type="float">
            <text:p>3805460040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52" office:value-type="float">
            <text:p>2695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32" office:value-type="float">
            <text:p>3805460040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53" office:value-type="float">
            <text:p>2695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33" office:value-type="float">
            <text:p>3805460040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54" office:value-type="float">
            <text:p>2695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34" office:value-type="float">
            <text:p>3805460040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55" office:value-type="float">
            <text:p>2695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35" office:value-type="float">
            <text:p>3805460040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56" office:value-type="float">
            <text:p>2695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36" office:value-type="float">
            <text:p>3805460040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57" office:value-type="float">
            <text:p>2695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37" office:value-type="float">
            <text:p>3805460040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58" office:value-type="float">
            <text:p>2695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38" office:value-type="float">
            <text:p>3805460040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59" office:value-type="float">
            <text:p>2695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39" office:value-type="float">
            <text:p>3805460040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60" office:value-type="float">
            <text:p>2696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40" office:value-type="float">
            <text:p>3805460040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61" office:value-type="float">
            <text:p>2696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41" office:value-type="float">
            <text:p>3805460040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62" office:value-type="float">
            <text:p>2696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42" office:value-type="float">
            <text:p>3805460040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63" office:value-type="float">
            <text:p>2696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43" office:value-type="float">
            <text:p>3805460040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64" office:value-type="float">
            <text:p>2696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44" office:value-type="float">
            <text:p>3805460040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65" office:value-type="float">
            <text:p>2696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45" office:value-type="float">
            <text:p>3805460040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66" office:value-type="float">
            <text:p>2696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46" office:value-type="float">
            <text:p>3805460040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67" office:value-type="float">
            <text:p>2696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47" office:value-type="float">
            <text:p>3805460040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68" office:value-type="float">
            <text:p>2696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48" office:value-type="float">
            <text:p>3805460040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69" office:value-type="float">
            <text:p>2696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49" office:value-type="float">
            <text:p>3805460040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70" office:value-type="float">
            <text:p>2697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50" office:value-type="float">
            <text:p>3805460040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71" office:value-type="float">
            <text:p>2697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51" office:value-type="float">
            <text:p>3805460040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72" office:value-type="float">
            <text:p>2697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52" office:value-type="float">
            <text:p>3805460040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73" office:value-type="float">
            <text:p>2697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53" office:value-type="float">
            <text:p>3805460040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74" office:value-type="float">
            <text:p>2697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54" office:value-type="float">
            <text:p>3805460040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75" office:value-type="float">
            <text:p>2697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55" office:value-type="float">
            <text:p>3805460040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76" office:value-type="float">
            <text:p>2697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56" office:value-type="float">
            <text:p>3805460040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77" office:value-type="float">
            <text:p>2697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57" office:value-type="float">
            <text:p>3805460040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78" office:value-type="float">
            <text:p>2697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58" office:value-type="float">
            <text:p>3805460040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79" office:value-type="float">
            <text:p>2697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59" office:value-type="float">
            <text:p>3805460040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80" office:value-type="float">
            <text:p>2698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60" office:value-type="float">
            <text:p>3805460040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81" office:value-type="float">
            <text:p>2698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61" office:value-type="float">
            <text:p>3805460040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82" office:value-type="float">
            <text:p>2698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62" office:value-type="float">
            <text:p>3805460040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83" office:value-type="float">
            <text:p>2698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63" office:value-type="float">
            <text:p>3805460040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84" office:value-type="float">
            <text:p>2698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64" office:value-type="float">
            <text:p>3805460040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85" office:value-type="float">
            <text:p>2698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65" office:value-type="float">
            <text:p>3805460040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86" office:value-type="float">
            <text:p>2698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66" office:value-type="float">
            <text:p>3805460040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87" office:value-type="float">
            <text:p>2698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67" office:value-type="float">
            <text:p>3805460040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88" office:value-type="float">
            <text:p>2698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68" office:value-type="float">
            <text:p>3805460040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89" office:value-type="float">
            <text:p>2698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69" office:value-type="float">
            <text:p>3805460040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90" office:value-type="float">
            <text:p>2699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70" office:value-type="float">
            <text:p>3805460040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91" office:value-type="float">
            <text:p>2699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71" office:value-type="float">
            <text:p>3805460040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92" office:value-type="float">
            <text:p>2699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72" office:value-type="float">
            <text:p>3805460040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93" office:value-type="float">
            <text:p>2699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73" office:value-type="float">
            <text:p>3805460040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94" office:value-type="float">
            <text:p>2699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74" office:value-type="float">
            <text:p>3805460040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95" office:value-type="float">
            <text:p>2699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75" office:value-type="float">
            <text:p>3805460040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96" office:value-type="float">
            <text:p>2699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76" office:value-type="float">
            <text:p>3805460040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97" office:value-type="float">
            <text:p>2699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77" office:value-type="float">
            <text:p>3805460040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98" office:value-type="float">
            <text:p>2699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78" office:value-type="float">
            <text:p>3805460040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6999" office:value-type="float">
            <text:p>2699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79" office:value-type="float">
            <text:p>3805460040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00" office:value-type="float">
            <text:p>2700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80" office:value-type="float">
            <text:p>3805460040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01" office:value-type="float">
            <text:p>2700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81" office:value-type="float">
            <text:p>3805460040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02" office:value-type="float">
            <text:p>2700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82" office:value-type="float">
            <text:p>3805460040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03" office:value-type="float">
            <text:p>2700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83" office:value-type="float">
            <text:p>3805460040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04" office:value-type="float">
            <text:p>2700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84" office:value-type="float">
            <text:p>3805460040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05" office:value-type="float">
            <text:p>2700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85" office:value-type="float">
            <text:p>3805460040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06" office:value-type="float">
            <text:p>2700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86" office:value-type="float">
            <text:p>3805460040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07" office:value-type="float">
            <text:p>2700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87" office:value-type="float">
            <text:p>3805460040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08" office:value-type="float">
            <text:p>2700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88" office:value-type="float">
            <text:p>3805460040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09" office:value-type="float">
            <text:p>2700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89" office:value-type="float">
            <text:p>3805460040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10" office:value-type="float">
            <text:p>2701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90" office:value-type="float">
            <text:p>3805460040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11" office:value-type="float">
            <text:p>2701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91" office:value-type="float">
            <text:p>3805460040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12" office:value-type="float">
            <text:p>2701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92" office:value-type="float">
            <text:p>3805460040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13" office:value-type="float">
            <text:p>2701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93" office:value-type="float">
            <text:p>3805460040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14" office:value-type="float">
            <text:p>2701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94" office:value-type="float">
            <text:p>3805460040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15" office:value-type="float">
            <text:p>2701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95" office:value-type="float">
            <text:p>3805460040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16" office:value-type="float">
            <text:p>2701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96" office:value-type="float">
            <text:p>3805460040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17" office:value-type="float">
            <text:p>2701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97" office:value-type="float">
            <text:p>3805460040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18" office:value-type="float">
            <text:p>2701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98" office:value-type="float">
            <text:p>3805460040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19" office:value-type="float">
            <text:p>2701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099" office:value-type="float">
            <text:p>3805460040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20" office:value-type="float">
            <text:p>2702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100" office:value-type="float">
            <text:p>3805460040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21" office:value-type="float">
            <text:p>2702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101" office:value-type="float">
            <text:p>3805460040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22" office:value-type="float">
            <text:p>2702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102" office:value-type="float">
            <text:p>3805460040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23" office:value-type="float">
            <text:p>2702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103" office:value-type="float">
            <text:p>3805460040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24" office:value-type="float">
            <text:p>2702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001104" office:value-type="float">
            <text:p>3805460040011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25" office:value-type="float">
            <text:p>2702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01" office:value-type="float">
            <text:p>3805460041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26" office:value-type="float">
            <text:p>2702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02" office:value-type="float">
            <text:p>3805460041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27" office:value-type="float">
            <text:p>2702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03" office:value-type="float">
            <text:p>3805460041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28" office:value-type="float">
            <text:p>2702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04" office:value-type="float">
            <text:p>3805460041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29" office:value-type="float">
            <text:p>2702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05" office:value-type="float">
            <text:p>3805460041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30" office:value-type="float">
            <text:p>2703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06" office:value-type="float">
            <text:p>3805460041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31" office:value-type="float">
            <text:p>2703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07" office:value-type="float">
            <text:p>3805460041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32" office:value-type="float">
            <text:p>2703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08" office:value-type="float">
            <text:p>3805460041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33" office:value-type="float">
            <text:p>2703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09" office:value-type="float">
            <text:p>3805460041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34" office:value-type="float">
            <text:p>2703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10" office:value-type="float">
            <text:p>3805460041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35" office:value-type="float">
            <text:p>2703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11" office:value-type="float">
            <text:p>3805460041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36" office:value-type="float">
            <text:p>2703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12" office:value-type="float">
            <text:p>3805460041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37" office:value-type="float">
            <text:p>2703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13" office:value-type="float">
            <text:p>3805460041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38" office:value-type="float">
            <text:p>2703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14" office:value-type="float">
            <text:p>3805460041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39" office:value-type="float">
            <text:p>2703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15" office:value-type="float">
            <text:p>3805460041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40" office:value-type="float">
            <text:p>2704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16" office:value-type="float">
            <text:p>3805460041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41" office:value-type="float">
            <text:p>2704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17" office:value-type="float">
            <text:p>3805460041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42" office:value-type="float">
            <text:p>2704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18" office:value-type="float">
            <text:p>3805460041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43" office:value-type="float">
            <text:p>2704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19" office:value-type="float">
            <text:p>3805460041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44" office:value-type="float">
            <text:p>2704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20" office:value-type="float">
            <text:p>3805460041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45" office:value-type="float">
            <text:p>2704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21" office:value-type="float">
            <text:p>3805460041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46" office:value-type="float">
            <text:p>2704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22" office:value-type="float">
            <text:p>3805460041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47" office:value-type="float">
            <text:p>2704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23" office:value-type="float">
            <text:p>3805460041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48" office:value-type="float">
            <text:p>2704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24" office:value-type="float">
            <text:p>3805460041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49" office:value-type="float">
            <text:p>2704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25" office:value-type="float">
            <text:p>3805460041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50" office:value-type="float">
            <text:p>2705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26" office:value-type="float">
            <text:p>3805460041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51" office:value-type="float">
            <text:p>2705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27" office:value-type="float">
            <text:p>3805460041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52" office:value-type="float">
            <text:p>2705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28" office:value-type="float">
            <text:p>3805460041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53" office:value-type="float">
            <text:p>2705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29" office:value-type="float">
            <text:p>3805460041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54" office:value-type="float">
            <text:p>2705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30" office:value-type="float">
            <text:p>3805460041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55" office:value-type="float">
            <text:p>2705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31" office:value-type="float">
            <text:p>3805460041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56" office:value-type="float">
            <text:p>2705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32" office:value-type="float">
            <text:p>3805460041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57" office:value-type="float">
            <text:p>2705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33" office:value-type="float">
            <text:p>3805460041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58" office:value-type="float">
            <text:p>2705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34" office:value-type="float">
            <text:p>3805460041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59" office:value-type="float">
            <text:p>2705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35" office:value-type="float">
            <text:p>3805460041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60" office:value-type="float">
            <text:p>2706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36" office:value-type="float">
            <text:p>3805460041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61" office:value-type="float">
            <text:p>2706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37" office:value-type="float">
            <text:p>3805460041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62" office:value-type="float">
            <text:p>2706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38" office:value-type="float">
            <text:p>3805460041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63" office:value-type="float">
            <text:p>2706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39" office:value-type="float">
            <text:p>3805460041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64" office:value-type="float">
            <text:p>2706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40" office:value-type="float">
            <text:p>3805460041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65" office:value-type="float">
            <text:p>2706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41" office:value-type="float">
            <text:p>3805460041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66" office:value-type="float">
            <text:p>2706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42" office:value-type="float">
            <text:p>3805460041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67" office:value-type="float">
            <text:p>2706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43" office:value-type="float">
            <text:p>3805460041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68" office:value-type="float">
            <text:p>2706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44" office:value-type="float">
            <text:p>3805460041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69" office:value-type="float">
            <text:p>2706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45" office:value-type="float">
            <text:p>3805460041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70" office:value-type="float">
            <text:p>2707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46" office:value-type="float">
            <text:p>3805460041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71" office:value-type="float">
            <text:p>2707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47" office:value-type="float">
            <text:p>3805460041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72" office:value-type="float">
            <text:p>2707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48" office:value-type="float">
            <text:p>3805460041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73" office:value-type="float">
            <text:p>2707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49" office:value-type="float">
            <text:p>3805460041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74" office:value-type="float">
            <text:p>2707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50" office:value-type="float">
            <text:p>3805460041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75" office:value-type="float">
            <text:p>2707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51" office:value-type="float">
            <text:p>3805460041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76" office:value-type="float">
            <text:p>2707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52" office:value-type="float">
            <text:p>3805460041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77" office:value-type="float">
            <text:p>2707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53" office:value-type="float">
            <text:p>3805460041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78" office:value-type="float">
            <text:p>2707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54" office:value-type="float">
            <text:p>3805460041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79" office:value-type="float">
            <text:p>2707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55" office:value-type="float">
            <text:p>3805460041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80" office:value-type="float">
            <text:p>2708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56" office:value-type="float">
            <text:p>3805460041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81" office:value-type="float">
            <text:p>2708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57" office:value-type="float">
            <text:p>3805460041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82" office:value-type="float">
            <text:p>2708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58" office:value-type="float">
            <text:p>3805460041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83" office:value-type="float">
            <text:p>2708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59" office:value-type="float">
            <text:p>3805460041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84" office:value-type="float">
            <text:p>2708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60" office:value-type="float">
            <text:p>3805460041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85" office:value-type="float">
            <text:p>2708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61" office:value-type="float">
            <text:p>3805460041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86" office:value-type="float">
            <text:p>2708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62" office:value-type="float">
            <text:p>3805460041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87" office:value-type="float">
            <text:p>2708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63" office:value-type="float">
            <text:p>3805460041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88" office:value-type="float">
            <text:p>2708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64" office:value-type="float">
            <text:p>3805460041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89" office:value-type="float">
            <text:p>2708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65" office:value-type="float">
            <text:p>3805460041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90" office:value-type="float">
            <text:p>2709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66" office:value-type="float">
            <text:p>3805460041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91" office:value-type="float">
            <text:p>2709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67" office:value-type="float">
            <text:p>3805460041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92" office:value-type="float">
            <text:p>2709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68" office:value-type="float">
            <text:p>3805460041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93" office:value-type="float">
            <text:p>2709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69" office:value-type="float">
            <text:p>3805460041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94" office:value-type="float">
            <text:p>2709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70" office:value-type="float">
            <text:p>3805460041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95" office:value-type="float">
            <text:p>2709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71" office:value-type="float">
            <text:p>3805460041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96" office:value-type="float">
            <text:p>2709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72" office:value-type="float">
            <text:p>3805460041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97" office:value-type="float">
            <text:p>2709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73" office:value-type="float">
            <text:p>3805460041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98" office:value-type="float">
            <text:p>2709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74" office:value-type="float">
            <text:p>3805460041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099" office:value-type="float">
            <text:p>2709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75" office:value-type="float">
            <text:p>3805460041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00" office:value-type="float">
            <text:p>2710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76" office:value-type="float">
            <text:p>3805460041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01" office:value-type="float">
            <text:p>2710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77" office:value-type="float">
            <text:p>3805460041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02" office:value-type="float">
            <text:p>2710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78" office:value-type="float">
            <text:p>3805460041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03" office:value-type="float">
            <text:p>2710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79" office:value-type="float">
            <text:p>3805460041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04" office:value-type="float">
            <text:p>2710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80" office:value-type="float">
            <text:p>3805460041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05" office:value-type="float">
            <text:p>2710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81" office:value-type="float">
            <text:p>3805460041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06" office:value-type="float">
            <text:p>2710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82" office:value-type="float">
            <text:p>3805460041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07" office:value-type="float">
            <text:p>2710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83" office:value-type="float">
            <text:p>3805460041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08" office:value-type="float">
            <text:p>2710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84" office:value-type="float">
            <text:p>3805460041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09" office:value-type="float">
            <text:p>2710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85" office:value-type="float">
            <text:p>3805460041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10" office:value-type="float">
            <text:p>2711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86" office:value-type="float">
            <text:p>3805460041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11" office:value-type="float">
            <text:p>2711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87" office:value-type="float">
            <text:p>3805460041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12" office:value-type="float">
            <text:p>2711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88" office:value-type="float">
            <text:p>3805460041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13" office:value-type="float">
            <text:p>2711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89" office:value-type="float">
            <text:p>3805460041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14" office:value-type="float">
            <text:p>2711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90" office:value-type="float">
            <text:p>3805460041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15" office:value-type="float">
            <text:p>2711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91" office:value-type="float">
            <text:p>3805460041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16" office:value-type="float">
            <text:p>2711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92" office:value-type="float">
            <text:p>3805460041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17" office:value-type="float">
            <text:p>2711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93" office:value-type="float">
            <text:p>3805460041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18" office:value-type="float">
            <text:p>2711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94" office:value-type="float">
            <text:p>3805460041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19" office:value-type="float">
            <text:p>2711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95" office:value-type="float">
            <text:p>3805460041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20" office:value-type="float">
            <text:p>2712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96" office:value-type="float">
            <text:p>3805460041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21" office:value-type="float">
            <text:p>2712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97" office:value-type="float">
            <text:p>3805460041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22" office:value-type="float">
            <text:p>2712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98" office:value-type="float">
            <text:p>3805460041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23" office:value-type="float">
            <text:p>2712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099" office:value-type="float">
            <text:p>3805460041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24" office:value-type="float">
            <text:p>2712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100" office:value-type="float">
            <text:p>3805460041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25" office:value-type="float">
            <text:p>2712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101" office:value-type="float">
            <text:p>3805460041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26" office:value-type="float">
            <text:p>2712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102" office:value-type="float">
            <text:p>3805460041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27" office:value-type="float">
            <text:p>2712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103" office:value-type="float">
            <text:p>3805460041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28" office:value-type="float">
            <text:p>2712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6004101104" office:value-type="float">
            <text:p>3805460041011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29" office:value-type="float">
            <text:p>2712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01" office:value-type="float">
            <text:p>3805470042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30" office:value-type="float">
            <text:p>2713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02" office:value-type="float">
            <text:p>3805470042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31" office:value-type="float">
            <text:p>2713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03" office:value-type="float">
            <text:p>3805470042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32" office:value-type="float">
            <text:p>2713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04" office:value-type="float">
            <text:p>3805470042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33" office:value-type="float">
            <text:p>2713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05" office:value-type="float">
            <text:p>3805470042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34" office:value-type="float">
            <text:p>2713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06" office:value-type="float">
            <text:p>3805470042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35" office:value-type="float">
            <text:p>2713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07" office:value-type="float">
            <text:p>3805470042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36" office:value-type="float">
            <text:p>2713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08" office:value-type="float">
            <text:p>3805470042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37" office:value-type="float">
            <text:p>2713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09" office:value-type="float">
            <text:p>3805470042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38" office:value-type="float">
            <text:p>2713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10" office:value-type="float">
            <text:p>3805470042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39" office:value-type="float">
            <text:p>2713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11" office:value-type="float">
            <text:p>3805470042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40" office:value-type="float">
            <text:p>2714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12" office:value-type="float">
            <text:p>3805470042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41" office:value-type="float">
            <text:p>2714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13" office:value-type="float">
            <text:p>3805470042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42" office:value-type="float">
            <text:p>2714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14" office:value-type="float">
            <text:p>3805470042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43" office:value-type="float">
            <text:p>2714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15" office:value-type="float">
            <text:p>3805470042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44" office:value-type="float">
            <text:p>2714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16" office:value-type="float">
            <text:p>3805470042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45" office:value-type="float">
            <text:p>2714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17" office:value-type="float">
            <text:p>3805470042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46" office:value-type="float">
            <text:p>2714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18" office:value-type="float">
            <text:p>3805470042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47" office:value-type="float">
            <text:p>2714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19" office:value-type="float">
            <text:p>3805470042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48" office:value-type="float">
            <text:p>2714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20" office:value-type="float">
            <text:p>3805470042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49" office:value-type="float">
            <text:p>2714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21" office:value-type="float">
            <text:p>3805470042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50" office:value-type="float">
            <text:p>2715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22" office:value-type="float">
            <text:p>3805470042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51" office:value-type="float">
            <text:p>2715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23" office:value-type="float">
            <text:p>3805470042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52" office:value-type="float">
            <text:p>2715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24" office:value-type="float">
            <text:p>3805470042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53" office:value-type="float">
            <text:p>2715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25" office:value-type="float">
            <text:p>3805470042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54" office:value-type="float">
            <text:p>2715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26" office:value-type="float">
            <text:p>3805470042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55" office:value-type="float">
            <text:p>2715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27" office:value-type="float">
            <text:p>3805470042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56" office:value-type="float">
            <text:p>2715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28" office:value-type="float">
            <text:p>3805470042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57" office:value-type="float">
            <text:p>2715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29" office:value-type="float">
            <text:p>3805470042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58" office:value-type="float">
            <text:p>2715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30" office:value-type="float">
            <text:p>3805470042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59" office:value-type="float">
            <text:p>2715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31" office:value-type="float">
            <text:p>3805470042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60" office:value-type="float">
            <text:p>2716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32" office:value-type="float">
            <text:p>3805470042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61" office:value-type="float">
            <text:p>2716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33" office:value-type="float">
            <text:p>3805470042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62" office:value-type="float">
            <text:p>2716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34" office:value-type="float">
            <text:p>3805470042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63" office:value-type="float">
            <text:p>2716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35" office:value-type="float">
            <text:p>3805470042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64" office:value-type="float">
            <text:p>2716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36" office:value-type="float">
            <text:p>3805470042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65" office:value-type="float">
            <text:p>2716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37" office:value-type="float">
            <text:p>3805470042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66" office:value-type="float">
            <text:p>2716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38" office:value-type="float">
            <text:p>3805470042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67" office:value-type="float">
            <text:p>2716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39" office:value-type="float">
            <text:p>3805470042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68" office:value-type="float">
            <text:p>2716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40" office:value-type="float">
            <text:p>3805470042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69" office:value-type="float">
            <text:p>2716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41" office:value-type="float">
            <text:p>3805470042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70" office:value-type="float">
            <text:p>2717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42" office:value-type="float">
            <text:p>3805470042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71" office:value-type="float">
            <text:p>2717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43" office:value-type="float">
            <text:p>3805470042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72" office:value-type="float">
            <text:p>2717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44" office:value-type="float">
            <text:p>3805470042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73" office:value-type="float">
            <text:p>2717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45" office:value-type="float">
            <text:p>3805470042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74" office:value-type="float">
            <text:p>2717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46" office:value-type="float">
            <text:p>3805470042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75" office:value-type="float">
            <text:p>2717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47" office:value-type="float">
            <text:p>3805470042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76" office:value-type="float">
            <text:p>2717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48" office:value-type="float">
            <text:p>3805470042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77" office:value-type="float">
            <text:p>2717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49" office:value-type="float">
            <text:p>3805470042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78" office:value-type="float">
            <text:p>2717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50" office:value-type="float">
            <text:p>3805470042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79" office:value-type="float">
            <text:p>2717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51" office:value-type="float">
            <text:p>3805470042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80" office:value-type="float">
            <text:p>2718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52" office:value-type="float">
            <text:p>3805470042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81" office:value-type="float">
            <text:p>2718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53" office:value-type="float">
            <text:p>3805470042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82" office:value-type="float">
            <text:p>2718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54" office:value-type="float">
            <text:p>3805470042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83" office:value-type="float">
            <text:p>2718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55" office:value-type="float">
            <text:p>3805470042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84" office:value-type="float">
            <text:p>2718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56" office:value-type="float">
            <text:p>3805470042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85" office:value-type="float">
            <text:p>2718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57" office:value-type="float">
            <text:p>3805470042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86" office:value-type="float">
            <text:p>2718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58" office:value-type="float">
            <text:p>3805470042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87" office:value-type="float">
            <text:p>2718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59" office:value-type="float">
            <text:p>3805470042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88" office:value-type="float">
            <text:p>2718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60" office:value-type="float">
            <text:p>3805470042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89" office:value-type="float">
            <text:p>2718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61" office:value-type="float">
            <text:p>3805470042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90" office:value-type="float">
            <text:p>2719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62" office:value-type="float">
            <text:p>3805470042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91" office:value-type="float">
            <text:p>2719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63" office:value-type="float">
            <text:p>3805470042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92" office:value-type="float">
            <text:p>2719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64" office:value-type="float">
            <text:p>3805470042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93" office:value-type="float">
            <text:p>2719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65" office:value-type="float">
            <text:p>3805470042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94" office:value-type="float">
            <text:p>2719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66" office:value-type="float">
            <text:p>3805470042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95" office:value-type="float">
            <text:p>2719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67" office:value-type="float">
            <text:p>3805470042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96" office:value-type="float">
            <text:p>2719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68" office:value-type="float">
            <text:p>3805470042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97" office:value-type="float">
            <text:p>2719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69" office:value-type="float">
            <text:p>3805470042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98" office:value-type="float">
            <text:p>2719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70" office:value-type="float">
            <text:p>3805470042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199" office:value-type="float">
            <text:p>2719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71" office:value-type="float">
            <text:p>3805470042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00" office:value-type="float">
            <text:p>2720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72" office:value-type="float">
            <text:p>3805470042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01" office:value-type="float">
            <text:p>2720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73" office:value-type="float">
            <text:p>3805470042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02" office:value-type="float">
            <text:p>2720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74" office:value-type="float">
            <text:p>3805470042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03" office:value-type="float">
            <text:p>2720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75" office:value-type="float">
            <text:p>3805470042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04" office:value-type="float">
            <text:p>2720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76" office:value-type="float">
            <text:p>3805470042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05" office:value-type="float">
            <text:p>2720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77" office:value-type="float">
            <text:p>3805470042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06" office:value-type="float">
            <text:p>2720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78" office:value-type="float">
            <text:p>3805470042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07" office:value-type="float">
            <text:p>2720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79" office:value-type="float">
            <text:p>3805470042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08" office:value-type="float">
            <text:p>2720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80" office:value-type="float">
            <text:p>3805470042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09" office:value-type="float">
            <text:p>2720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81" office:value-type="float">
            <text:p>3805470042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10" office:value-type="float">
            <text:p>2721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82" office:value-type="float">
            <text:p>3805470042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11" office:value-type="float">
            <text:p>2721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83" office:value-type="float">
            <text:p>3805470042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12" office:value-type="float">
            <text:p>2721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84" office:value-type="float">
            <text:p>3805470042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13" office:value-type="float">
            <text:p>2721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85" office:value-type="float">
            <text:p>3805470042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14" office:value-type="float">
            <text:p>2721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86" office:value-type="float">
            <text:p>3805470042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15" office:value-type="float">
            <text:p>2721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87" office:value-type="float">
            <text:p>3805470042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16" office:value-type="float">
            <text:p>2721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88" office:value-type="float">
            <text:p>3805470042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17" office:value-type="float">
            <text:p>2721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89" office:value-type="float">
            <text:p>3805470042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18" office:value-type="float">
            <text:p>2721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90" office:value-type="float">
            <text:p>3805470042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19" office:value-type="float">
            <text:p>2721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91" office:value-type="float">
            <text:p>3805470042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20" office:value-type="float">
            <text:p>2722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92" office:value-type="float">
            <text:p>3805470042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21" office:value-type="float">
            <text:p>2722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93" office:value-type="float">
            <text:p>3805470042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22" office:value-type="float">
            <text:p>2722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94" office:value-type="float">
            <text:p>3805470042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23" office:value-type="float">
            <text:p>2722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95" office:value-type="float">
            <text:p>3805470042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24" office:value-type="float">
            <text:p>2722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96" office:value-type="float">
            <text:p>3805470042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25" office:value-type="float">
            <text:p>2722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97" office:value-type="float">
            <text:p>3805470042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26" office:value-type="float">
            <text:p>2722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98" office:value-type="float">
            <text:p>3805470042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27" office:value-type="float">
            <text:p>2722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099" office:value-type="float">
            <text:p>3805470042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28" office:value-type="float">
            <text:p>2722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100" office:value-type="float">
            <text:p>3805470042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29" office:value-type="float">
            <text:p>2722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101" office:value-type="float">
            <text:p>3805470042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30" office:value-type="float">
            <text:p>2723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102" office:value-type="float">
            <text:p>3805470042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31" office:value-type="float">
            <text:p>2723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103" office:value-type="float">
            <text:p>3805470042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32" office:value-type="float">
            <text:p>2723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201104" office:value-type="float">
            <text:p>3805470042011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33" office:value-type="float">
            <text:p>2723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01" office:value-type="float">
            <text:p>3805470043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34" office:value-type="float">
            <text:p>2723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02" office:value-type="float">
            <text:p>3805470043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35" office:value-type="float">
            <text:p>2723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03" office:value-type="float">
            <text:p>3805470043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36" office:value-type="float">
            <text:p>2723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04" office:value-type="float">
            <text:p>3805470043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37" office:value-type="float">
            <text:p>2723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05" office:value-type="float">
            <text:p>3805470043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38" office:value-type="float">
            <text:p>2723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06" office:value-type="float">
            <text:p>3805470043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39" office:value-type="float">
            <text:p>2723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07" office:value-type="float">
            <text:p>3805470043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40" office:value-type="float">
            <text:p>2724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08" office:value-type="float">
            <text:p>3805470043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41" office:value-type="float">
            <text:p>2724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09" office:value-type="float">
            <text:p>3805470043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42" office:value-type="float">
            <text:p>2724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10" office:value-type="float">
            <text:p>3805470043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43" office:value-type="float">
            <text:p>2724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11" office:value-type="float">
            <text:p>3805470043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44" office:value-type="float">
            <text:p>2724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12" office:value-type="float">
            <text:p>3805470043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45" office:value-type="float">
            <text:p>2724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13" office:value-type="float">
            <text:p>3805470043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46" office:value-type="float">
            <text:p>2724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14" office:value-type="float">
            <text:p>3805470043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47" office:value-type="float">
            <text:p>2724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15" office:value-type="float">
            <text:p>3805470043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48" office:value-type="float">
            <text:p>2724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16" office:value-type="float">
            <text:p>3805470043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49" office:value-type="float">
            <text:p>2724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17" office:value-type="float">
            <text:p>3805470043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50" office:value-type="float">
            <text:p>2725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18" office:value-type="float">
            <text:p>3805470043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51" office:value-type="float">
            <text:p>2725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19" office:value-type="float">
            <text:p>3805470043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52" office:value-type="float">
            <text:p>2725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20" office:value-type="float">
            <text:p>3805470043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53" office:value-type="float">
            <text:p>2725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21" office:value-type="float">
            <text:p>3805470043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54" office:value-type="float">
            <text:p>2725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22" office:value-type="float">
            <text:p>3805470043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55" office:value-type="float">
            <text:p>2725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23" office:value-type="float">
            <text:p>3805470043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56" office:value-type="float">
            <text:p>2725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24" office:value-type="float">
            <text:p>3805470043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57" office:value-type="float">
            <text:p>2725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25" office:value-type="float">
            <text:p>3805470043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58" office:value-type="float">
            <text:p>2725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26" office:value-type="float">
            <text:p>3805470043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59" office:value-type="float">
            <text:p>2725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27" office:value-type="float">
            <text:p>3805470043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60" office:value-type="float">
            <text:p>2726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28" office:value-type="float">
            <text:p>3805470043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61" office:value-type="float">
            <text:p>2726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29" office:value-type="float">
            <text:p>3805470043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62" office:value-type="float">
            <text:p>2726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30" office:value-type="float">
            <text:p>3805470043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63" office:value-type="float">
            <text:p>2726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31" office:value-type="float">
            <text:p>3805470043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64" office:value-type="float">
            <text:p>2726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32" office:value-type="float">
            <text:p>3805470043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65" office:value-type="float">
            <text:p>2726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33" office:value-type="float">
            <text:p>3805470043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66" office:value-type="float">
            <text:p>2726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34" office:value-type="float">
            <text:p>3805470043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67" office:value-type="float">
            <text:p>2726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35" office:value-type="float">
            <text:p>3805470043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68" office:value-type="float">
            <text:p>2726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36" office:value-type="float">
            <text:p>3805470043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69" office:value-type="float">
            <text:p>2726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37" office:value-type="float">
            <text:p>3805470043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70" office:value-type="float">
            <text:p>2727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38" office:value-type="float">
            <text:p>3805470043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71" office:value-type="float">
            <text:p>2727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39" office:value-type="float">
            <text:p>3805470043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72" office:value-type="float">
            <text:p>2727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40" office:value-type="float">
            <text:p>3805470043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73" office:value-type="float">
            <text:p>2727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41" office:value-type="float">
            <text:p>3805470043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74" office:value-type="float">
            <text:p>2727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42" office:value-type="float">
            <text:p>3805470043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75" office:value-type="float">
            <text:p>2727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43" office:value-type="float">
            <text:p>3805470043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76" office:value-type="float">
            <text:p>2727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44" office:value-type="float">
            <text:p>3805470043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77" office:value-type="float">
            <text:p>2727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45" office:value-type="float">
            <text:p>3805470043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78" office:value-type="float">
            <text:p>2727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46" office:value-type="float">
            <text:p>3805470043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79" office:value-type="float">
            <text:p>2727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47" office:value-type="float">
            <text:p>3805470043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80" office:value-type="float">
            <text:p>2728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48" office:value-type="float">
            <text:p>3805470043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81" office:value-type="float">
            <text:p>2728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49" office:value-type="float">
            <text:p>3805470043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82" office:value-type="float">
            <text:p>2728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50" office:value-type="float">
            <text:p>3805470043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83" office:value-type="float">
            <text:p>2728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51" office:value-type="float">
            <text:p>3805470043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84" office:value-type="float">
            <text:p>2728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52" office:value-type="float">
            <text:p>3805470043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85" office:value-type="float">
            <text:p>2728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53" office:value-type="float">
            <text:p>3805470043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86" office:value-type="float">
            <text:p>2728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54" office:value-type="float">
            <text:p>3805470043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87" office:value-type="float">
            <text:p>2728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55" office:value-type="float">
            <text:p>3805470043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88" office:value-type="float">
            <text:p>2728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56" office:value-type="float">
            <text:p>3805470043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89" office:value-type="float">
            <text:p>2728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57" office:value-type="float">
            <text:p>3805470043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90" office:value-type="float">
            <text:p>2729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58" office:value-type="float">
            <text:p>3805470043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91" office:value-type="float">
            <text:p>2729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59" office:value-type="float">
            <text:p>3805470043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92" office:value-type="float">
            <text:p>2729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60" office:value-type="float">
            <text:p>3805470043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93" office:value-type="float">
            <text:p>2729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61" office:value-type="float">
            <text:p>3805470043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94" office:value-type="float">
            <text:p>2729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62" office:value-type="float">
            <text:p>3805470043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95" office:value-type="float">
            <text:p>2729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63" office:value-type="float">
            <text:p>3805470043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96" office:value-type="float">
            <text:p>2729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64" office:value-type="float">
            <text:p>3805470043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97" office:value-type="float">
            <text:p>2729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65" office:value-type="float">
            <text:p>3805470043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98" office:value-type="float">
            <text:p>2729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66" office:value-type="float">
            <text:p>3805470043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299" office:value-type="float">
            <text:p>2729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67" office:value-type="float">
            <text:p>3805470043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00" office:value-type="float">
            <text:p>2730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68" office:value-type="float">
            <text:p>3805470043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01" office:value-type="float">
            <text:p>2730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69" office:value-type="float">
            <text:p>3805470043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02" office:value-type="float">
            <text:p>2730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70" office:value-type="float">
            <text:p>3805470043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03" office:value-type="float">
            <text:p>2730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71" office:value-type="float">
            <text:p>3805470043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04" office:value-type="float">
            <text:p>2730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72" office:value-type="float">
            <text:p>3805470043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05" office:value-type="float">
            <text:p>2730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73" office:value-type="float">
            <text:p>3805470043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06" office:value-type="float">
            <text:p>2730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74" office:value-type="float">
            <text:p>3805470043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07" office:value-type="float">
            <text:p>2730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75" office:value-type="float">
            <text:p>3805470043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08" office:value-type="float">
            <text:p>2730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76" office:value-type="float">
            <text:p>3805470043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09" office:value-type="float">
            <text:p>2730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77" office:value-type="float">
            <text:p>3805470043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10" office:value-type="float">
            <text:p>2731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78" office:value-type="float">
            <text:p>3805470043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11" office:value-type="float">
            <text:p>2731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79" office:value-type="float">
            <text:p>3805470043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12" office:value-type="float">
            <text:p>2731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80" office:value-type="float">
            <text:p>3805470043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13" office:value-type="float">
            <text:p>2731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81" office:value-type="float">
            <text:p>3805470043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14" office:value-type="float">
            <text:p>2731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82" office:value-type="float">
            <text:p>3805470043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15" office:value-type="float">
            <text:p>2731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83" office:value-type="float">
            <text:p>3805470043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16" office:value-type="float">
            <text:p>2731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84" office:value-type="float">
            <text:p>3805470043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17" office:value-type="float">
            <text:p>2731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85" office:value-type="float">
            <text:p>3805470043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18" office:value-type="float">
            <text:p>2731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86" office:value-type="float">
            <text:p>3805470043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19" office:value-type="float">
            <text:p>2731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87" office:value-type="float">
            <text:p>3805470043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20" office:value-type="float">
            <text:p>2732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88" office:value-type="float">
            <text:p>3805470043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21" office:value-type="float">
            <text:p>2732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89" office:value-type="float">
            <text:p>3805470043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22" office:value-type="float">
            <text:p>2732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90" office:value-type="float">
            <text:p>3805470043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23" office:value-type="float">
            <text:p>2732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91" office:value-type="float">
            <text:p>3805470043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24" office:value-type="float">
            <text:p>2732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92" office:value-type="float">
            <text:p>3805470043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25" office:value-type="float">
            <text:p>2732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93" office:value-type="float">
            <text:p>3805470043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26" office:value-type="float">
            <text:p>2732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94" office:value-type="float">
            <text:p>3805470043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27" office:value-type="float">
            <text:p>27327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95" office:value-type="float">
            <text:p>3805470043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28" office:value-type="float">
            <text:p>27328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96" office:value-type="float">
            <text:p>3805470043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29" office:value-type="float">
            <text:p>27329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97" office:value-type="float">
            <text:p>3805470043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30" office:value-type="float">
            <text:p>27330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98" office:value-type="float">
            <text:p>3805470043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31" office:value-type="float">
            <text:p>27331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099" office:value-type="float">
            <text:p>3805470043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32" office:value-type="float">
            <text:p>27332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100" office:value-type="float">
            <text:p>3805470043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33" office:value-type="float">
            <text:p>27333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101" office:value-type="float">
            <text:p>3805470043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34" office:value-type="float">
            <text:p>27334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102" office:value-type="float">
            <text:p>3805470043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35" office:value-type="float">
            <text:p>27335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103" office:value-type="float">
            <text:p>3805470043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27336" office:value-type="float">
            <text:p>27336</text:p>
          </table:table-cell>
          <table:table-cell ns41:value-type="string" table:style-name="TL Metadata" office:value-type="string">
            <text:p>Ze-3edl</text:p>
          </table:table-cell>
          <table:table-cell ns41:value-type="float" table:style-name="TL Metadata" office:value="380547004301104" office:value-type="float">
            <text:p>380547004301104</text:p>
          </table:table-cell>
          <table:table-cell table:number-columns-repeated="1021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41:47</meta:creation-date>
    <dc:creator>Yamit</dc:creator>
    <dc:date>2004-12-16T12:38:24</dc:date>
    <meta:document-statistic meta:object-count="0" meta:cell-count="5879" meta:table-count="2"/>
    <meta:generator>ODFPY/1.3.0dev</meta:generator>
  </office:meta>
</office:document-meta>
</file>